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cm" fo:margin-right="0cm" fo:margin-top="0cm" fo:margin-bottom="0cm" loext:contextual-spacing="false" fo:text-indent="-4.602cm" style:auto-text-indent="false">
        <style:tab-stops>
          <style:tab-stop style:position="-4.011cm"/>
          <style:tab-stop style:position="2.041c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0.801cm"/>
          <style:tab-stop style:position="5.087cm"/>
        </style:tab-stops>
      </style:paragraph-properties>
    </style:style>
    <style:style style:name="P8" style:family="paragraph" style:parent-style-name="example">
      <style:paragraph-properties>
        <style:tab-stops>
          <style:tab-stop style:position="0.801cm"/>
          <style:tab-stop style:position="5.087cm"/>
        </style:tab-stops>
      </style:paragraph-properties>
      <style:text-properties officeooo:paragraph-rsid="0038977b"/>
    </style:style>
    <style:style style:name="P9" style:family="paragraph" style:parent-style-name="example">
      <style:paragraph-properties>
        <style:tab-stops>
          <style:tab-stop style:position="0.801cm"/>
          <style:tab-stop style:position="5.087c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0.801cm"/>
          <style:tab-stop style:position="5.087c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de941d" officeooo:paragraph-rsid="00de941d"/>
    </style:style>
    <style:style style:name="P43" style:family="paragraph" style:parent-style-name="Text_20_body">
      <style:text-properties fo:font-style="normal" fo:font-weight="normal" style:font-style-asian="normal" style:font-weight-asian="normal" style:font-style-complex="normal" style:font-weight-complex="normal"/>
    </style:style>
    <style:style style:name="P44"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5" style:family="paragraph" style:parent-style-name="Text_20_body">
      <style:text-properties fo:font-style="italic" fo:font-weight="normal" style:font-style-asian="italic" style:font-weight-asian="normal" style:font-style-complex="italic" style:font-weight-complex="normal"/>
    </style:style>
    <style:style style:name="P46" style:family="paragraph" style:parent-style-name="Text_20_body">
      <style:text-properties officeooo:rsid="001e9400" officeooo:paragraph-rsid="001e9400"/>
    </style:style>
    <style:style style:name="P47" style:family="paragraph" style:parent-style-name="Text_20_body">
      <style:text-properties officeooo:rsid="002397cf" officeooo:paragraph-rsid="002397cf"/>
    </style:style>
    <style:style style:name="P48" style:family="paragraph" style:parent-style-name="Text_20_body">
      <style:text-properties officeooo:rsid="001cfea7" officeooo:paragraph-rsid="001cfea7"/>
    </style:style>
    <style:style style:name="P49" style:family="paragraph" style:parent-style-name="Text_20_body">
      <style:text-properties officeooo:rsid="002b52c8" officeooo:paragraph-rsid="002b52c8"/>
    </style:style>
    <style:style style:name="P50" style:family="paragraph" style:parent-style-name="Text_20_body">
      <style:text-properties officeooo:rsid="002bcf29" officeooo:paragraph-rsid="002bcf29"/>
    </style:style>
    <style:style style:name="P51" style:family="paragraph" style:parent-style-name="Text_20_body">
      <style:text-properties officeooo:rsid="002cfd58" officeooo:paragraph-rsid="002cfd58"/>
    </style:style>
    <style:style style:name="P52" style:family="paragraph" style:parent-style-name="Text_20_body">
      <style:text-properties officeooo:rsid="002de59e" officeooo:paragraph-rsid="002de59e"/>
    </style:style>
    <style:style style:name="P53" style:family="paragraph" style:parent-style-name="Text_20_body">
      <style:text-properties officeooo:rsid="002e0aba" officeooo:paragraph-rsid="002e0aba"/>
    </style:style>
    <style:style style:name="P54" style:family="paragraph" style:parent-style-name="Text_20_body">
      <style:text-properties officeooo:rsid="002f597a" officeooo:paragraph-rsid="002f597a"/>
    </style:style>
    <style:style style:name="P55" style:family="paragraph" style:parent-style-name="Text_20_body">
      <style:text-properties officeooo:rsid="00314790" officeooo:paragraph-rsid="00314790"/>
    </style:style>
    <style:style style:name="P56" style:family="paragraph" style:parent-style-name="Text_20_body">
      <style:text-properties officeooo:rsid="0032db25" officeooo:paragraph-rsid="0032db25"/>
    </style:style>
    <style:style style:name="P57" style:family="paragraph" style:parent-style-name="Text_20_body">
      <style:text-properties officeooo:rsid="0036e660" officeooo:paragraph-rsid="0036e660"/>
    </style:style>
    <style:style style:name="P58" style:family="paragraph" style:parent-style-name="Text_20_body">
      <style:text-properties officeooo:rsid="00392996" officeooo:paragraph-rsid="00392996"/>
    </style:style>
    <style:style style:name="P59" style:family="paragraph" style:parent-style-name="Text_20_body">
      <style:text-properties officeooo:rsid="003ebfe5" officeooo:paragraph-rsid="003ebfe5"/>
    </style:style>
    <style:style style:name="P60" style:family="paragraph" style:parent-style-name="Text_20_body">
      <style:text-properties officeooo:paragraph-rsid="0043e9aa"/>
    </style:style>
    <style:style style:name="P61" style:family="paragraph" style:parent-style-name="Text_20_body">
      <style:text-properties officeooo:rsid="00183bd6" officeooo:paragraph-rsid="00183bd6"/>
    </style:style>
    <style:style style:name="P62" style:family="paragraph" style:parent-style-name="Text_20_body">
      <style:text-properties officeooo:paragraph-rsid="0049f4b4"/>
    </style:style>
    <style:style style:name="P63" style:family="paragraph" style:parent-style-name="Text_20_body">
      <style:text-properties officeooo:rsid="0049f4b4" officeooo:paragraph-rsid="0049f4b4"/>
    </style:style>
    <style:style style:name="P64" style:family="paragraph" style:parent-style-name="Text_20_body">
      <style:text-properties officeooo:rsid="0049f4b4" officeooo:paragraph-rsid="00599986"/>
    </style:style>
    <style:style style:name="P65" style:family="paragraph" style:parent-style-name="Text_20_body">
      <style:text-properties officeooo:rsid="00501c81" officeooo:paragraph-rsid="00501c81"/>
    </style:style>
    <style:style style:name="P66" style:family="paragraph" style:parent-style-name="Text_20_body">
      <style:text-properties officeooo:rsid="00501c81" officeooo:paragraph-rsid="00c8103a"/>
    </style:style>
    <style:style style:name="P67" style:family="paragraph" style:parent-style-name="Text_20_body">
      <style:text-properties officeooo:rsid="00512921" officeooo:paragraph-rsid="00512921"/>
    </style:style>
    <style:style style:name="P68" style:family="paragraph" style:parent-style-name="Text_20_body">
      <style:text-properties officeooo:paragraph-rsid="00599986"/>
    </style:style>
    <style:style style:name="P69" style:family="paragraph" style:parent-style-name="Text_20_body">
      <style:text-properties officeooo:rsid="0068a6c8" officeooo:paragraph-rsid="0068a6c8"/>
    </style:style>
    <style:style style:name="P70" style:family="paragraph" style:parent-style-name="Text_20_body">
      <style:text-properties officeooo:rsid="0069d889" officeooo:paragraph-rsid="0069d889"/>
    </style:style>
    <style:style style:name="P71" style:family="paragraph" style:parent-style-name="Text_20_body">
      <style:text-properties officeooo:paragraph-rsid="006c23f3"/>
    </style:style>
    <style:style style:name="P72" style:family="paragraph" style:parent-style-name="Text_20_body">
      <style:text-properties officeooo:rsid="007068e6" officeooo:paragraph-rsid="007068e6"/>
    </style:style>
    <style:style style:name="P73" style:family="paragraph" style:parent-style-name="Text_20_body">
      <style:text-properties officeooo:rsid="008d9e02" officeooo:paragraph-rsid="008d9e02"/>
    </style:style>
    <style:style style:name="P74" style:family="paragraph" style:parent-style-name="Text_20_body">
      <style:text-properties officeooo:rsid="008d9e02" officeooo:paragraph-rsid="008e41e7"/>
    </style:style>
    <style:style style:name="P75" style:family="paragraph" style:parent-style-name="Text_20_body">
      <style:text-properties officeooo:rsid="009061af" officeooo:paragraph-rsid="009061af"/>
    </style:style>
    <style:style style:name="P76" style:family="paragraph" style:parent-style-name="Text_20_body">
      <style:text-properties officeooo:rsid="007e50d5" officeooo:paragraph-rsid="007e50d5"/>
    </style:style>
    <style:style style:name="P77" style:family="paragraph" style:parent-style-name="Text_20_body">
      <style:text-properties officeooo:rsid="00b9004f" officeooo:paragraph-rsid="00b9004f"/>
    </style:style>
    <style:style style:name="P78" style:family="paragraph" style:parent-style-name="Text_20_body">
      <style:text-properties officeooo:rsid="00b615c2" officeooo:paragraph-rsid="00b615c2"/>
    </style:style>
    <style:style style:name="P79" style:family="paragraph" style:parent-style-name="Text_20_body">
      <style:text-properties officeooo:rsid="00b90093" officeooo:paragraph-rsid="00b90093"/>
    </style:style>
    <style:style style:name="P80" style:family="paragraph" style:parent-style-name="Text_20_body">
      <style:text-properties officeooo:rsid="00b90093" officeooo:paragraph-rsid="00ba4c1d"/>
    </style:style>
    <style:style style:name="P81" style:family="paragraph" style:parent-style-name="Text_20_body">
      <style:text-properties officeooo:rsid="00b9e836" officeooo:paragraph-rsid="00b9e836"/>
    </style:style>
    <style:style style:name="P82" style:family="paragraph" style:parent-style-name="Text_20_body">
      <style:text-properties officeooo:rsid="00c3db1a" officeooo:paragraph-rsid="00c3db1a"/>
    </style:style>
    <style:style style:name="P83" style:family="paragraph" style:parent-style-name="Text_20_body">
      <style:text-properties officeooo:rsid="00c708e4" officeooo:paragraph-rsid="00c708e4"/>
    </style:style>
    <style:style style:name="P84" style:family="paragraph" style:parent-style-name="Text_20_body">
      <style:text-properties officeooo:rsid="00cd0b29" officeooo:paragraph-rsid="00cd0b29"/>
    </style:style>
    <style:style style:name="P85" style:family="paragraph" style:parent-style-name="Text_20_body">
      <style:text-properties fo:font-weight="bold" officeooo:rsid="002f597a" officeooo:paragraph-rsid="002eb1d7" style:font-weight-asian="bold" style:font-weight-complex="bold"/>
    </style:style>
    <style:style style:name="P86" style:family="paragraph" style:parent-style-name="Text_20_body">
      <style:text-properties officeooo:rsid="00d2d5c9" officeooo:paragraph-rsid="00d2d5c9"/>
    </style:style>
    <style:style style:name="P87" style:family="paragraph" style:parent-style-name="Text_20_body">
      <style:paragraph-properties>
        <style:tab-stops>
          <style:tab-stop style:position="2.036cm"/>
        </style:tab-stops>
      </style:paragraph-properties>
      <style:text-properties officeooo:rsid="00d2d5c9" officeooo:paragraph-rsid="00d2d5c9"/>
    </style:style>
    <style:style style:name="P88" style:family="paragraph" style:parent-style-name="Text_20_body">
      <style:text-properties officeooo:rsid="00d9f077" officeooo:paragraph-rsid="00d9f077"/>
    </style:style>
    <style:style style:name="P89" style:family="paragraph" style:parent-style-name="Text_20_body">
      <style:text-properties officeooo:rsid="00de941d" officeooo:paragraph-rsid="00de941d"/>
    </style:style>
    <style:style style:name="P90" style:family="paragraph" style:parent-style-name="Text_20_body">
      <style:text-properties officeooo:rsid="00de941d" officeooo:paragraph-rsid="00df796f"/>
    </style:style>
    <style:style style:name="P91" style:family="paragraph" style:parent-style-name="Text_20_body">
      <style:text-properties officeooo:rsid="00df796f" officeooo:paragraph-rsid="00df796f"/>
    </style:style>
    <style:style style:name="P92"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93" style:family="paragraph" style:parent-style-name="Standard">
      <style:text-properties officeooo:rsid="00201777" officeooo:paragraph-rsid="00201777"/>
    </style:style>
    <style:style style:name="P94" style:family="paragraph" style:parent-style-name="Standard">
      <style:text-properties officeooo:rsid="008ff8fc"/>
    </style:style>
    <style:style style:name="P95" style:family="paragraph" style:parent-style-name="megjegyzes">
      <style:text-properties officeooo:rsid="002a4420" officeooo:paragraph-rsid="002a4420"/>
    </style:style>
    <style:style style:name="P96" style:family="paragraph" style:parent-style-name="megjegyzes">
      <style:text-properties officeooo:paragraph-rsid="002cfd58"/>
    </style:style>
    <style:style style:name="P97" style:family="paragraph" style:parent-style-name="megjegyzes">
      <style:text-properties officeooo:rsid="002cfd58" officeooo:paragraph-rsid="002cfd58"/>
    </style:style>
    <style:style style:name="P98" style:family="paragraph" style:parent-style-name="megjegyzes">
      <style:text-properties officeooo:rsid="002eb1d7" officeooo:paragraph-rsid="002eb1d7"/>
    </style:style>
    <style:style style:name="P99" style:family="paragraph" style:parent-style-name="megjegyzes">
      <style:text-properties officeooo:rsid="0069d889" officeooo:paragraph-rsid="0069d889"/>
    </style:style>
    <style:style style:name="P100" style:family="paragraph" style:parent-style-name="megjegyzes_20_cim">
      <style:text-properties officeooo:paragraph-rsid="002a4420"/>
    </style:style>
    <style:style style:name="P101" style:family="paragraph" style:parent-style-name="megjegyzes_20_cim">
      <style:text-properties officeooo:rsid="002eb1d7" officeooo:paragraph-rsid="002eb1d7"/>
    </style:style>
    <style:style style:name="P102" style:family="paragraph" style:parent-style-name="megjegyzes_20_cim">
      <style:text-properties officeooo:rsid="002cfd58"/>
    </style:style>
    <style:style style:name="P103" style:family="paragraph" style:parent-style-name="megjegyzes_20_cim">
      <style:text-properties officeooo:rsid="002cfd58" officeooo:paragraph-rsid="002cfd58"/>
    </style:style>
    <style:style style:name="P104" style:family="paragraph" style:parent-style-name="megjegyzes_20_cim">
      <style:text-properties officeooo:rsid="0043e9aa"/>
    </style:style>
    <style:style style:name="P105" style:family="paragraph" style:parent-style-name="Text_20_body" style:master-page-name="">
      <style:paragraph-properties fo:margin-left="0.801cm" fo:margin-right="0cm" fo:margin-top="0cm" fo:margin-bottom="0.109cm" loext:contextual-spacing="false" fo:text-align="start" style:justify-single-word="false" fo:text-indent="0cm" style:auto-text-indent="false" style:page-number="auto"/>
      <style:text-properties officeooo:rsid="0036e660" officeooo:paragraph-rsid="0036e660"/>
    </style:style>
    <style:style style:name="P106" style:family="paragraph" style:parent-style-name="Text_20_body">
      <style:paragraph-properties fo:margin-left="0.801cm" fo:margin-right="0cm" fo:margin-top="0cm" fo:margin-bottom="0.109cm" loext:contextual-spacing="false" fo:text-align="start" style:justify-single-word="false" fo:text-indent="0cm" style:auto-text-indent="false"/>
      <style:text-properties officeooo:rsid="0036e660" officeooo:paragraph-rsid="0036e660"/>
    </style:style>
    <style:style style:name="P107" style:family="paragraph" style:parent-style-name="Text_20_body" style:list-style-name="List_20_1"/>
    <style:style style:name="P108" style:family="paragraph" style:parent-style-name="Text_20_body" style:list-style-name="List_20_1">
      <style:text-properties officeooo:paragraph-rsid="00bd0101"/>
    </style:style>
    <style:style style:name="P109" style:family="paragraph" style:parent-style-name="Text_20_body" style:list-style-name="List_20_1">
      <style:text-properties officeooo:paragraph-rsid="006158b8"/>
    </style:style>
    <style:style style:name="P110" style:family="paragraph" style:parent-style-name="Text_20_body" style:list-style-name="List_20_1">
      <style:paragraph-properties>
        <style:tab-stops>
          <style:tab-stop style:position="4.794cm"/>
        </style:tab-stops>
      </style:paragraph-properties>
    </style:style>
    <style:style style:name="P111" style:family="paragraph" style:parent-style-name="Text_20_body" style:list-style-name="List_20_1">
      <style:paragraph-properties>
        <style:tab-stops>
          <style:tab-stop style:position="4.794cm"/>
        </style:tab-stops>
      </style:paragraph-properties>
      <style:text-properties officeooo:paragraph-rsid="0013c3a7"/>
    </style:style>
    <style:style style:name="P112"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13" style:family="paragraph" style:parent-style-name="Text_20_body" style:list-style-name="List_20_1">
      <style:paragraph-properties>
        <style:tab-stops>
          <style:tab-stop style:position="4.794cm"/>
        </style:tab-stops>
      </style:paragraph-properties>
      <style:text-properties officeooo:rsid="0027f9ac" officeooo:paragraph-rsid="0027f9ac"/>
    </style:style>
    <style:style style:name="P114" style:family="paragraph" style:parent-style-name="Text_20_body" style:list-style-name="List_20_1">
      <style:paragraph-properties>
        <style:tab-stops>
          <style:tab-stop style:position="4.794cm"/>
        </style:tab-stops>
      </style:paragraph-properties>
      <style:text-properties officeooo:rsid="0027f9ac" officeooo:paragraph-rsid="0056d2f8"/>
    </style:style>
    <style:style style:name="P115" style:family="paragraph" style:parent-style-name="Text_20_body" style:list-style-name="List_20_1">
      <style:paragraph-properties>
        <style:tab-stops>
          <style:tab-stop style:position="4.794cm"/>
        </style:tab-stops>
      </style:paragraph-properties>
      <style:text-properties officeooo:rsid="00dc9fcb" officeooo:paragraph-rsid="00dc9fcb"/>
    </style:style>
    <style:style style:name="P116"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117" style:family="paragraph" style:parent-style-name="Text_20_body" style:list-style-name="L13">
      <style:text-properties fo:font-weight="bold" officeooo:rsid="00359c2d" officeooo:paragraph-rsid="00359c2d" style:font-weight-asian="bold" style:font-weight-complex="bold"/>
    </style:style>
    <style:style style:name="P118" style:family="paragraph" style:parent-style-name="Text_20_body" style:list-style-name="L14">
      <style:paragraph-properties>
        <style:tab-stops>
          <style:tab-stop style:position="3.766cm"/>
        </style:tab-stops>
      </style:paragraph-properties>
      <style:text-properties fo:font-weight="bold" style:font-weight-asian="bold" style:font-weight-complex="bold"/>
    </style:style>
    <style:style style:name="P119" style:family="paragraph" style:parent-style-name="Text_20_body" style:list-style-name="List_20_1">
      <style:text-properties fo:font-weight="bold" style:font-weight-asian="bold" style:font-weight-complex="bold"/>
    </style:style>
    <style:style style:name="P120" style:family="paragraph" style:parent-style-name="Text_20_body" style:list-style-name="L22">
      <style:text-properties fo:font-weight="bold" officeooo:rsid="00af61ca" officeooo:paragraph-rsid="00af61ca" style:font-weight-asian="bold" style:font-weight-complex="bold"/>
    </style:style>
    <style:style style:name="P121" style:family="paragraph" style:parent-style-name="Text_20_body" style:list-style-name="L22">
      <style:text-properties fo:font-weight="bold" style:font-weight-asian="bold" style:font-weight-complex="bold"/>
    </style:style>
    <style:style style:name="P122" style:family="paragraph" style:parent-style-name="Text_20_body" style:list-style-name="L23">
      <style:text-properties fo:font-weight="bold" officeooo:paragraph-rsid="00af61ca" style:font-weight-asian="bold" style:font-weight-complex="bold"/>
    </style:style>
    <style:style style:name="P123"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124" style:family="paragraph" style:parent-style-name="Text_20_body" style:list-style-name="List_20_1">
      <style:paragraph-properties>
        <style:tab-stops>
          <style:tab-stop style:position="3.792cm"/>
        </style:tab-stops>
      </style:paragraph-properties>
    </style:style>
    <style:style style:name="P125" style:family="paragraph" style:parent-style-name="Text_20_body" style:list-style-name="L3"/>
    <style:style style:name="P126" style:family="paragraph" style:parent-style-name="Text_20_body" style:list-style-name="L3">
      <style:text-properties officeooo:paragraph-rsid="001b3cee"/>
    </style:style>
    <style:style style:name="P127" style:family="paragraph" style:parent-style-name="Text_20_body" style:list-style-name="L4"/>
    <style:style style:name="P128" style:family="paragraph" style:parent-style-name="Text_20_body" style:list-style-name="L4">
      <style:text-properties officeooo:paragraph-rsid="007f868a"/>
    </style:style>
    <style:style style:name="P129" style:family="paragraph" style:parent-style-name="Text_20_body" style:list-style-name="L4">
      <style:text-properties officeooo:rsid="001b3cee" officeooo:paragraph-rsid="001b3cee"/>
    </style:style>
    <style:style style:name="P130" style:family="paragraph" style:parent-style-name="Text_20_body" style:list-style-name="L4">
      <style:text-properties officeooo:rsid="001cfea7" officeooo:paragraph-rsid="001cfea7"/>
    </style:style>
    <style:style style:name="P131" style:family="paragraph" style:parent-style-name="Text_20_body" style:list-style-name="L5">
      <style:text-properties officeooo:rsid="002e0aba" officeooo:paragraph-rsid="002e0aba"/>
    </style:style>
    <style:style style:name="P132" style:family="paragraph" style:parent-style-name="Text_20_body" style:list-style-name="L7"/>
    <style:style style:name="P133" style:family="paragraph" style:parent-style-name="Text_20_body" style:list-style-name="L7">
      <style:text-properties officeooo:paragraph-rsid="0049f4b4"/>
    </style:style>
    <style:style style:name="P134" style:family="paragraph" style:parent-style-name="Text_20_body" style:list-style-name="L7">
      <style:text-properties officeooo:paragraph-rsid="00599986"/>
    </style:style>
    <style:style style:name="P135" style:family="paragraph" style:parent-style-name="Text_20_body" style:list-style-name="L7">
      <style:text-properties officeooo:paragraph-rsid="00392996"/>
    </style:style>
    <style:style style:name="P136" style:family="paragraph" style:parent-style-name="Text_20_body" style:list-style-name="L10"/>
    <style:style style:name="P137" style:family="paragraph" style:parent-style-name="Text_20_body" style:list-style-name="L11">
      <style:text-properties officeooo:paragraph-rsid="0033879a"/>
    </style:style>
    <style:style style:name="P138" style:family="paragraph" style:parent-style-name="Text_20_body" style:list-style-name="L11">
      <style:text-properties officeooo:rsid="0033879a" officeooo:paragraph-rsid="0033879a"/>
    </style:style>
    <style:style style:name="P139" style:family="paragraph" style:parent-style-name="Text_20_body" style:list-style-name="L12"/>
    <style:style style:name="P140" style:family="paragraph" style:parent-style-name="Text_20_body" style:list-style-name="L13"/>
    <style:style style:name="P141" style:family="paragraph" style:parent-style-name="Text_20_body" style:list-style-name="L13">
      <style:text-properties officeooo:paragraph-rsid="003566ed"/>
    </style:style>
    <style:style style:name="P142" style:family="paragraph" style:parent-style-name="Text_20_body" style:list-style-name="L13">
      <style:text-properties officeooo:rsid="00359c2d" officeooo:paragraph-rsid="00359c2d"/>
    </style:style>
    <style:style style:name="P143" style:family="paragraph" style:parent-style-name="Text_20_body" style:list-style-name="L14"/>
    <style:style style:name="P144" style:family="paragraph" style:parent-style-name="Text_20_body" style:list-style-name="L14">
      <style:text-properties officeooo:paragraph-rsid="003cfc0e"/>
    </style:style>
    <style:style style:name="P145" style:family="paragraph" style:parent-style-name="Text_20_body" style:list-style-name="L14">
      <style:text-properties officeooo:paragraph-rsid="003f5f0a"/>
    </style:style>
    <style:style style:name="P146" style:family="paragraph" style:parent-style-name="Text_20_body" style:list-style-name="L14">
      <style:text-properties officeooo:rsid="003f5f0a" officeooo:paragraph-rsid="003f5f0a"/>
    </style:style>
    <style:style style:name="P147" style:family="paragraph" style:parent-style-name="Text_20_body" style:list-style-name="L14">
      <style:text-properties officeooo:rsid="00866236" officeooo:paragraph-rsid="00866236"/>
    </style:style>
    <style:style style:name="P148" style:family="paragraph" style:parent-style-name="Text_20_body" style:list-style-name="L14">
      <style:text-properties officeooo:rsid="00cc7cba" officeooo:paragraph-rsid="00cc7cba"/>
    </style:style>
    <style:style style:name="P149" style:family="paragraph" style:parent-style-name="Text_20_body" style:list-style-name="L14">
      <style:paragraph-properties>
        <style:tab-stops>
          <style:tab-stop style:position="3.791cm"/>
        </style:tab-stops>
      </style:paragraph-properties>
    </style:style>
    <style:style style:name="P150" style:family="paragraph" style:parent-style-name="Text_20_body" style:list-style-name="L14">
      <style:paragraph-properties>
        <style:tab-stops>
          <style:tab-stop style:position="3.766cm"/>
        </style:tab-stops>
      </style:paragraph-properties>
    </style:style>
    <style:style style:name="P151" style:family="paragraph" style:parent-style-name="Text_20_body" style:list-style-name="L14">
      <style:paragraph-properties>
        <style:tab-stops>
          <style:tab-stop style:position="1.882cm"/>
        </style:tab-stops>
      </style:paragraph-properties>
    </style:style>
    <style:style style:name="P152" style:family="paragraph" style:parent-style-name="Text_20_body" style:list-style-name="L15">
      <style:paragraph-properties>
        <style:tab-stops>
          <style:tab-stop style:position="2.036cm"/>
        </style:tab-stops>
      </style:paragraph-properties>
      <style:text-properties officeooo:rsid="00d2d5c9" officeooo:paragraph-rsid="00d2d5c9"/>
    </style:style>
    <style:style style:name="P153" style:family="paragraph" style:parent-style-name="Text_20_body" style:list-style-name="L15">
      <style:paragraph-properties>
        <style:tab-stops>
          <style:tab-stop style:position="2.036cm"/>
        </style:tab-stops>
      </style:paragraph-properties>
      <style:text-properties officeooo:rsid="00d31aa3" officeooo:paragraph-rsid="00d31aa3"/>
    </style:style>
    <style:style style:name="P154" style:family="paragraph" style:parent-style-name="Text_20_body" style:list-style-name="List_20_1">
      <style:text-properties officeooo:rsid="00bd0101" officeooo:paragraph-rsid="00bd0101"/>
    </style:style>
    <style:style style:name="P155" style:family="paragraph" style:parent-style-name="Text_20_body" style:list-style-name="List_20_1">
      <style:text-properties officeooo:rsid="00455736" officeooo:paragraph-rsid="00455736"/>
    </style:style>
    <style:style style:name="P156"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57" style:family="paragraph" style:parent-style-name="Text_20_body" style:list-style-name="L19">
      <style:text-properties fo:font-style="normal" fo:font-weight="normal" style:font-style-asian="normal" style:font-weight-asian="normal" style:font-style-complex="normal" style:font-weight-complex="normal"/>
    </style:style>
    <style:style style:name="P158"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159"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160"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161"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162"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163"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164"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165"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166"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167"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168"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169"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170"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171"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172"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173"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174"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175"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176"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177" style:family="paragraph" style:parent-style-name="Text_20_body" style:list-style-name="L22">
      <style:text-properties fo:font-style="normal" fo:font-weight="normal" style:font-style-asian="normal" style:font-weight-asian="normal" style:font-style-complex="normal" style:font-weight-complex="normal"/>
    </style:style>
    <style:style style:name="P178" style:family="paragraph" style:parent-style-name="Text_20_body" style:list-style-name="L16"/>
    <style:style style:name="P179" style:family="paragraph" style:parent-style-name="Text_20_body" style:list-style-name="L16">
      <style:text-properties officeooo:paragraph-rsid="00d9f077"/>
    </style:style>
    <style:style style:name="P180" style:family="paragraph" style:parent-style-name="Text_20_body" style:list-style-name="L18">
      <style:text-properties officeooo:rsid="009061af" officeooo:paragraph-rsid="0092cebd"/>
    </style:style>
    <style:style style:name="P181" style:family="paragraph" style:parent-style-name="Text_20_body" style:list-style-name="L18">
      <style:text-properties officeooo:rsid="009061af" officeooo:paragraph-rsid="009061af"/>
    </style:style>
    <style:style style:name="P182" style:family="paragraph" style:parent-style-name="Text_20_body" style:list-style-name="L18">
      <style:text-properties officeooo:rsid="0092cebd" officeooo:paragraph-rsid="0092cebd"/>
    </style:style>
    <style:style style:name="P183" style:family="paragraph" style:parent-style-name="Text_20_body" style:list-style-name="L19"/>
    <style:style style:name="P184" style:family="paragraph" style:parent-style-name="Text_20_body" style:list-style-name="L23"/>
    <style:style style:name="P185" style:family="paragraph" style:parent-style-name="Text_20_body" style:list-style-name="L23">
      <style:text-properties officeooo:rsid="00af61ca" officeooo:paragraph-rsid="00af61ca"/>
    </style:style>
    <style:style style:name="P186" style:family="paragraph" style:parent-style-name="Text_20_body" style:list-style-name="L23">
      <style:text-properties officeooo:rsid="00b01878" officeooo:paragraph-rsid="00b01878"/>
    </style:style>
    <style:style style:name="P187" style:family="paragraph" style:parent-style-name="Text_20_body">
      <style:paragraph-properties fo:text-align="justify" style:justify-single-word="false"/>
      <style:text-properties style:font-name="Courier New1" fo:font-size="9pt" fo:font-weight="bold" officeooo:rsid="00c0df2a" officeooo:paragraph-rsid="00c0df2a" style:font-size-asian="9pt" style:font-weight-asian="bold" style:font-size-complex="9pt" style:font-weight-complex="bold"/>
    </style:style>
    <style:style style:name="P188" style:family="paragraph" style:parent-style-name="Text_20_body" style:list-style-name="L4" style:master-page-name="">
      <style:paragraph-properties style:page-number="auto" fo:keep-with-next="always"/>
      <style:text-properties officeooo:rsid="00e02fa1" officeooo:paragraph-rsid="00e02fa1"/>
    </style:style>
    <style:style style:name="P189" style:family="paragraph" style:parent-style-name="Text_20_body" style:master-page-name="">
      <style:paragraph-properties fo:text-align="justify" style:justify-single-word="false" fo:keep-together="always" style:page-number="auto"/>
      <style:text-properties style:font-name="Courier New1" fo:font-size="9pt" fo:font-weight="bold" officeooo:rsid="00c0df2a" officeooo:paragraph-rsid="00c0df2a" style:font-size-asian="9pt" style:font-weight-asian="bold" style:font-size-complex="9pt" style:font-weight-complex="bold"/>
    </style:style>
    <style:style style:name="P190" style:family="paragraph" style:parent-style-name="Text_20_body" style:list-style-name="L5">
      <style:paragraph-properties fo:margin-left="2.501cm" fo:margin-right="0cm" fo:text-indent="-0.635cm" style:auto-text-indent="false">
        <style:tab-stops>
          <style:tab-stop style:position="2.533cm"/>
        </style:tab-stops>
      </style:paragraph-properties>
    </style:style>
    <style:style style:name="P191" style:family="paragraph" style:parent-style-name="Text_20_body" style:list-style-name="L6">
      <style:paragraph-properties fo:margin-left="2.501cm" fo:margin-right="0cm" fo:text-indent="-0.635cm" style:auto-text-indent="false">
        <style:tab-stops>
          <style:tab-stop style:position="2.533cm"/>
        </style:tab-stops>
      </style:paragraph-properties>
    </style:style>
    <style:style style:name="P192" style:family="paragraph" style:parent-style-name="Text_20_body" style:list-style-name="L6">
      <style:paragraph-properties fo:margin-left="2.501cm" fo:margin-right="0cm" fo:text-indent="-0.635cm" style:auto-text-indent="false">
        <style:tab-stops>
          <style:tab-stop style:position="2.533cm"/>
        </style:tab-stops>
      </style:paragraph-properties>
      <style:text-properties officeooo:rsid="00ca028c" officeooo:paragraph-rsid="00ca028c"/>
    </style:style>
    <style:style style:name="P193" style:family="paragraph" style:parent-style-name="Text_20_body" style:list-style-name="L7">
      <style:paragraph-properties fo:margin-left="2.501cm" fo:margin-right="0cm" fo:text-indent="-0.635cm" style:auto-text-indent="false"/>
      <style:text-properties fo:font-weight="normal" officeooo:rsid="0085c8d9" officeooo:paragraph-rsid="0085c8d9" style:font-weight-asian="normal" style:font-weight-complex="normal"/>
    </style:style>
    <style:style style:name="P194" style:family="paragraph" style:parent-style-name="Text_20_body" style:list-style-name="L5">
      <style:paragraph-properties fo:margin-left="1.251cm" fo:margin-right="0cm" fo:text-indent="-0.635cm" style:auto-text-indent="false"/>
      <style:text-properties officeooo:rsid="002eb1d7" officeooo:paragraph-rsid="002eb1d7"/>
    </style:style>
    <style:style style:name="P195" style:family="paragraph" style:parent-style-name="Text_20_body" style:list-style-name="L16" style:master-page-name="">
      <loext:graphic-properties draw:fill="none"/>
      <style:paragraph-properties fo:margin-left="1.3cm" fo:margin-right="0cm" fo:margin-top="0cm" fo:margin-bottom="0.109cm" loext:contextual-spacing="false" fo:text-align="start" style:justify-single-word="false" fo:text-indent="-0.6cm" style:auto-text-indent="false" style:page-number="auto" fo:background-color="transparent"/>
      <style:text-properties officeooo:rsid="008e41e7" officeooo:paragraph-rsid="008e41e7"/>
    </style:style>
    <style:style style:name="P196" style:family="paragraph" style:parent-style-name="Text_20_body" style:list-style-name="L19" style:master-page-name="">
      <loext:graphic-properties draw:fill="none"/>
      <style:paragraph-properties fo:margin-left="4.399cm" fo:margin-right="0cm" fo:margin-top="0cm" fo:margin-bottom="0.109cm" loext:contextual-spacing="false" fo:text-align="start" style:justify-single-word="false" fo:text-indent="-3.099c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197" style:family="paragraph" style:parent-style-name="Text_20_body" style:list-style-name="L23" style:master-page-name="">
      <loext:graphic-properties draw:fill="none"/>
      <style:paragraph-properties fo:margin-left="3.799cm" fo:margin-right="0cm" fo:margin-top="0cm" fo:margin-bottom="0.109cm" loext:contextual-spacing="false" fo:text-align="start" style:justify-single-word="false" fo:text-indent="-2.499cm" style:auto-text-indent="false" style:page-number="auto" fo:background-color="transparent">
        <style:tab-stops/>
      </style:paragraph-properties>
      <style:text-properties officeooo:rsid="00b01878" officeooo:paragraph-rsid="00b01878"/>
    </style:style>
    <style:style style:name="P198"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officeooo:rsid="00b01878" officeooo:paragraph-rsid="00b01878"/>
    </style:style>
    <style:style style:name="P199"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00" style:family="paragraph" style:parent-style-name="Text_20_body" style:list-style-name="L23">
      <loext:graphic-properties draw:fill="none"/>
      <style:paragraph-properties fo:margin-left="3.799cm" fo:margin-right="0cm" fo:margin-top="0cm" fo:margin-bottom="0.109cm" loext:contextual-spacing="false" fo:text-align="start" style:justify-single-word="false" fo:text-indent="-2.499c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01" style:family="paragraph" style:parent-style-name="Heading_20_4">
      <style:text-properties officeooo:rsid="00c52938" officeooo:paragraph-rsid="00c52938"/>
    </style:style>
    <style:style style:name="P202" style:family="paragraph" style:parent-style-name="Heading_20_4">
      <style:text-properties officeooo:rsid="002eb1d7" officeooo:paragraph-rsid="002eb1d7"/>
    </style:style>
    <style:style style:name="P203" style:family="paragraph" style:parent-style-name="Heading_20_4">
      <style:text-properties officeooo:rsid="0049f4b4" officeooo:paragraph-rsid="0049f4b4"/>
    </style:style>
    <style:style style:name="P204" style:family="paragraph" style:parent-style-name="Heading_20_4">
      <style:text-properties officeooo:rsid="00d2d5c9" officeooo:paragraph-rsid="00d2d5c9"/>
    </style:style>
    <style:style style:name="P205" style:family="paragraph" style:parent-style-name="Heading_20_4">
      <style:text-properties officeooo:rsid="008d9e02" officeooo:paragraph-rsid="008d9e02"/>
    </style:style>
    <style:style style:name="P206" style:family="paragraph" style:parent-style-name="Heading_20_4">
      <style:text-properties fo:font-style="normal" fo:font-weight="normal" style:font-style-asian="normal" style:font-weight-asian="normal" style:font-style-complex="normal" style:font-weight-complex="normal"/>
    </style:style>
    <style:style style:name="P207" style:family="paragraph" style:parent-style-name="Heading_20_5">
      <style:text-properties officeooo:rsid="008d9e02" officeooo:paragraph-rsid="008d9e02"/>
    </style:style>
    <style:style style:name="P208" style:family="paragraph" style:parent-style-name="example" style:list-style-name="List_20_1"/>
    <style:style style:name="P209" style:family="paragraph" style:parent-style-name="example" style:list-style-name="List_20_1">
      <style:text-properties officeooo:paragraph-rsid="00c52938"/>
    </style:style>
    <style:style style:name="P210" style:family="paragraph" style:parent-style-name="example" style:list-style-name="L2"/>
    <style:style style:name="P211" style:family="paragraph" style:parent-style-name="example" style:list-style-name="L4"/>
    <style:style style:name="P212" style:family="paragraph" style:parent-style-name="example" style:list-style-name="L4">
      <style:text-properties officeooo:rsid="0028fc18" officeooo:paragraph-rsid="0028fc18"/>
    </style:style>
    <style:style style:name="P213" style:family="paragraph" style:parent-style-name="example" style:list-style-name="L4">
      <style:text-properties fo:font-weight="normal" officeooo:rsid="007d48cc" officeooo:paragraph-rsid="007d48cc" style:font-weight-asian="normal" style:font-weight-complex="normal"/>
    </style:style>
    <style:style style:name="P214" style:family="paragraph" style:parent-style-name="Standard" style:list-style-name="L8">
      <style:text-properties officeooo:rsid="0049f4b4" officeooo:paragraph-rsid="0049f4b4"/>
    </style:style>
    <style:style style:name="P215" style:family="paragraph" style:parent-style-name="Standard" style:list-style-name="L8">
      <style:text-properties officeooo:rsid="0049f4b4" officeooo:paragraph-rsid="004b3af1"/>
    </style:style>
    <style:style style:name="P216" style:family="paragraph" style:parent-style-name="Standard" style:list-style-name="L8">
      <style:text-properties officeooo:rsid="0049f4b4" officeooo:paragraph-rsid="004b27b5"/>
    </style:style>
    <style:style style:name="P217" style:family="paragraph" style:parent-style-name="Standard" style:list-style-name="L9">
      <style:text-properties officeooo:rsid="0049f4b4" officeooo:paragraph-rsid="00599986"/>
    </style:style>
    <style:style style:name="P218" style:family="paragraph" style:parent-style-name="Standard" style:list-style-name="L9">
      <style:text-properties officeooo:rsid="0049f4b4" officeooo:paragraph-rsid="005b6141"/>
    </style:style>
    <style:style style:name="P219" style:family="paragraph" style:parent-style-name="Standard" style:list-style-name="L8">
      <style:text-properties fo:font-weight="bold" officeooo:rsid="0049f4b4" officeooo:paragraph-rsid="0049f4b4" style:font-weight-asian="bold" style:font-weight-complex="bold"/>
    </style:style>
    <style:style style:name="P220" style:family="paragraph" style:parent-style-name="Standard" style:list-style-name="L9">
      <style:text-properties officeooo:rsid="005b6141" officeooo:paragraph-rsid="005b6141"/>
    </style:style>
    <style:style style:name="P221" style:family="paragraph" style:parent-style-name="Standard" style:list-style-name="L9">
      <style:text-properties fo:font-weight="normal" officeooo:rsid="005b6141" officeooo:paragraph-rsid="005b6141" style:font-weight-asian="normal" style:font-weight-complex="normal"/>
    </style:style>
    <style:style style:name="P222" style:family="paragraph" style:parent-style-name="Standard" style:list-style-name="L11"/>
    <style:style style:name="P223" style:family="paragraph" style:parent-style-name="Standard" style:list-style-name="L14">
      <style:paragraph-properties>
        <style:tab-stops>
          <style:tab-stop style:position="2.487cm"/>
        </style:tab-stops>
      </style:paragraph-properties>
    </style:style>
    <style:style style:name="P224" style:family="paragraph" style:parent-style-name="Standard" style:list-style-name="L14">
      <style:paragraph-properties>
        <style:tab-stops>
          <style:tab-stop style:position="2.487cm"/>
        </style:tab-stops>
      </style:paragraph-properties>
      <style:text-properties officeooo:rsid="003f5f0a" officeooo:paragraph-rsid="003f5f0a"/>
    </style:style>
    <style:style style:name="P225" style:family="paragraph" style:parent-style-name="List" style:list-style-name="List_20_1"/>
    <style:style style:name="P226" style:family="paragraph" style:parent-style-name="List" style:list-style-name="List_20_1">
      <style:text-properties officeooo:paragraph-rsid="00c4785c"/>
    </style:style>
    <style:style style:name="P227" style:family="paragraph" style:parent-style-name="List" style:list-style-name="List_20_1">
      <style:text-properties officeooo:paragraph-rsid="0036e660"/>
    </style:style>
    <style:style style:name="P228" style:family="paragraph" style:parent-style-name="List" style:list-style-name="List_20_1">
      <style:text-properties officeooo:rsid="00ddb0c4" officeooo:paragraph-rsid="00ddb0c4"/>
    </style:style>
    <style:style style:name="P229" style:family="paragraph" style:parent-style-name="List" style:list-style-name="List_20_1">
      <style:text-properties officeooo:rsid="00de021a" officeooo:paragraph-rsid="00de021a"/>
    </style:style>
    <style:style style:name="P230" style:family="paragraph" style:parent-style-name="List" style:list-style-name="List_20_1">
      <style:text-properties officeooo:rsid="0027f9ac" officeooo:paragraph-rsid="0027f9ac"/>
    </style:style>
    <style:style style:name="P231" style:family="paragraph" style:parent-style-name="List" style:list-style-name="List_20_1">
      <style:text-properties officeooo:rsid="00c4785c" officeooo:paragraph-rsid="00c4785c"/>
    </style:style>
    <style:style style:name="P232" style:family="paragraph" style:parent-style-name="List" style:list-style-name="L17">
      <style:text-properties officeooo:rsid="008ff8fc" officeooo:paragraph-rsid="008ff8fc"/>
    </style:style>
    <style:style style:name="P233" style:family="paragraph" style:parent-style-name="Heading_20_3">
      <style:text-properties officeooo:paragraph-rsid="00de941d"/>
    </style:style>
    <style:style style:name="P234" style:family="paragraph" style:parent-style-name="Heading_20_3">
      <style:text-properties officeooo:rsid="002b52c8" officeooo:paragraph-rsid="002b52c8"/>
    </style:style>
    <style:style style:name="P235" style:family="paragraph" style:parent-style-name="Heading_20_3">
      <style:text-properties officeooo:rsid="007068e6" officeooo:paragraph-rsid="007068e6"/>
    </style:style>
    <style:style style:name="P236" style:family="paragraph" style:parent-style-name="Heading_20_3">
      <style:text-properties officeooo:rsid="002de59e" officeooo:paragraph-rsid="002de59e"/>
    </style:style>
    <style:style style:name="P237" style:family="paragraph" style:parent-style-name="Heading_20_3" style:master-page-name="">
      <style:paragraph-properties style:page-number="auto"/>
      <style:text-properties officeooo:paragraph-rsid="00492447"/>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style:text-underline-style="none" fo:font-weight="normal" style:font-style-asian="italic" style:font-weight-asian="normal" style:font-style-complex="italic" style:font-weight-complex="normal"/>
    </style:style>
    <style:style style:name="T47" style:family="text">
      <style:text-properties fo:font-style="italic" style:text-underline-style="none" fo:font-weight="normal" officeooo:rsid="006c23f3"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fo:font-weight="bold" officeooo:rsid="00264e21" style:font-style-asian="italic" style:font-weight-asian="bold" style:font-style-complex="italic" style:font-weight-complex="bold"/>
    </style:style>
    <style:style style:name="T50" style:family="text">
      <style:text-properties fo:font-style="italic" fo:font-weight="bold" officeooo:rsid="00c52938" style:font-style-asian="italic" style:font-weight-asian="bold" style:font-style-complex="italic" style:font-weight-complex="bold"/>
    </style:style>
    <style:style style:name="T51" style:family="text">
      <style:text-properties fo:font-style="italic" fo:font-weight="bold" officeooo:rsid="00c757d1" style:font-style-asian="italic" style:font-weight-asian="bold" style:font-style-complex="italic" style:font-weight-complex="bold"/>
    </style:style>
    <style:style style:name="T52" style:family="text">
      <style:text-properties style:font-name="Courier New1"/>
    </style:style>
    <style:style style:name="T53" style:family="text">
      <style:text-properties style:font-name="Courier New1" fo:font-size="9pt" style:font-size-asian="9pt" style:font-size-complex="9pt"/>
    </style:style>
    <style:style style:name="T54" style:family="text">
      <style:text-properties style:font-name="Courier New1" fo:font-size="9pt" fo:font-weight="bold" style:font-size-asian="9pt" style:font-weight-asian="bold" style:font-size-complex="9pt" style:font-weight-complex="bold"/>
    </style:style>
    <style:style style:name="T55" style:family="text">
      <style:text-properties style:font-name="Courier New1" fo:font-size="9pt" fo:font-weight="bold" officeooo:rsid="003cfc0e" style:font-size-asian="9pt" style:font-weight-asian="bold" style:font-size-complex="9pt" style:font-weight-complex="bold"/>
    </style:style>
    <style:style style:name="T56" style:family="text">
      <style:text-properties style:font-name="Courier New1" fo:font-size="9pt" fo:font-weight="bold" officeooo:rsid="004079c0" style:font-size-asian="9pt" style:font-weight-asian="bold" style:font-size-complex="9pt" style:font-weight-complex="bold"/>
    </style:style>
    <style:style style:name="T57" style:family="text">
      <style:text-properties style:font-name="Courier New1" fo:font-size="9pt" fo:font-weight="bold" officeooo:rsid="0065231f" style:font-size-asian="9pt" style:font-weight-asian="bold" style:font-size-complex="9pt" style:font-weight-complex="bold"/>
    </style:style>
    <style:style style:name="T58" style:family="text">
      <style:text-properties style:font-name="Courier New1" fo:font-size="9pt" fo:font-style="italic" style:font-size-asian="9pt" style:font-style-asian="italic" style:font-size-complex="9pt" style:font-style-complex="italic"/>
    </style:style>
    <style:style style:name="T59" style:family="text">
      <style:text-properties style:font-name="Courier New1" fo:font-size="9pt" fo:font-style="italic" officeooo:rsid="003cfc0e" style:font-size-asian="9pt" style:font-style-asian="italic" style:font-size-complex="9pt" style:font-style-complex="italic"/>
    </style:style>
    <style:style style:name="T6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6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62" style:family="text">
      <style:text-properties style:font-name="Courier New1" fo:font-size="9pt" fo:font-style="italic" fo:font-weight="normal" officeooo:rsid="003cfc0e" style:font-size-asian="9pt" style:font-style-asian="italic" style:font-weight-asian="normal" style:font-size-complex="9pt" style:font-style-complex="italic" style:font-weight-complex="normal"/>
    </style:style>
    <style:style style:name="T63" style:family="text">
      <style:text-properties style:font-name="Courier New1" fo:font-size="9pt" fo:font-style="italic" fo:font-weight="normal" officeooo:rsid="0071ee1e" style:font-size-asian="9pt" style:font-style-asian="italic" style:font-weight-asian="normal" style:font-size-complex="9pt" style:font-style-complex="italic" style:font-weight-complex="normal"/>
    </style:style>
    <style:style style:name="T64"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65" style:family="text">
      <style:text-properties style:font-name="Courier New1"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66"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67" style:family="text">
      <style:text-properties style:font-name="Courier New1" fo:font-size="9pt" fo:font-style="normal" fo:font-weight="bold" officeooo:rsid="003566ed" style:font-size-asian="9pt" style:font-style-asian="normal" style:font-weight-asian="bold" style:font-size-complex="9pt" style:font-style-complex="normal" style:font-weight-complex="bold"/>
    </style:style>
    <style:style style:name="T68"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69"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70" style:family="text">
      <style:text-properties style:font-name="Courier New1" fo:font-weight="bold" style:font-weight-asian="bold" style:font-weight-complex="bold"/>
    </style:style>
    <style:style style:name="T71" style:family="text">
      <style:text-properties style:font-name="Courier New1" fo:font-style="italic" style:font-style-asian="italic" style:font-style-complex="italic"/>
    </style:style>
    <style:style style:name="T72" style:family="text">
      <style:text-properties fo:font-weight="bold" style:font-weight-asian="bold" style:font-weight-complex="bold"/>
    </style:style>
    <style:style style:name="T73" style:family="text">
      <style:text-properties fo:font-weight="bold" officeooo:rsid="0013c3a7" style:font-weight-asian="bold" style:font-weight-complex="bold"/>
    </style:style>
    <style:style style:name="T74" style:family="text">
      <style:text-properties fo:font-weight="bold" officeooo:rsid="0019b4fd" style:font-weight-asian="bold" style:font-weight-complex="bold"/>
    </style:style>
    <style:style style:name="T75" style:family="text">
      <style:text-properties fo:font-weight="bold" officeooo:rsid="001ec78f" style:font-weight-asian="bold" style:font-weight-complex="bold"/>
    </style:style>
    <style:style style:name="T76" style:family="text">
      <style:text-properties fo:font-weight="bold" officeooo:rsid="0028fc18" style:font-weight-asian="bold" style:font-weight-complex="bold"/>
    </style:style>
    <style:style style:name="T77" style:family="text">
      <style:text-properties fo:font-weight="bold" officeooo:rsid="0031e1e6" style:font-weight-asian="bold" style:font-weight-complex="bold"/>
    </style:style>
    <style:style style:name="T78" style:family="text">
      <style:text-properties fo:font-weight="bold" officeooo:rsid="0033879a" style:font-weight-asian="bold" style:font-weight-complex="bold"/>
    </style:style>
    <style:style style:name="T79" style:family="text">
      <style:text-properties fo:font-weight="bold" officeooo:rsid="00392996" style:font-weight-asian="bold" style:font-weight-complex="bold"/>
    </style:style>
    <style:style style:name="T80" style:family="text">
      <style:text-properties fo:font-weight="bold" officeooo:rsid="003acbac" style:font-weight-asian="bold" style:font-weight-complex="bold"/>
    </style:style>
    <style:style style:name="T81" style:family="text">
      <style:text-properties fo:font-weight="bold" officeooo:rsid="004b27b5" style:font-weight-asian="bold" style:font-weight-complex="bold"/>
    </style:style>
    <style:style style:name="T82" style:family="text">
      <style:text-properties fo:font-weight="bold" officeooo:rsid="005b6141" style:font-weight-asian="bold" style:font-weight-complex="bold"/>
    </style:style>
    <style:style style:name="T83" style:family="text">
      <style:text-properties fo:font-weight="bold" officeooo:rsid="003566ed" style:font-weight-asian="bold" style:font-weight-complex="bold"/>
    </style:style>
    <style:style style:name="T84" style:family="text">
      <style:text-properties fo:font-weight="bold" officeooo:rsid="0061e872" style:font-weight-asian="bold" style:font-weight-complex="bold"/>
    </style:style>
    <style:style style:name="T85" style:family="text">
      <style:text-properties fo:font-weight="bold" officeooo:rsid="006c23f3" style:font-weight-asian="bold" style:font-weight-complex="bold"/>
    </style:style>
    <style:style style:name="T86" style:family="text">
      <style:text-properties fo:font-weight="bold" officeooo:rsid="0074247e" style:font-weight-asian="bold" style:font-weight-complex="bold"/>
    </style:style>
    <style:style style:name="T87" style:family="text">
      <style:text-properties fo:font-weight="bold" officeooo:rsid="007d48cc" style:font-weight-asian="bold" style:font-weight-complex="bold"/>
    </style:style>
    <style:style style:name="T88" style:family="text">
      <style:text-properties fo:font-weight="bold" officeooo:rsid="00866236" style:font-weight-asian="bold" style:font-weight-complex="bold"/>
    </style:style>
    <style:style style:name="T89" style:family="text">
      <style:text-properties fo:font-weight="bold" officeooo:rsid="0089dfce" style:font-weight-asian="bold" style:font-weight-complex="bold"/>
    </style:style>
    <style:style style:name="T90" style:family="text">
      <style:text-properties fo:font-weight="bold" officeooo:rsid="008f0ae3" style:font-weight-asian="bold" style:font-weight-complex="bold"/>
    </style:style>
    <style:style style:name="T91" style:family="text">
      <style:text-properties fo:font-weight="bold" officeooo:rsid="008f3b2c" style:font-weight-asian="bold" style:font-weight-complex="bold"/>
    </style:style>
    <style:style style:name="T92" style:family="text">
      <style:text-properties fo:font-weight="bold" officeooo:rsid="00a077f7" style:font-weight-asian="bold" style:font-weight-complex="bold"/>
    </style:style>
    <style:style style:name="T93" style:family="text">
      <style:text-properties fo:font-weight="bold" officeooo:rsid="00aedc68" style:font-weight-asian="bold" style:font-weight-complex="bold"/>
    </style:style>
    <style:style style:name="T94" style:family="text">
      <style:text-properties fo:font-weight="bold" officeooo:rsid="00c268ec" style:font-weight-asian="bold" style:font-weight-complex="bold"/>
    </style:style>
    <style:style style:name="T95" style:family="text">
      <style:text-properties fo:font-weight="bold" officeooo:rsid="00c757d1" style:font-weight-asian="bold" style:font-weight-complex="bold"/>
    </style:style>
    <style:style style:name="T96" style:family="text">
      <style:text-properties fo:font-weight="bold" officeooo:rsid="00ce3ca2" style:font-weight-asian="bold" style:font-weight-complex="bold"/>
    </style:style>
    <style:style style:name="T97" style:family="text">
      <style:text-properties fo:font-weight="bold" officeooo:rsid="00d381be" style:font-weight-asian="bold" style:font-weight-complex="bold"/>
    </style:style>
    <style:style style:name="T98" style:family="text">
      <style:text-properties fo:font-weight="bold" officeooo:rsid="00e02fa1" style:font-weight-asian="bold" style:font-weight-complex="bold"/>
    </style:style>
    <style:style style:name="T99" style:family="text">
      <style:text-properties fo:font-style="normal" style:text-underline-style="none" fo:font-weight="bold" style:font-style-asian="normal" style:font-weight-asian="bold" style:font-style-complex="normal" style:font-weight-complex="bold"/>
    </style:style>
    <style:style style:name="T100" style:family="text">
      <style:text-properties fo:font-style="normal" style:text-underline-style="none" fo:font-weight="bold" officeooo:rsid="006c23f3" style:font-style-asian="normal" style:font-weight-asian="bold" style:font-style-complex="normal" style:font-weight-complex="bold"/>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normal" fo:font-weight="bold" officeooo:rsid="0033879a" style:font-style-asian="normal" style:font-weight-asian="bold" style:font-style-complex="normal" style:font-weight-complex="bold"/>
    </style:style>
    <style:style style:name="T103" style:family="text">
      <style:text-properties fo:font-style="normal" fo:font-weight="bold" officeooo:rsid="0038977b" style:font-style-asian="normal" style:font-weight-asian="bold" style:font-style-complex="normal" style:font-weight-complex="bold"/>
    </style:style>
    <style:style style:name="T104" style:family="text">
      <style:text-properties fo:font-style="normal" fo:font-weight="bold" officeooo:rsid="00392996" style:font-style-asian="normal" style:font-weight-asian="bold" style:font-style-complex="normal" style:font-weight-complex="bold"/>
    </style:style>
    <style:style style:name="T105" style:family="text">
      <style:text-properties fo:font-style="normal" fo:font-weight="bold" officeooo:rsid="003acbac" style:font-style-asian="normal" style:font-weight-asian="bold" style:font-style-complex="normal" style:font-weight-complex="bold"/>
    </style:style>
    <style:style style:name="T106" style:family="text">
      <style:text-properties fo:font-style="normal" fo:font-weight="bold" officeooo:rsid="0043e9aa" style:font-style-asian="normal" style:font-weight-asian="bold" style:font-style-complex="normal" style:font-weight-complex="bold"/>
    </style:style>
    <style:style style:name="T107" style:family="text">
      <style:text-properties fo:font-style="normal" fo:font-weight="bold" officeooo:rsid="00183bd6" style:font-style-asian="normal" style:font-weight-asian="bold" style:font-style-complex="normal" style:font-weight-complex="bold"/>
    </style:style>
    <style:style style:name="T108" style:family="text">
      <style:text-properties fo:font-style="normal" fo:font-weight="bold" officeooo:rsid="006158b8" style:font-style-asian="normal" style:font-weight-asian="bold" style:font-style-complex="normal" style:font-weight-complex="bold"/>
    </style:style>
    <style:style style:name="T109" style:family="text">
      <style:text-properties fo:font-style="normal" fo:font-weight="bold" officeooo:rsid="0061e872" style:font-style-asian="normal" style:font-weight-asian="bold" style:font-style-complex="normal" style:font-weight-complex="bold"/>
    </style:style>
    <style:style style:name="T110" style:family="text">
      <style:text-properties fo:font-style="normal" fo:font-weight="bold" officeooo:rsid="0069d889" style:font-style-asian="normal" style:font-weight-asian="bold" style:font-style-complex="normal" style:font-weight-complex="bold"/>
    </style:style>
    <style:style style:name="T111" style:family="text">
      <style:text-properties fo:font-style="normal" fo:font-weight="bold" officeooo:rsid="0085c8d9" style:font-style-asian="normal" style:font-weight-asian="bold" style:font-style-complex="normal" style:font-weight-complex="bold"/>
    </style:style>
    <style:style style:name="T112" style:family="text">
      <style:text-properties fo:font-style="normal" fo:font-weight="bold" officeooo:rsid="00af61ca" style:font-style-asian="normal" style:font-weight-asian="bold" style:font-style-complex="normal" style:font-weight-complex="bold"/>
    </style:style>
    <style:style style:name="T113" style:family="text">
      <style:text-properties fo:font-style="normal" fo:font-weight="bold" officeooo:rsid="00ba4c1d" style:font-style-asian="normal" style:font-weight-asian="bold" style:font-style-complex="normal" style:font-weight-complex="bold"/>
    </style:style>
    <style:style style:name="T114" style:family="text">
      <style:text-properties fo:font-style="normal" fo:font-weight="bold" officeooo:rsid="00bd0101" style:font-style-asian="normal" style:font-weight-asian="bold" style:font-style-complex="normal" style:font-weight-complex="bold"/>
    </style:style>
    <style:style style:name="T115" style:family="text">
      <style:text-properties fo:font-style="normal" fo:font-weight="bold" officeooo:rsid="00bd841a" style:font-style-asian="normal" style:font-weight-asian="bold" style:font-style-complex="normal" style:font-weight-complex="bold"/>
    </style:style>
    <style:style style:name="T116" style:family="text">
      <style:text-properties fo:font-style="normal" fo:font-weight="bold" officeooo:rsid="00cd0b29" style:font-style-asian="normal" style:font-weight-asian="bold" style:font-style-complex="normal" style:font-weight-complex="bold"/>
    </style:style>
    <style:style style:name="T117" style:family="text">
      <style:text-properties fo:font-style="normal" fo:font-weight="bold" officeooo:rsid="00d9f077" style:font-style-asian="normal" style:font-weight-asian="bold" style:font-style-complex="normal" style:font-weight-complex="bold"/>
    </style:style>
    <style:style style:name="T118" style:family="text">
      <style:text-properties fo:font-style="normal" fo:font-weight="bold" officeooo:rsid="0056d2f8" style:font-style-asian="normal" style:font-weight-asian="bold" style:font-style-complex="normal" style:font-weight-complex="bold"/>
    </style:style>
    <style:style style:name="T119" style:family="text">
      <style:text-properties fo:font-style="normal" style:font-style-asian="normal" style:font-style-complex="normal"/>
    </style:style>
    <style:style style:name="T120" style:family="text">
      <style:text-properties fo:font-style="normal" officeooo:rsid="00455736" style:font-style-asian="normal" style:font-style-complex="normal"/>
    </style:style>
    <style:style style:name="T121" style:family="text">
      <style:text-properties fo:font-style="normal" officeooo:rsid="006158b8" style:font-style-asian="normal" style:font-style-complex="normal"/>
    </style:style>
    <style:style style:name="T122" style:family="text">
      <style:text-properties fo:font-style="normal" officeooo:rsid="00d176a1" style:font-style-asian="normal" style:font-style-complex="normal"/>
    </style:style>
    <style:style style:name="T123" style:family="text">
      <style:text-properties fo:font-style="normal" fo:font-weight="normal" style:font-style-asian="normal" style:font-weight-asian="normal" style:font-style-complex="normal" style:font-weight-complex="normal"/>
    </style:style>
    <style:style style:name="T124" style:family="text">
      <style:text-properties fo:font-style="normal" fo:font-weight="normal" officeooo:rsid="0020a0e4" style:font-style-asian="normal" style:font-weight-asian="normal" style:font-style-complex="normal" style:font-weight-complex="normal"/>
    </style:style>
    <style:style style:name="T125" style:family="text">
      <style:text-properties fo:font-style="normal" fo:font-weight="normal" officeooo:rsid="0032db25" style:font-style-asian="normal" style:font-weight-asian="normal" style:font-style-complex="normal" style:font-weight-complex="normal"/>
    </style:style>
    <style:style style:name="T126" style:family="text">
      <style:text-properties fo:font-style="normal" fo:font-weight="normal" officeooo:rsid="003566ed" style:font-style-asian="normal" style:font-weight-asian="normal" style:font-style-complex="normal" style:font-weight-complex="normal"/>
    </style:style>
    <style:style style:name="T127" style:family="text">
      <style:text-properties fo:font-style="normal" fo:font-weight="normal" officeooo:rsid="0036e660" style:font-style-asian="normal" style:font-weight-asian="normal" style:font-style-complex="normal" style:font-weight-complex="normal"/>
    </style:style>
    <style:style style:name="T128" style:family="text">
      <style:text-properties fo:font-style="normal" fo:font-weight="normal" officeooo:rsid="005bbda5" style:font-style-asian="normal" style:font-weight-asian="normal" style:font-style-complex="normal" style:font-weight-complex="normal"/>
    </style:style>
    <style:style style:name="T129" style:family="text">
      <style:text-properties fo:font-style="normal" fo:font-weight="normal" officeooo:rsid="00b01878" style:font-style-asian="normal" style:font-weight-asian="normal" style:font-style-complex="normal" style:font-weight-complex="normal"/>
    </style:style>
    <style:style style:name="T130" style:family="text">
      <style:text-properties fo:font-style="normal" fo:font-weight="normal" officeooo:rsid="00b1f947" style:font-style-asian="normal" style:font-weight-asian="normal" style:font-style-complex="normal" style:font-weight-complex="normal"/>
    </style:style>
    <style:style style:name="T131" style:family="text">
      <style:text-properties fo:font-style="normal" fo:font-weight="normal" officeooo:rsid="00bda6e1" style:font-style-asian="normal" style:font-weight-asian="normal" style:font-style-complex="normal" style:font-weight-complex="normal"/>
    </style:style>
    <style:style style:name="T132" style:family="text">
      <style:text-properties fo:font-style="normal" fo:font-weight="normal" officeooo:rsid="00c52938" style:font-style-asian="normal" style:font-weight-asian="normal" style:font-style-complex="normal" style:font-weight-complex="normal"/>
    </style:style>
    <style:style style:name="T133" style:family="text">
      <style:text-properties fo:font-style="normal" fo:font-weight="normal" officeooo:rsid="00cba62d" style:font-style-asian="normal" style:font-weight-asian="normal" style:font-style-complex="normal" style:font-weight-complex="normal"/>
    </style:style>
    <style:style style:name="T134" style:family="text">
      <style:text-properties fo:font-style="normal" fo:font-weight="normal" officeooo:rsid="00cd0b29" style:font-style-asian="normal" style:font-weight-asian="normal" style:font-style-complex="normal" style:font-weight-complex="normal"/>
    </style:style>
    <style:style style:name="T135" style:family="text">
      <style:text-properties fo:font-style="normal" fo:font-weight="normal" officeooo:rsid="00d176a1" style:font-style-asian="normal" style:font-weight-asian="normal" style:font-style-complex="normal" style:font-weight-complex="normal"/>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weight="normal" style:font-weight-asian="normal" style:font-weight-complex="normal"/>
    </style:style>
    <style:style style:name="T138" style:family="text">
      <style:text-properties fo:font-weight="normal" officeooo:rsid="00392996" style:font-weight-asian="normal" style:font-weight-complex="normal"/>
    </style:style>
    <style:style style:name="T139" style:family="text">
      <style:text-properties fo:font-weight="normal" officeooo:rsid="0056d2f8" style:font-weight-asian="normal" style:font-weight-complex="normal"/>
    </style:style>
    <style:style style:name="T140" style:family="text">
      <style:text-properties fo:font-weight="normal" officeooo:rsid="005b6141" style:font-weight-asian="normal" style:font-weight-complex="normal"/>
    </style:style>
    <style:style style:name="T141" style:family="text">
      <style:text-properties fo:font-weight="normal" officeooo:rsid="00c893c5" style:font-weight-asian="normal" style:font-weight-complex="normal"/>
    </style:style>
    <style:style style:name="T142" style:family="text">
      <style:text-properties fo:font-weight="normal" officeooo:rsid="00ca028c" style:font-weight-asian="normal" style:font-weight-complex="normal"/>
    </style:style>
    <style:style style:name="T143" style:family="text">
      <style:text-properties style:text-underline-style="solid" style:text-underline-width="auto" style:text-underline-color="font-color"/>
    </style:style>
    <style:style style:name="T144" style:family="text">
      <style:text-properties style:font-name="Times New Roman" fo:font-size="10.5pt" style:font-size-asian="10.5pt" style:font-size-complex="10.5pt"/>
    </style:style>
    <style:style style:name="T145" style:family="text">
      <style:text-properties style:font-name="Times New Roman" fo:font-size="10.5pt" officeooo:rsid="00359c2d" style:font-size-asian="10.5pt" style:font-size-complex="10.5pt"/>
    </style:style>
    <style:style style:name="T146" style:family="text">
      <style:text-properties fo:font-size="8pt" fo:font-weight="bold" style:font-size-asian="8pt" style:font-weight-asian="bold" style:font-size-complex="8pt" style:font-weight-complex="bold"/>
    </style:style>
    <style:style style:name="T147" style:family="text">
      <style:text-properties officeooo:rsid="00120962"/>
    </style:style>
    <style:style style:name="T148" style:family="text">
      <style:text-properties officeooo:rsid="0013c3a7"/>
    </style:style>
    <style:style style:name="T149" style:family="text">
      <style:text-properties officeooo:rsid="00159b8d"/>
    </style:style>
    <style:style style:name="T150" style:family="text">
      <style:text-properties officeooo:rsid="0015fde2"/>
    </style:style>
    <style:style style:name="T151" style:family="text">
      <style:text-properties officeooo:rsid="00183bd6"/>
    </style:style>
    <style:style style:name="T152" style:family="text">
      <style:text-properties officeooo:rsid="001cfea7"/>
    </style:style>
    <style:style style:name="T153" style:family="text">
      <style:text-properties officeooo:rsid="001e9400"/>
    </style:style>
    <style:style style:name="T154" style:family="text">
      <style:text-properties officeooo:rsid="001ec78f"/>
    </style:style>
    <style:style style:name="T155" style:family="text">
      <style:text-properties officeooo:rsid="00201777"/>
    </style:style>
    <style:style style:name="T156" style:family="text">
      <style:text-properties officeooo:rsid="0020a0e4"/>
    </style:style>
    <style:style style:name="T157" style:family="text">
      <style:text-properties officeooo:rsid="0021bf9d"/>
    </style:style>
    <style:style style:name="T158" style:family="text">
      <style:text-properties officeooo:rsid="00226d41"/>
    </style:style>
    <style:style style:name="T159" style:family="text">
      <style:text-properties officeooo:rsid="00255904"/>
    </style:style>
    <style:style style:name="T160" style:family="text">
      <style:text-properties officeooo:rsid="0027f9ac"/>
    </style:style>
    <style:style style:name="T161" style:family="text">
      <style:text-properties officeooo:rsid="0028fc18"/>
    </style:style>
    <style:style style:name="T162" style:family="text">
      <style:text-properties officeooo:rsid="002cfd58"/>
    </style:style>
    <style:style style:name="T163" style:family="text">
      <style:text-properties officeooo:rsid="002de59e"/>
    </style:style>
    <style:style style:name="T164" style:family="text">
      <style:text-properties officeooo:rsid="002e0aba"/>
    </style:style>
    <style:style style:name="T165" style:family="text">
      <style:text-properties officeooo:rsid="0031e1e6"/>
    </style:style>
    <style:style style:name="T166" style:family="text">
      <style:text-properties officeooo:rsid="0033879a"/>
    </style:style>
    <style:style style:name="T167" style:family="text">
      <style:text-properties officeooo:rsid="003566ed"/>
    </style:style>
    <style:style style:name="T168" style:family="text">
      <style:text-properties officeooo:rsid="00359c2d"/>
    </style:style>
    <style:style style:name="T169" style:family="text">
      <style:text-properties officeooo:rsid="0036e660"/>
    </style:style>
    <style:style style:name="T170" style:family="text">
      <style:text-properties officeooo:rsid="0038977b"/>
    </style:style>
    <style:style style:name="T171" style:family="text">
      <style:text-properties officeooo:rsid="00392996"/>
    </style:style>
    <style:style style:name="T172" style:family="text">
      <style:text-properties officeooo:rsid="003acbac"/>
    </style:style>
    <style:style style:name="T173" style:family="text">
      <style:text-properties officeooo:rsid="003b7430"/>
    </style:style>
    <style:style style:name="T174" style:family="text">
      <style:text-properties officeooo:rsid="003cfc0e"/>
    </style:style>
    <style:style style:name="T175" style:family="text">
      <style:text-properties officeooo:rsid="003f5f0a"/>
    </style:style>
    <style:style style:name="T176" style:family="text">
      <style:text-properties officeooo:rsid="0042138a"/>
    </style:style>
    <style:style style:name="T177" style:family="text">
      <style:text-properties officeooo:rsid="0043e9aa"/>
    </style:style>
    <style:style style:name="T178" style:family="text">
      <style:text-properties officeooo:rsid="00455736"/>
    </style:style>
    <style:style style:name="T179" style:family="text">
      <style:text-properties officeooo:rsid="0049f4b4"/>
    </style:style>
    <style:style style:name="T180" style:family="text">
      <style:text-properties officeooo:rsid="004b3af1"/>
    </style:style>
    <style:style style:name="T181" style:family="text">
      <style:text-properties officeooo:rsid="004c26a4"/>
    </style:style>
    <style:style style:name="T182" style:family="text">
      <style:text-properties officeooo:rsid="00501c81"/>
    </style:style>
    <style:style style:name="T183" style:family="text">
      <style:text-properties officeooo:rsid="005172ee"/>
    </style:style>
    <style:style style:name="T184" style:family="text">
      <style:text-properties officeooo:rsid="0053d981"/>
    </style:style>
    <style:style style:name="T185" style:family="text">
      <style:text-properties officeooo:rsid="00552826"/>
    </style:style>
    <style:style style:name="T186" style:family="text">
      <style:text-properties officeooo:rsid="005639ba"/>
    </style:style>
    <style:style style:name="T187" style:family="text">
      <style:text-properties officeooo:rsid="0056d2f8"/>
    </style:style>
    <style:style style:name="T188" style:family="text">
      <style:text-properties officeooo:rsid="00599986"/>
    </style:style>
    <style:style style:name="T189" style:family="text">
      <style:text-properties officeooo:rsid="005bbda5"/>
    </style:style>
    <style:style style:name="T190" style:family="text">
      <style:text-properties officeooo:rsid="005d95f3"/>
    </style:style>
    <style:style style:name="T191" style:family="text">
      <style:text-properties officeooo:rsid="005e1dab"/>
    </style:style>
    <style:style style:name="T192" style:family="text">
      <style:text-properties officeooo:rsid="006158b8"/>
    </style:style>
    <style:style style:name="T193" style:family="text">
      <style:text-properties officeooo:rsid="0061e872"/>
    </style:style>
    <style:style style:name="T194" style:family="text">
      <style:text-properties officeooo:rsid="0065231f"/>
    </style:style>
    <style:style style:name="T195" style:family="text">
      <style:text-properties officeooo:rsid="0066b38d"/>
    </style:style>
    <style:style style:name="T196" style:family="text">
      <style:text-properties officeooo:rsid="0068a6c8"/>
    </style:style>
    <style:style style:name="T197" style:family="text">
      <style:text-properties officeooo:rsid="0069d889"/>
    </style:style>
    <style:style style:name="T198" style:family="text">
      <style:text-properties officeooo:rsid="006c23f3"/>
    </style:style>
    <style:style style:name="T199" style:family="text">
      <style:text-properties officeooo:rsid="0071df2c"/>
    </style:style>
    <style:style style:name="T200" style:family="text">
      <style:text-properties officeooo:rsid="0074247e"/>
    </style:style>
    <style:style style:name="T201" style:family="text">
      <style:text-properties officeooo:rsid="007ab17d"/>
    </style:style>
    <style:style style:name="T202" style:family="text">
      <style:text-properties officeooo:rsid="007bb8f0"/>
    </style:style>
    <style:style style:name="T203" style:family="text">
      <style:text-properties officeooo:rsid="007d48cc"/>
    </style:style>
    <style:style style:name="T204" style:family="text">
      <style:text-properties officeooo:rsid="008291ff"/>
    </style:style>
    <style:style style:name="T205" style:family="text">
      <style:text-properties officeooo:rsid="00845ebc"/>
    </style:style>
    <style:style style:name="T206" style:family="text">
      <style:text-properties officeooo:rsid="0085c8d9"/>
    </style:style>
    <style:style style:name="T207" style:family="text">
      <style:text-properties officeooo:rsid="00866236"/>
    </style:style>
    <style:style style:name="T208" style:family="text">
      <style:text-properties officeooo:rsid="0089dfce"/>
    </style:style>
    <style:style style:name="T209" style:family="text">
      <style:text-properties officeooo:rsid="008f0ae3"/>
    </style:style>
    <style:style style:name="T210" style:family="text">
      <style:text-properties officeooo:rsid="008ff8fc"/>
    </style:style>
    <style:style style:name="T211" style:family="text">
      <style:text-properties officeooo:rsid="0092cebd"/>
    </style:style>
    <style:style style:name="T212" style:family="text">
      <style:text-properties officeooo:rsid="0094ae5d"/>
    </style:style>
    <style:style style:name="T213" style:family="text">
      <style:text-properties officeooo:rsid="009f5e0b"/>
    </style:style>
    <style:style style:name="T214" style:family="text">
      <style:text-properties officeooo:rsid="00a077f7"/>
    </style:style>
    <style:style style:name="T215" style:family="text">
      <style:text-properties officeooo:rsid="00a343d0"/>
    </style:style>
    <style:style style:name="T216" style:family="text">
      <style:text-properties officeooo:rsid="00a52667"/>
    </style:style>
    <style:style style:name="T217" style:family="text">
      <style:text-properties officeooo:rsid="00aaea67"/>
    </style:style>
    <style:style style:name="T218" style:family="text">
      <style:text-properties officeooo:rsid="00ab1fa7"/>
    </style:style>
    <style:style style:name="T219" style:family="text">
      <style:text-properties officeooo:rsid="00ab2e03"/>
    </style:style>
    <style:style style:name="T220" style:family="text">
      <style:text-properties officeooo:rsid="00acd35d"/>
    </style:style>
    <style:style style:name="T221" style:family="text">
      <style:text-properties officeooo:rsid="00ad6bba"/>
    </style:style>
    <style:style style:name="T222" style:family="text">
      <style:text-properties officeooo:rsid="00ad7612"/>
    </style:style>
    <style:style style:name="T223" style:family="text">
      <style:text-properties officeooo:rsid="00add948"/>
    </style:style>
    <style:style style:name="T224" style:family="text">
      <style:text-properties officeooo:rsid="00aedc68"/>
    </style:style>
    <style:style style:name="T225" style:family="text">
      <style:text-properties officeooo:rsid="00af2423"/>
    </style:style>
    <style:style style:name="T226" style:family="text">
      <style:text-properties officeooo:rsid="00b90093"/>
    </style:style>
    <style:style style:name="T227" style:family="text">
      <style:text-properties officeooo:rsid="00ba4c1d"/>
    </style:style>
    <style:style style:name="T228" style:family="text">
      <style:text-properties officeooo:rsid="00bf5a08"/>
    </style:style>
    <style:style style:name="T229" style:family="text">
      <style:text-properties officeooo:rsid="00bf5a6e"/>
    </style:style>
    <style:style style:name="T230" style:family="text">
      <style:text-properties officeooo:rsid="00c3db1a"/>
    </style:style>
    <style:style style:name="T231" style:family="text">
      <style:text-properties officeooo:rsid="00c4785c"/>
    </style:style>
    <style:style style:name="T232" style:family="text">
      <style:text-properties officeooo:rsid="00c708e4"/>
    </style:style>
    <style:style style:name="T233" style:family="text">
      <style:text-properties officeooo:rsid="00c757d1"/>
    </style:style>
    <style:style style:name="T234" style:family="text">
      <style:text-properties officeooo:rsid="00c8103a"/>
    </style:style>
    <style:style style:name="T235" style:family="text">
      <style:text-properties officeooo:rsid="00c893c5"/>
    </style:style>
    <style:style style:name="T236" style:family="text">
      <style:text-properties officeooo:rsid="00cba62d"/>
    </style:style>
    <style:style style:name="T237" style:family="text">
      <style:text-properties officeooo:rsid="00ce3ca2"/>
    </style:style>
    <style:style style:name="T238" style:family="text">
      <style:text-properties officeooo:rsid="00d176a1"/>
    </style:style>
    <style:style style:name="T239" style:family="text">
      <style:text-properties officeooo:rsid="00ddb0c4"/>
    </style:style>
    <style:style style:name="T240" style:family="text">
      <style:text-properties officeooo:rsid="00de021a"/>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text:span text:style-name="T229">t</text:span> az import program. Annak érdekében, hogy minél egyszerűbben és tömörebben le lehessen írni egy egyedi nyelv lett tervezve a feladathoz, <text:span text:style-name="T147">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48">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48">exec_state</text:span> = 'wait') rekordot, és forrásként feldolgozza az <text:span text:style-name="T48">impor</text:span><text:span text:style-name="T49">t_</text:span><text:span text:style-name="T48">text</text:span> mezőben kapott szöveget. A feldolgozás kezdetekor kitölti a pid, <text:span text:style-name="T48">started</text:span> mezőket, és az <text:span text:style-name="T48">exec_state</text:span> mezőt 'executed'-re állítja. A feldolgozás befejeztével kitölti az <text:span text:style-name="T48">ended</text:span> mezőt is, ha nem volt hiba akkor az <text:span text:style-name="T48">exec_state</text:span>, és <text:span text:style-name="T48">result_msg</text:span> 'ok'-ra lesz állítva, ha viszont hiba történt, akkor <text:span text:style-name="T48">exec_state</text:span> értéke 'faile' lesz, a <text:span text:style-name="T48">result_msg</text:span>-be kerül a részletes hiba üzenet, és ha keletkezett a hibáról log rekord, akkor azt a <text:span text:style-name="T48">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48">pid</text:span>, és <text:span text:style-name="T48">started</text:span>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1"/>
      <text:h text:style-name="Heading_20_2" text:outline-level="2"><text:soft-page-break/>Az import szintaxisa</text:h>
      <text:h text:style-name="Heading_20_3" text:outline-level="3">Kulcsszavak</text:h>
      <text:p text:style-name="P189">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187"/>
      <text:h text:style-name="Heading_20_3" text:outline-level="3">Megjegyzések</text:h>
      <text:p text:style-name="Text_20_body">C++ stílusú (/* ... */ vagy // ...) megjegyzéseket lehet használni.</text:p>
      <text:h text:style-name="Heading_20_3" text:outline-level="3">Adatok</text:h>
      <text:list xml:id="list2195159780" text:style-name="List_20_1">
        <text:list-item>
          <text:p text:style-name="P225">64 bites előjeles egész szám.</text:p>
          <text:list>
            <text:list-item text:start-value="1">
              <text:p text:style-name="P225">Ha 0-val kezdődik, nem tartalmazhat csak 0-7 számjegyeket, ekkor oktális számjegy.</text:p>
            </text:list-item>
            <text:list-item>
              <text:p text:style-name="P225">Ha nem nullával, de számjeggyel kezdődik és csak számjegyeket tartalmaz, akkor decimális szám.</text:p>
            </text:list-item>
            <text:list-item>
              <text:p text:style-name="P225">Ha 0x-el kezdődik, akkor hexadecimális számjegy</text:p>
            </text:list-item>
            <text:list-item>
              <text:p text:style-name="P225">A negatív értékek a '-' unáris operátorral adhatóak meg.</text:p>
            </text:list-item>
            <text:list-item>
              <text:p text:style-name="P107">Néhány objektum esetén lehetőség van egy függvényhívás szerű kifejezéssel a rekord <text:span text:style-name="T160">ID</text:span> lekérdezésére a név alapján, és ennek használatára egész értékként:</text:p>
              <text:list>
                <text:list-item>
                  <text:p text:style-name="P110"><text:span text:style-name="T72">ID NODE (</text:span><text:span text:style-name="T2">&lt;név&gt;</text:span><text:span text:style-name="T72">)</text:span><text:tab/>Patch panel, fali csatlakozó <text:span text:style-name="T184">vagy</text:span> hálózati elem</text:p>
                </text:list-item>
                <text:list-item>
                  <text:p text:style-name="P112"><text:span text:style-name="T72">ID PORT</text:span> <text:span text:style-name="T72">(</text:span><text:span text:style-name="T17">&lt;node név&gt;</text:span><text:span text:style-name="T72">:</text:span><text:span text:style-name="T2">&lt;port név&gt;</text:span><text:span text:style-name="T72">)</text:span><text:tab/>Node név, és port név <text:span text:style-name="T201">ill. sorszám</text:span> alapján a port_id. <text:span text:style-name="T201">A port név egy string, ha számként is értelmezhető a név, akkor idézőjelbe kell tenni.</text:span></text:p>
                </text:list-item>
                <text:list-item>
                  <text:p text:style-name="P112"><text:span text:style-name="T72">ID PORT (</text:span><text:span text:style-name="T2">&lt;node név&gt;</text:span><text:span text:style-name="T101">:</text:span><text:span text:style-name="T2">&lt;port index&gt;</text:span><text:span text:style-name="T72">)</text:span><text:tab/>Node név, és port index alapján a port_id. <text:span text:style-name="T184">A port index egy egész szám.</text:span></text:p>
                </text:list-item>
                <text:list-item>
                  <text:p text:style-name="P112"><text:span text:style-name="T72">ID SERVICE (</text:span><text:span text:style-name="T2">&lt;név&gt;</text:span><text:span text:style-name="T72">)</text:span><text:tab/>A <text:span text:style-name="T160">s</text:span>ervice név alapján a service_id</text:p>
                </text:list-item>
                <text:list-item>
                  <text:p text:style-name="P113"><text:span text:style-name="T72">ID SERVICE TYPE (</text:span><text:span text:style-name="T2">&lt;</text:span><text:span text:style-name="T5">n</text:span><text:span text:style-name="T2">év&gt;</text:span><text:span text:style-name="T72">)</text:span><text:tab/><text:span text:style-name="T148">A </text:span>s<text:span text:style-name="T148">ervice </text:span>typus<text:span text:style-name="T148"> név alapján a service_</text:span>type<text:span text:style-name="T148">_id</text:span></text:p>
                </text:list-item>
                <text:list-item>
                  <text:p text:style-name="P110"><text:span text:style-name="T72">ID PLACE (</text:span><text:span text:style-name="T2">&lt;név&gt;</text:span><text:span text:style-name="T72">)</text:span><text:tab/>Hely vagy helyiség.</text:p>
                </text:list-item>
                <text:list-item>
                  <text:p text:style-name="P111"><text:span text:style-name="T72">ID PLACE </text:span><text:span text:style-name="T73">GROUP</text:span><text:span text:style-name="T72"> (</text:span><text:span text:style-name="T2">&lt;név&gt;</text:span><text:span text:style-name="T72">)</text:span><text:tab/>Hely vagy helyiség <text:span text:style-name="T148">csoport</text:span>.</text:p>
                </text:list-item>
                <text:list-item>
                  <text:p text:style-name="P110"><text:span text:style-name="T72">ID TIME PERIOD (</text:span><text:span text:style-name="T2">&lt;név&gt;</text:span><text:span text:style-name="T143">)</text:span><text:tab/>Idő intervallum.</text:p>
                </text:list-item>
                <text:list-item>
                  <text:p text:style-name="P110"><text:span text:style-name="T72">ID SUBNET (</text:span><text:span text:style-name="T2">&lt;név&gt;</text:span><text:span text:style-name="T143">)</text:span><text:tab/>Idő alhálózati cím.</text:p>
                </text:list-item>
              </text:list>
              <text:list>
                <text:list-item>
                  <text:p text:style-name="P110"><text:span text:style-name="T72">ID IFTYPE (</text:span><text:span text:style-name="T2">&lt;név&gt;</text:span><text:span text:style-name="T143">)</text:span><text:tab/>Interfész (port) típus.</text:p>
                </text:list-item>
                <text:list-item>
                  <text:p text:style-name="P110"><text:span text:style-name="T72">ID VLAN (</text:span><text:span text:style-name="T2">&lt;név&gt;</text:span><text:span text:style-name="T143">)</text:span><text:tab/>Virtuális hálózat.</text:p>
                </text:list-item>
                <text:list-item>
                  <text:p text:style-name="P112"><text:span text:style-name="T72">ID USER (</text:span><text:span text:style-name="T17">&lt;név&gt;</text:span><text:span text:style-name="T72">)</text:span><text:tab/>Felhasználó</text:p>
                </text:list-item>
                <text:list-item>
                  <text:p text:style-name="P112"><text:span text:style-name="T72">ID USER GROUP (</text:span><text:span text:style-name="T17">&lt;név&gt;</text:span><text:span text:style-name="T72">)</text:span><text:tab/>Felhasználói csoport.</text:p>
                </text:list-item>
                <text:list-item>
                  <text:p text:style-name="P112"><text:span text:style-name="T72">ID GROUP (</text:span><text:span text:style-name="T17">&lt;név&gt;</text:span><text:span text:style-name="T72">)</text:span><text:tab/>Felhasználói csoport.</text:p>
                </text:list-item>
              </text:list>
              <text:list>
                <text:list-item>
                  <text:p text:style-name="P113"><text:span text:style-name="T72">ID TABLE SHAPE (</text:span><text:span text:style-name="T2">&lt;név&gt;</text:span><text:span text:style-name="T72">)<text:tab/></text:span><text:span text:style-name="T139">Adattábla (objektumok táblázata) megjelenítését leíró.</text:span></text:p>
                </text:list-item>
                <text:list-item>
                  <text:p text:style-name="P114"><text:span text:style-name="T72">ID TABLE SHAPE(</text:span><text:span text:style-name="T2">&lt;tábla&gt;</text:span><text:span text:style-name="T72">.</text:span><text:span text:style-name="T2">&lt;mező&gt;</text:span><text:span text:style-name="T72">)<text:tab/></text:span><text:span text:style-name="T139">Adattábla (objektumok táblázata) mező megjelenítését leíró.</text:span></text:p>
                </text:list-item>
                <text:list-item>
                  <text:p text:style-name="P115"><text:span text:style-name="T118">I</text:span><text:span text:style-name="T101">D SERVICE VAR TYPE</text:span><text:span text:style-name="T137"> </text:span><text:span text:style-name="T72">(</text:span><text:span text:style-name="T17">&lt;név&gt;</text:span><text:span text:style-name="T72">)</text:span><text:span text:style-name="T137"><text:tab/></text:span></text:p>
                </text:list-item>
                <text:list-item>
                  <text:p text:style-name="P116">ID HOST SERVICE (<text:span text:style-name="T123">&lt;host-service azonosító&gt;</text:span>)</text:p>
                </text:list-item>
              </text:list>
            </text:list-item>
          </text:list>
        </text:list-item>
      </text:list>
      <text:p text:style-name="P92">A <text:span text:style-name="T2">&lt;host-service azonosító&gt;</text:span> a következőképpen adható meg ( a fenti kifejezésekben az azonosító csak akkor lesz elfogadva, ha <text:s/>csak egy és csakis egy service példányt azonosít):</text:p>
      <text:list xml:id="list1862146148" text:style-name="L1">
        <text:list-item>
          <text:p text:style-name="P123"><text:soft-page-break/><text:span text:style-name="T2">&lt;host név&gt;</text:span><text:span text:style-name="T72">.</text:span><text:span text:style-name="T2">&lt;service név&gt;</text:span><text:tab/></text:p>
        </text:list-item>
        <text:list-item>
          <text:p text:style-name="P123"><text:span text:style-name="T2">&lt;host név&gt;</text:span><text:span text:style-name="T101">:</text:span><text:span text:style-name="T2">&lt;port név&gt;</text:span><text:span text:style-name="T72">.</text:span><text:span text:style-name="T2">&lt;service név&gt;</text:span><text:tab/></text:p>
        </text:list-item>
        <text:list-item text:start-value="1">
          <text:p text:style-name="P123"><text:span text:style-name="T2">&lt;hos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item>
          <text:p text:style-name="P123"><text:span text:style-name="T2">&lt;host név&gt;</text:span><text:span text:style-name="T101">:</text:span><text:span text:style-name="T2">&lt;port név&gt;</text:span><text:span text:style-name="T72">.</text:span><text:span text:style-name="T2">&lt;service név&gt; </text:span><text:span text:style-name="T72">(</text:span><text:span text:style-name="T2">[&lt;protokol&gt;]</text:span><text:span text:style-name="T101">:</text:span><text:span text:style-name="T2">[&lt;mód&gt;]</text:span><text:span text:style-name="T72">)</text:span></text:p>
        </text:list-item>
      </text:list>
      <text:list xml:id="list133411818925189" text:continue-list="list2195159780" text:style-name="List_20_1">
        <text:list-item>
          <text:list>
            <text:list-item>
              <text:p text:style-name="P124">Definiálhatóak változók, melynek az értékére a <text:span text:style-name="T72">#</text:span><text:span text:style-name="T2">változó</text:span> formában hivatkozhatunk. A <text:span text:style-name="T101">#+</text:span><text:span text:style-name="T86">&lt;</text:span><text:span text:style-name="T2">változó</text:span><text:span text:style-name="T8">&gt;</text:span> kifejezéssel a változó értékét eggyel növeljük, a kifejezés értéke pedig a változó új értéke.<text:line-break/><text:span text:style-name="T200">Hasonlóan a </text:span><text:span text:style-name="T86">#-</text:span><text:span text:style-name="T200">&lt;változó&gt; kifejezés eggyel csökkenti a változó értékét, és a kifejezés értéke a változó új értéke lesz.</text:span></text:p>
              <text:p text:style-name="P124">Egész típusú változót értékadással hozhatunk létre pl.: <text:span text:style-name="T146">#V=12</text:span> kifejezés létrehoz egy V nevű egész típusú változót, aminek a 12 értéket adja. Ha nem létező változóra hivatkozunk, akkor hibajelzést kapunk.</text:p>
            </text:list-item>
            <text:list-item>
              <text:p text:style-name="P124">Továbbá a <text:span text:style-name="T72">#[</text:span><text:span text:style-name="T2">&lt;egész kifejezés&gt;</text:span><text:span text:style-name="T72">]</text:span> formában megadhatunk egész kifejezéseket. A használható aritmetikai operátorok: +, –, *, /, |, &amp;. Ahol a | a bitenkénti vagy, az &amp; a bitenkénti és.</text:p>
            </text:list-item>
          </text:list>
        </text:list-item>
        <text:list-item>
          <text:p text:style-name="P225">Valós szám: Mint a decimális szám, de tartalmazhat egy db. pont (tizedespont) karaktert. nem kezdődhet '.' karakterrel, a pont előtt kell legalább egy 0 karakter. A negatív értékek a '-' unáris operátorral adhatóak meg.</text:p>
        </text:list-item>
        <text:list-item>
          <text:p text:style-name="P225">String (karakter sorozat)</text:p>
          <text:list>
            <text:list-item>
              <text:p text:style-name="P225">Egy stringet nem kell idézőjelbe tenni, ha nem számjeggyel kezdődik, csak alfanumerikus karaktereket tartalmaz, és nem kulcsszó. Az ilyen stringekre név típusként is fogok hivatkozni. <text:span text:style-name="T185">Egy objektum nevének általában nem kell megfelelnie az előző szabálynak, lehet bármilyen karaktersorozat.</text:span></text:p>
            </text:list-item>
            <text:list-item>
              <text:p text:style-name="P225">Kétféle idézőjel használható. Egyik a szokásos kettős aposztróf.</text:p>
            </text:list-item>
            <text:list-item>
              <text:p text:style-name="P225">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33413057369942" text:continue-numbering="true" text:style-name="List_20_1">
        <text:list-item>
          <text:list>
            <text:list-header>
              <text:p text:style-name="P225">A kettős felülvonás idézőjel használatakor feldolgozásra kerülnek az un. escape szekvenciák. A $$ idézőjelek esetén nem. Így a "\n" egy soremelést tartalmaz, a $$\n$$ pedig a két megadott karakter.</text:p>
            </text:list-header>
            <text:list-item>
              <text:p text:style-name="P225">A <text:span text:style-name="T72">NULL</text:span> kulcsszó egy „NULL” stringet jelent.</text:p>
            </text:list-item>
            <text:list-item>
              <text:p text:style-name="P225"><text:span text:style-name="T72">STRING(</text:span><text:span text:style-name="T2">&lt;egész kifejezés&gt;</text:span><text:span text:style-name="T72">)</text:span><text:tab/>Szám, stri<text:span text:style-name="T149">n</text:span>ggé konvertálva.</text:p>
            </text:list-item>
            <text:list-item>
              <text:p text:style-name="P225"><text:span text:style-name="T72">MASK(</text:span><text:span text:style-name="T2">&lt;string kifejezés&gt;</text:span><text:span text:style-name="T101">,</text:span><text:span text:style-name="T2"> &lt;egész kifejezés&gt;</text:span><text:span text:style-name="T72">)</text:span><text:tab/>Konverzió egy maszk alapján: Ha a minta tartalmaz '?' helyettesítő karaktereket <text:span text:style-name="T157">(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225"><text:span text:style-name="T94">STRING </text:span><text:span text:style-name="T72">MACRO</text:span> (&lt;név&gt;)<text:tab/>A makró törzsét adja vissza a név alapján. Ha nem definiált a megadott nevű makró, akkor hibaüzenetet kapunk.</text:p>
            </text:list-item>
          </text:list>
          <text:list>
            <text:list-item>
              <text:p text:style-name="P225"><text:span text:style-name="T17">&lt;obj. </text:span><text:span text:style-name="T29">típus név</text:span><text:span text:style-name="T17">&gt;</text:span><text:span text:style-name="T48"> </text:span><text:span text:style-name="T72">TEMPLATE</text:span> <text:span text:style-name="T72">(</text:span><text:span text:style-name="T2">&lt;név&gt;</text:span><text:span text:style-name="T72">)<text:tab/></text:span><text:span text:style-name="T137">A megadott objektum típushoz ( </text:span><text:span text:style-name="T72">PATCH</text:span><text:span text:style-name="T137">, </text:span><text:span text:style-name="T72">NODE</text:span><text:span text:style-name="T137">) tartozó minta tartalmát adja vissza.</text:span></text:p>
            </text:list-item>
          </text:list>
        </text:list-item>
        <text:list-item>
          <text:p text:style-name="P225">IPV4<text:tab/>hálózati címet a szokásos módon adhatunk meg <text:span text:style-name="T149">pl.:</text:span> 172.20.1.3</text:p>
        </text:list-item>
        <text:list-item>
          <text:p text:style-name="P225">IPV6<text:tab/>Szintén a szokásos módon adható meg.</text:p>
        </text:list-item>
        <text:list-item>
          <text:p text:style-name="P225">MAC<text:tab/>Ethernet cím. A szokásos formátumok támogatottak <text:span text:style-name="T239">(a kis és nagy betűk nincsenek megkülönböztetve)</text:span> <text:span text:style-name="T239">pl.</text:span>:</text:p>
          <text:list>
            <text:list-item>
              <text:p text:style-name="P228">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40">A bevezető nullák elhagyhatóak, maximum 6 karakter.</text:span></text:p>
            </text:list-item>
            <text:list-item>
              <text:p text:style-name="P228">001122-aabbcc</text:p>
            </text:list-item>
            <text:list-item>
              <text:p text:style-name="P228">00:22:33:aa:bb:cc</text:p>
            </text:list-item>
            <text:list-item>
              <text:p text:style-name="P229">0.12.23.34.56.123</text:p>
            </text:list-item>
          </text:list>
        </text:list-item>
        <text:list-item>
          <text:p text:style-name="P225">subnet<text:tab/>Mindkét szokásos forma megengedett: 172.20.1.0/24 vagy 172.20.1.0/255.255.255.0</text:p>
        </text:list-item>
        <text:list-item>
          <text:p text:style-name="P225">polygon<text:tab/>Koordináták sorozata : <text:span text:style-name="T72">{ [</text:span><text:span text:style-name="T2">x1</text:span><text:span text:style-name="T72">,</text:span> <text:span text:style-name="T2">y1</text:span><text:span text:style-name="T72">], [</text:span><text:span text:style-name="T2">x2</text:span><text:span text:style-name="T72">,</text:span> <text:span text:style-name="T2">y2</text:span><text:span text:style-name="T72">]</text:span> ... <text:span text:style-name="T72">}</text:span>, ahol x és y lebegőpontos, vagy egész előjeles értékek, <text:span text:style-name="T149">ill. kifejezés</text:span>. <text:span text:style-name="T160">Ha csak két pont van megadva, az egy négyzetet reprezentál.</text:span></text:p>
        </text:list-item>
        <text:list-item>
          <text:p text:style-name="P225">Kábel megosztások. Nyolc lehetséges értéke van (nem számolva azt az esetet, amikor nincs megosztás, <text:span text:style-name="T160">ill. nincs bekötve a port</text:span>) az értékek név, ill. stringként adhatóak meg:</text:p>
          <text:list>
            <text:list-item>
              <text:p text:style-name="P225">A<text:tab/>Az 1., 2., 3. és 6. erek használata, 2 érpár.</text:p>
            </text:list-item>
            <text:list-item>
              <text:p text:style-name="P225">B<text:tab/>A 4., 5., 7. és 8. erek használata, 2 érpár.</text:p>
            </text:list-item>
            <text:list-item>
              <text:p text:style-name="P225">AA<text:tab/>Az 1. és 2. erek használata, 1 érpár.</text:p>
            </text:list-item>
            <text:list-item>
              <text:p text:style-name="P225">AB<text:tab/>A 3. és 6. erek használata, 1 érpár.</text:p>
            </text:list-item>
            <text:list-item>
              <text:p text:style-name="P225">BA<text:tab/>A 4. és 5. erek használata, 1 érpár.</text:p>
            </text:list-item>
            <text:list-item>
              <text:p text:style-name="P225">BB<text:tab/>A 7. és 8. erek használata, 1 érpár.</text:p>
            </text:list-item>
            <text:list-item>
              <text:p text:style-name="P226">C<text:tab/>A 3. és 4. erek használata, 1 érpár.</text:p>
            </text:list-item>
            <text:list-item>
              <text:p text:style-name="P226"><text:soft-page-break/>D<text:tab/>A 5. és 6. erek használata, 1 érpár.</text:p>
            </text:list-item>
            <text:list-item>
              <text:p text:style-name="P230">NC<text:tab/>Nincs bekötve</text:p>
            </text:list-item>
          </text:list>
        </text:list-item>
        <text:list-item>
          <text:p text:style-name="P226">Logikai érték.</text:p>
          <text:list>
            <text:list-item>
              <text:p text:style-name="P226"><text:s/>Az <text:span text:style-name="T72">ON</text:span><text:span text:style-name="T137">,</text:span><text:span text:style-name="T72"> YES</text:span><text:span text:style-name="T137"> és </text:span><text:span text:style-name="T72">TRUE</text:span> kulcsszavak igaz értéket, az <text:span text:style-name="T72">OFF</text:span>, <text:span text:style-name="T72">NO</text:span> és <text:span text:style-name="T72">FALSE</text:span> kulcsszavak pedig hamis értéket jelentenek.</text:p>
            </text:list-item>
            <text:list-item>
              <text:p text:style-name="P231">Egyes helyeken használhatunk logikai kifejezéseket is:</text:p>
              <text:list>
                <text:list-item>
                  <text:p text:style-name="P208"><text:span text:style-name="T101">NOT</text:span><text:span text:style-name="T2"> </text:span><text:span text:style-name="T123">&lt;logikai kife</text:span><text:span text:style-name="T132">j</text:span><text:span text:style-name="T123">ezés&gt;</text:span></text:p>
                </text:list-item>
                <text:list-item>
                  <text:p text:style-name="P208"><text:span text:style-name="T17">&lt;logikai kifejezés&gt;</text:span><text:span text:style-name="T2"> </text:span><text:span text:style-name="T101">OR</text:span><text:span text:style-name="T2"> </text:span><text:span text:style-name="T17">&lt;logikai kife</text:span><text:span text:style-name="T43">j</text:span><text:span text:style-name="T17">ezés&gt;</text:span></text:p>
                </text:list-item>
                <text:list-item>
                  <text:p text:style-name="P208"><text:span text:style-name="T17">&lt;logikai kifejezés&gt;</text:span><text:span text:style-name="T2"> </text:span><text:span text:style-name="T101">AND</text:span><text:span text:style-name="T2"> </text:span><text:span text:style-name="T17">&lt;logikai kife</text:span><text:span text:style-name="T43">j</text:span><text:span text:style-name="T17">ezés&gt;</text:span></text:p>
                </text:list-item>
                <text:list-item>
                  <text:p text:style-name="P208"><text:span text:style-name="T17">&lt;egész kifejezés&gt;</text:span> <text:span text:style-name="T72">==</text:span> <text:span text:style-name="T17">&lt;egész kife</text:span><text:span text:style-name="T43">j</text:span><text:span text:style-name="T17">ezés&gt;</text:span></text:p>
                </text:list-item>
                <text:list-item>
                  <text:p text:style-name="P208"><text:span text:style-name="T17">&lt;egész kifejezés&gt;</text:span> !<text:span text:style-name="T72">=</text:span> <text:span text:style-name="T17">&lt;egész kife</text:span><text:span text:style-name="T43">j</text:span><text:span text:style-name="T17">ezés&gt;</text:span></text:p>
                </text:list-item>
                <text:list-item>
                  <text:p text:style-name="P208"><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32">A string összehasonlítás nagybetű érzékeny.</text:span></text:p>
                </text:list-item>
                <text:list-item>
                  <text:p text:style-name="P208"><text:span text:style-name="T17">&lt;</text:span><text:span text:style-name="T43">string</text:span><text:span text:style-name="T17"> kifejezés&gt;</text:span><text:span text:style-name="T2"> !</text:span><text:span text:style-name="T48">=</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09"><text:span text:style-name="T17">&lt;</text:span><text:span text:style-name="T43">string</text:span><text:span text:style-name="T17"> kifejezés&gt; </text:span><text:span text:style-name="T50">~</text:span><text:span text:style-name="T48">=</text:span><text:span text:style-name="T17"> &lt;</text:span><text:span text:style-name="T43">reguláris</text:span><text:span text:style-name="T17"> kife</text:span><text:span text:style-name="T43">j</text:span><text:span text:style-name="T17">ezés&gt;<text:line-break/></text:span><text:span text:style-name="T132">Teljes egyezés a reguláris kife</text:span><text:span text:style-name="T133">j</text:span><text:span text:style-name="T132">ezéssel. A reguláris kifejezés egy string kifejezésként adjuk meg.</text:span></text:p>
                </text:list-item>
                <text:list-item>
                  <text:p text:style-name="P209"><text:span text:style-name="T17">&lt;</text:span><text:span text:style-name="T43">string</text:span><text:span text:style-name="T17"> kifejezés&gt; </text:span><text:span text:style-name="T50">~~</text:span><text:span text:style-name="T17"> &lt;</text:span><text:span text:style-name="T43">reguláris</text:span><text:span text:style-name="T17"> kife</text:span><text:span text:style-name="T43">j</text:span><text:span text:style-name="T17">ezés&gt;<text:line-break/></text:span><text:span text:style-name="T132">Részleges egyezés.</text:span></text:p>
                </text:list-item>
              </text:list>
            </text:list-item>
          </text:list>
        </text:list-item>
        <text:list-item>
          <text:p text:style-name="P225">Egyes helyeken megadható a fentebb felsorolt típusok bármelyike, ezeken a helyeken kifejezések is megadhatóak a megfelelő zárójelezéssel.</text:p>
        </text:list-item>
        <text:list-item>
          <text:p text:style-name="P225">Listák</text:p>
          <text:list>
            <text:list-item>
              <text:p text:style-name="P225">string listák. Stringek felsorolása, ahol az elválasztó karakter a vessző. A lista, vagy annak egy része generálható a <text:span text:style-name="T72">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23">&lt;string&gt;</text:span></text:p>
      <text:list xml:id="list133412462401434" text:continue-numbering="true" text:style-name="List_20_1">
        <text:list-item>
          <text:list>
            <text:list-header>
              <text:p text:style-name="P225">A <text:span text:style-name="T72">LIST</text:span> utáni kifejezés értékétől a <text:span text:style-name="T72">TO</text:span> utáni kifejezés értékéig növelünk egy ciklusváltozót, és minden elemel generálunk egy stringet a fentebb leírt <text:span text:style-name="T72">MASK</text:span> stílusú string konverzióval. Ha a ciklusváltózó értéke egyenlő lesz a <text:span text:style-name="T72">TO</text:span> utáni <text:span text:style-name="T150">kifejezéssel</text:span>, akkor az azzal konvertált érték mé<text:span text:style-name="T150">g</text:span> eleme lesz a listának. Ha megadjuk a <text:span text:style-name="T72">STEP</text:span> kulcsszót, akkor 1 helyett az utána megadott érték lesz a lépésköz. Pl.:</text:p>
            </text:list-header>
          </text:list>
        </text:list-item>
      </text:list>
      <text:p text:style-name="example">LIST 1 TO 8 MASK ”p??”</text:p>
      <text:list xml:id="list133412739003796" text:continue-numbering="true" text:style-name="List_20_1">
        <text:list-item>
          <text:list>
            <text:list-header>
              <text:p text:style-name="P227">kifejezés eredménye a:</text:p>
              <text:p text:style-name="P208">p01,p02,p03,p04,p05,p06,p07,p08</text:p>
              <text:p text:style-name="P227">lista.</text:p>
            </text:list-header>
          </text:list>
        </text:list-item>
      </text:list>
      <text:p text:style-name="P102">Megjegyzés:</text:p>
      <text:p text:style-name="P96"><text:span text:style-name="T162">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51">A </text:span><text:span text:style-name="T107">LIST</text:span><text:span text:style-name="T151"> működése makró jellegű, a makró feldolgozás pedig rekurzív.</text:span></text:p>
      <text:p text:style-name="P105">Ha ki kell kényszeríteni a lista elemek idézőjelezését, akkor használhatjuk az alternatív idézőjeleket <text:span text:style-name="T187">is</text:span>:</text:p>
      <text:p text:style-name="example">LIST 1 TO 8 MASK <text:span text:style-name="T169">$$</text:span>”??”<text:span text:style-name="T169">$$</text:span></text:p>
      <text:p text:style-name="P106">kifejezés eredménye a:</text:p>
      <text:p text:style-name="example">”01”,”02”, ”03”,”04”,”05”,”06”,”07”,”08”</text:p>
      <text:p text:style-name="P106">lista.</text:p>
      <text:list xml:id="list133412634267220" text:continue-numbering="true" text:style-name="List_20_1">
        <text:list-item>
          <text:list>
            <text:list-item>
              <text:p text:style-name="P225">Egész számok listája. Szintén a vessző az elválasztó jel, és a lista vagy annak egy része szintén generálható a <text:span text:style-name="T72">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01">LIST</text:span><text:span text:style-name="T17"> &lt;egész kifejezés&gt;</text:span><text:span text:style-name="T101"> TO </text:span><text:span text:style-name="T17">&lt;egész kifejezés&gt;</text:span><text:span text:style-name="T101"> STEP </text:span><text:span text:style-name="T17">&lt;egész kifejezés&gt;</text:span></text:p>
      <text:list xml:id="list133411840945149" text:continue-numbering="true" text:style-name="List_20_1">
        <text:list-item>
          <text:list>
            <text:list-item>
              <text:p text:style-name="P225">Változó típusú elemek listája. A lista elem bármilyen (fentebb felsorolt nem lista) típusú lehet. Itt is lehetőség van a lista egészének vagy egy részének a <text:span text:style-name="T72">LIST</text:span> kulcsszóval való legenerálására a fentebb említett kifejezések bármelyikével, természetesen a legenerált lista elemek típusa csak string, vagy egész típus lehet.</text:p>
            </text:list-item>
          </text:list>
        </text:list-item>
      </text:list>
      <text:h text:style-name="Heading_20_4" text:outline-level="4">A „features” mező</text:h>
      <text:p text:style-name="P88">Néhány objektum típus rendelkezik egy features nevű mezővel. Ez a mező szolgál olyan egyedi paraméterek megadására, melyek a rekord struktúrában nem kaptak helyet. A features mező értékének magadására több lehetőség van.</text:p>
      <text:p text:style-name="P90">Megadhatjuk egy karaktersorozatként. Ekkor minden egyes paraméter ill. paraméter értékadást egy „:” karakterrel kel elválasztani, és a kezdő és záró karakter is egy-egy „:” karakter. pl.: <text:span text:style-name="T72">”:prop1=val1:prop2:”</text:span>.</text:p>
      <text:p text:style-name="P89">Vagy megadhatjuk egyenként a paramétereket a következő formában:</text:p>
      <text:p text:style-name="P42">{<text:line-break/><text:tab/>”prop1” = ”val1”;<text:line-break/><text:tab/>”prop2”;<text:line-break/>}</text:p>
      <text:p text:style-name="P89"/>
      <text:h text:style-name="P233" text:outline-level="3"><text:soft-page-break/>Makrók</text:h>
      <text:p text:style-name="Text_20_body">Makrók a <text:span text:style-name="T72">MACRO</text:span> kulcsszóval definiálhatóak:</text:p>
      <text:list xml:id="list2714680712" text:style-name="L2">
        <text:list-item>
          <text:p text:style-name="P210">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50">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02">NODE (snmp)</text:span> "%1.xyz.local" LOOKUP ARP "%2" { PORTS BY SNMP; } $$;</text:p>
      <text:p text:style-name="example">MACRO P24 $$ PATCH <text:s text:c="2"/>"%1" "%2" <text:span text:style-name="T202">TEMPLATE</text:span> patch24; $$;</text:p>
      <text:p text:style-name="example">MACRO P48 $$ PATCH <text:s text:c="2"/>"%1" "%2" <text:span text:style-name="T202">TEMPLATE</text:span> patch48; $$;</text:p>
      <text:p text:style-name="example">$Sw(sw1,”Az első switch”)</text:p>
      <text:p text:style-name="example">$P24(P1,”Els<text:span text:style-name="T157">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01">SAVE </text:span><text:span text:style-name="T17">[&lt;leírás&gt;]</text:span><text:span text:style-name="T101">;</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01">;</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MACRO <text:span text:style-name="T46">&lt;macro név&gt;</text:span>;</text:p>
      <text:p text:style-name="Text_20_body">Magyarázat helyett egy példa:</text:p>
      <text:p text:style-name="example">MACRO Sw $$ <text:span text:style-name="T202">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31">MACRO</text:span> Sw;</text:p>
      <text:p text:style-name="Text_20_body">A fenti néhány sor egyenértékű a következő sorokkal:</text:p>
      <text:p text:style-name="P23"><text:span text:style-name="T202">NODE (snmp)</text:span> "xx1.xyz.local" LOOKUP ARP "xx rendező 1. switch" { PORTS BY SNMP; }</text:p>
      <text:p text:style-name="example"><text:span text:style-name="T202">NODE (snmp)</text:span> "xx2.xyz.local" LOOKUP ARP "xx rendező 2. switch" { PORTS BY SNMP; }</text:p>
      <text:p text:style-name="example"><text:span text:style-name="T202">NODE (snmp)</text:span> "xx3.xyz.local" LOOKUP ARP "xx rendező 3. switch" { PORTS BY SNMP; }</text:p>
      <text:p text:style-name="P82">Ha megadjuk a <text:span text:style-name="T72">STEP</text:span> kulcsszót is, akkor a makró paramétereit például a fenti esetben a hármat nem kell csomagként megadni. Ekkor a makró a <text:span text:style-name="T72">STEP</text:span> után megadott számú paramétert kap a listából. Így a fentivel egyenértékű kifejezés:</text:p>
      <text:p text:style-name="P35"><text:span text:style-name="T230">STEP 2 </text:span>FOR </text:p>
      <text:p text:style-name="P35"><text:s text:c="4"/>xx1,"xx rendező 1. switch",</text:p>
      <text:p text:style-name="P35"><text:s text:c="4"/>xx2,"xx rendező 2. switch",</text:p>
      <text:p text:style-name="P35"><text:s text:c="4"/>xx3,"xx rendező 3. switch"</text:p>
      <text:p text:style-name="P36">DO <text:span text:style-name="T231">MACRO</text:span> Sw;</text:p>
      <text:p text:style-name="Text_20_body">A <text:span text:style-name="T72">FOR</text:span> -ban nem szükséges előre definiált makrót használni, megadhatjuk közvetlenül a makró törzset is:</text:p>
      <text:p text:style-name="P35"><text:span text:style-name="T42">[</text:span><text:span text:style-name="T230">STEP </text:span><text:span text:style-name="T42">&lt;int&gt;]</text:span><text:span text:style-name="T230"> </text:span>FOR <text:span text:style-name="T17">&lt;változó </text:span><text:span text:style-name="T18">típusú</text:span><text:span text:style-name="T17"> lista&gt;</text:span> DO <text:span text:style-name="T46">&lt;macro törzs&gt;</text:span>;</text:p>
      <text:p text:style-name="Text_20_body">Ez egyenértékű azzal, hogy definiálunk egy '__' nevű makrót a fenti makró <text:span text:style-name="T150">törzzsel</text:span>, és aztán ezt hívjuk a fentebb megadott formában. (Az így definiált makró nem törlődik, ha létezett felülíródik).</text:p>
      <text:p text:style-name="P61">Speciális makróknak tekinthetőek a template-k is, melyek a <text:span text:style-name="T72">PATCH</text:span> és <text:span text:style-name="T72">NODE</text:span> típusú objektumok definiálását könnyítik meg, leírásukat lásd később.</text:p>
      <text:h text:style-name="P237" text:outline-level="3">Vezérlés jellegű utasítások</text:h>
      <text:p text:style-name="Text_20_body">Az <text:span text:style-name="T72">INCLUDE</text:span> kulcsszó segítségével más szöveges fájlok feldogozását tudjuk beilleszteni:</text:p>
      <text:p text:style-name="example">INCLUDE <text:span text:style-name="T17">&lt;path&gt;</text:span>;</text:p>
      <text:h text:style-name="P201" text:outline-level="4">Feltételes végrehajtás</text:h>
      <text:p text:style-name="P37">IF (<text:span text:style-name="T17">&lt;logokai kifejezés&gt;</text:span>) <text:span text:style-name="T17">&lt;utasítások 1&gt;</text:span> [ ELSE <text:span text:style-name="T17">&lt;utasítások 2&gt; </text:span><text:span text:style-name="T101">] END</text:span></text:p>
      <text:p text:style-name="P37"><text:span text:style-name="T101">IF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38"><text:span text:style-name="T101">IFNDEF </text:span><text:span text:style-name="T17">&lt;obj. típus&gt; &lt;obj. </text:span><text:span text:style-name="T44">azonosító</text:span><text:span text:style-name="T17">&gt;</text:span><text:span text:style-name="T101"> </text:span><text:span text:style-name="T17">&lt;utasítások 1&gt;</text:span><text:span text:style-name="T101"> [ ELSE </text:span><text:span text:style-name="T17">&lt;utasítások 2&gt; </text:span><text:span text:style-name="T101">] END</text:span></text:p>
      <text:p text:style-name="P83">A feltételes utasítások nem egymásba ágyazhatóak.</text:p>
      <text:p text:style-name="P83"><text:soft-page-break/>Az <text:span text:style-name="T72">IFDEF</text:span> és <text:span text:style-name="T72">IFNDEF</text:span> esetén a lehetséges objektum típusok: PLACE, PLACE GROUP, USER, USER GROUP, PATCH, NODE, PORT, VLAN, SUBNET, <text:span text:style-name="T233">TABLE SHAPE, SERVICE, HOST SERVICE, MACRO, TEMPLATE PATCH, TEMPLATE NODE. Az objektum azonosítók megadását lásd a DELETE leírásánál, illetve a PORT esetén a </text:span><text:span text:style-name="T14">&lt;node név&gt;</text:span><text:span text:style-name="T95">:</text:span><text:span text:style-name="T14">&lt;port név&gt;</text:span><text:span text:style-name="T233"> formában adható meg.</text:span></text:p>
      <text:h text:style-name="P234" text:outline-level="3">Globális jelentésű kulcsszavak</text:h>
      <text:p text:style-name="P49"><text:span text:style-name="T186">Ú</text:span>j objektum megadásakor, ha az objektum már létezik, hibajelzést kapunk (és megszakad a feldolgozás). A legtöbb objektum esetén a definícióban megadhatjuk a <text:span text:style-name="T72">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62">al-</text:span>objektumaira is (pl. hálózati elemek portjai), ha az al-objektumot megadtuk azonos névvel, akkor annak az ID-je és kapcsolatai megmaradnak, amit nem <text:span text:style-name="T162">adtunk meg,</text:span> azok <text:span text:style-name="T162">az al-objektumok</text:span> törlődnek.</text:p>
      <text:p text:style-name="P50">Ha a fenti működést alapértelmezetté akarjuk tenni, akkor a következő parancsot kell kiadni:</text:p>
      <text:p text:style-name="P12">SET REPLACE;</text:p>
      <text:p text:style-name="P50">Ezután minden objektum definíciónál (melyeknél a <text:span text:style-name="T72">REPLACE</text:span> megadható), ha olyan objektumot adunk meg ami már létezik, akkor a fenti módon felülírás történik.</text:p>
      <text:p text:style-name="P50">Ezzel ellentétes hatású a</text:p>
      <text:p text:style-name="example">SET INSERT;</text:p>
      <text:p text:style-name="P50">utasítás. <text:span text:style-name="T186">És hasonlóan az o</text:span>bjektum definíciókban a felülírás letiltható az <text:span text:style-name="T72">INSERT</text:span> kulcsszóval.</text:p>
      <text:p text:style-name="P51">Azt, hogy az <text:span text:style-name="T72">INSERT</text:span> vagy <text:span text:style-name="T72">REPLACE</text:span> mód legyen érvényben, a „<text:span text:style-name="T48">global_repla</text:span><text:span text:style-name="T51">c</text:span><text:span text:style-name="T48">e_flag</text:span>” boolean típusú rendszerváltozó értéke határozza meg. Ha értéke igaz, akkor a <text:span text:style-name="T72">REPLACE</text:span>, ha hamis, vagy nem létezik, akkor az <text:span text:style-name="T72">INSERT</text:span> van érvényben alapértelmezés szerint.</text:p>
      <text:p text:style-name="P51">Hálózati elemek esetén az objektum helyét, ill. helyiség definíciókban a parent-et, nem kell minden esetben megadni, megadhatjuk globálisan is, ha kiadjuk a:</text:p>
      <text:p text:style-name="example">SET PLACE <text:span text:style-name="T17">&lt;név&gt;</text:span>;</text:p>
      <text:p text:style-name="P51">parancsot. Ezután, ha nem adtuk meg a helyet, akkor az alapértelmezett <text:span text:style-name="T163">hely</text:span> „unknown”, <text:span text:style-name="T163">ill. alapértelmezett parent a „root”</text:span> helyett a fenti helyiségnév lesz az alapértelmezett<text:span text:style-name="T163">en</text:span>. <text:span text:style-name="T233">Az alapértelmezett beállítás visszaállítható a </text:span><text:span text:style-name="T95">CLEAR PLACE;</text:span><text:span text:style-name="T233"> utasítással.</text:span></text:p>
      <text:p text:style-name="P91">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Objektumok törlése</text:h>
      <text:p text:style-name="Text_20_body">A <text:span text:style-name="T72">DELETE</text:span> kulcsszóval lehetőség van egyes objektumok törlésére: </text:p>
      <text:p text:style-name="example">DELETE <text:span text:style-name="T17">&lt;object type&gt; &lt;név/minta lista&gt;</text:span>;</text:p>
      <text:p text:style-name="Text_20_body">Ahol:</text:p>
      <text:list xml:id="list769200541" text:style-name="L3">
        <text:list-item>
          <text:p text:style-name="P126">&lt;obje<text:span text:style-name="T232">ktum</text:span> <text:span text:style-name="T232">típus</text:span>&gt;<text:tab/>A törölni kíván objektum típusa : <text:span text:style-name="T76">MACRO, </text:span><text:span text:style-name="T87">TEMPLATE PATCH, TEMPLATE NODE</text:span><text:span text:style-name="T161">, </text:span><text:span text:style-name="T72">PLACE, </text:span><text:span text:style-name="T74">PLACE GROUP, USER, </text:span><text:span text:style-name="T30">[</text:span><text:span text:style-name="T74">USER</text:span><text:span text:style-name="T30">]</text:span><text:span text:style-name="T74"> GROUP </text:span>, <text:span text:style-name="T72">PATCH</text:span>, <text:span text:style-name="T72">NODE, VLAN</text:span>, <text:span text:style-name="T72">SUBNET, </text:span><text:span text:style-name="T76">SERVICE, </text:span><text:span text:style-name="T87">SERVICE TYPE</text:span><text:span text:style-name="T72">, TABLE SHAPE, ENUM TITLE</text:span>.</text:p>
        </text:list-item>
        <text:list-item>
          <text:p text:style-name="P125">&lt;név/minta lista&gt;<text:tab/>A törölni kívánt objektumok nevei, <text:span text:style-name="T150">ill.</text:span> egy az SQL LIKE operátoránál használt minták, az összes mintára illeszkedő objektum törölve lesz.</text:p>
        </text:list-item>
      </text:list>
      <text:p text:style-name="Text_20_body">Egyes objektumok esetén egy kicsit eltérő a szintaxis:</text:p>
      <text:list xml:id="list1140005498" text:style-name="L4">
        <text:list-item>
          <text:p text:style-name="P188"><text:span text:style-name="T72">DELETE PORT</text:span> <text:span text:style-name="T2">&lt;node&gt;</text:span> <text:span text:style-name="T72">:</text:span> <text:span text:style-name="T2">&lt;port név lista&gt;</text:span><text:span text:style-name="T72">;</text:span><text:line-break/>A <text:span text:style-name="T2">&lt;node&gt;</text:span> egy hálózati eszköz vagy patch panel (fali csatlakozó) neve, a <text:span text:style-name="T2">&lt;port név lista&gt;</text:span> pedig a törlendő portok neveinek a listája.</text:p>
        </text:list-item>
        <text:list-item>
          <text:p text:style-name="P127">A host_services rekord törlése:</text:p>
          <text:p text:style-name="P211">DELETE HOST <text:span text:style-name="T17">&lt;n</text:span><text:span text:style-name="T19">év/minta lista</text:span><text:span text:style-name="T17">&gt; </text:span><text:span text:style-name="T101">SERVICE</text:span><text:span text:style-name="T17"> &lt;név/minta lista&gt;</text:span>;</text:p>
          <text:p text:style-name="P129">vagy<text:line-break/><text:span text:style-name="T72">DELETE HOST</text:span> <text:span text:style-name="T101">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30"><text:span text:style-name="T98">DELETE </text:span><text:span text:style-name="T72">ENUM </text:span><text:span text:style-name="T17">&lt;típus név&gt; &lt;érték lista&gt;</text:span><text:span text:style-name="T72">;</text:span><text:line-break/>Az egyszerű alak az enumerációs típushoz tartozó összes érték megnevezést törli. A fenti esetben csak a megadott értékek törlődnek.</text:p>
        </text:list-item>
        <text:list-item text:start-value="1">
          <text:p text:style-name="P127">Fizikai linkek törlése (phs_links_<text:span text:style-name="T152">t</text:span>able rekordok törlése<text:span text:style-name="T161">)</text:span>:</text:p>
          <text:p text:style-name="P211">DELETE LINK <text:span text:style-name="T17">&lt;node neve&gt; &lt;port név/minta lista&gt;</text:span>;</text:p>
          <text:p text:style-name="P211">DELETE LINK <text:span text:style-name="T17">&lt;node név lista&gt; </text:span>;</text:p>
          <text:p text:style-name="P211"><text:soft-page-break/>DELETE LINK <text:span text:style-name="T17">&lt;node neve&gt; &lt;port index kezdő&gt; [&lt;port index záró&gt;</text:span>;</text:p>
          <text:p text:style-name="P128">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27"><text:span text:style-name="T203">A</text:span> GUI menük törlése csak az olvashatóság miatt eltérő szintaxisú, itt. A menü elemek egyenkénti törlése nem lehetséges:</text:p>
          <text:p text:style-name="P211">DELETE GUI<text:span text:style-name="T17"> &lt;név/minta lista&gt; </text:span><text:span text:style-name="T101">MENU;</text:span></text:p>
        </text:list-item>
        <text:list-item>
          <text:p text:style-name="P212"><text:span text:style-name="T123">A query_parsers rekor</text:span><text:span text:style-name="T127">d</text:span><text:span text:style-name="T123">ok a szolgáltatás név alapján törölhetőek:</text:span><text:span text:style-name="T101"><text:line-break/>DELETE QUERY PARSER </text:span><text:span text:style-name="T17">&lt;nevek&gt;</text:span><text:span text:style-name="T101">;</text:span></text:p>
        </text:list-item>
        <text:list-item>
          <text:p text:style-name="P213"><text:span text:style-name="T119">A hálózati elemek paramétereinek a törlése:<text:line-break/></text:span><text:span text:style-name="T101">DELETE NODE</text:span><text:span text:style-name="T119"> </text:span><text:span text:style-name="T2">&lt;node név lista&gt;</text:span><text:span text:style-name="T119"> </text:span><text:span text:style-name="T101">PARAM</text:span><text:span text:style-name="T119"> </text:span><text:span text:style-name="T2">&lt;paraméter típus név&gt;</text:span><text:span text:style-name="T101">;</text:span></text:p>
        </text:list-item>
        <text:list-item>
          <text:p text:style-name="P213"><text:span text:style-name="T119">A portok paramétereinek a törlése:</text:span><text:span text:style-name="T101"><text:line-break/>DELETE </text:span><text:span text:style-name="T2">&lt;node név&gt;</text:span><text:span text:style-name="T101"> PORTS </text:span><text:span text:style-name="T2">&lt;port név lista&gt;</text:span><text:span text:style-name="T101"> PARAM </text:span><text:span text:style-name="T2">&lt;paraméter típus név&gt;</text:span><text:span text:style-name="T101">;</text:span></text:p>
        </text:list-item>
      </text:list>
      <text:h text:style-name="Heading_20_3" text:outline-level="3">Lekérdezés jellegű funkciók</text:h>
      <text:p text:style-name="Text_20_body">Annak érdekében, hogy ne keljen megadni Az<text:span text:style-name="T152"> aktív</text:span> <text:span text:style-name="T72">NODE</text:span> objektumoknál, és interfészeknél (<text:span text:style-name="T72">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72">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52">RE UPDATE</text:span> ARPS;</text:p>
      <text:p text:style-name="P4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0">Megjegyzés:</text:p>
      <text:p text:style-name="P95">Egy működő rendszerben, ha a lekérdező funkciók már kellő ideig működtek, a hivatkozott adattáblák már fel lehetnek töltve. Ekkor a <text:span text:style-name="T183">fentebb</text:span> tárgyalt parancsok kiadása felesleges.</text:p>
      <text:p text:style-name="Text_20_body">A<text:span text:style-name="T152">z</text:span> <text:span text:style-name="T152">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53">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53">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53">harmadik</text:span> sorban szintén egy aktív eszköz ARP tábláját kérdezhetjük le, de az SNMP protokollal.</text:p>
      <text:p text:style-name="Text_20_body">Az <text:span text:style-name="T153">negyedik</text:span> és <text:span text:style-name="T153">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53">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72">ARP</text:span> kulcsszót kell használni. </text:p>
      <text:p text:style-name="P46">Ha biztosítani szeretnénk, hogy a lekérdezett ARP táblában valóban szerepeljen egy cím, és ezt a hálózati topológia lehetővé teszi, kiadhatunk egy ping-et:</text:p>
      <text:p text:style-name="P10">PING <text:span text:style-name="T17">&lt;ip&gt;</text:span>;</text:p>
      <text:p text:style-name="P46">és vagy ez után adjuk meg az ARP táblát lekérdező parancsot, vagy kiadjuk a <text:span text:style-name="T75">RE UPDATE ARPS;</text:span><text:span text:style-name="T154"> mely végrehajtja az összes eddig kiadott ARP lekérdezést.</text:span></text:p>
      <text:p text:style-name="megjegyzes_20_cim">Megjegyzés:</text:p>
      <text:p text:style-name="megjegyzes">A fordító az IP cím helyén nem tesz különbséget az <text:span text:style-name="T72">ARP</text:span> és <text:span text:style-name="T72">LOOKUP</text:span> kulcsszavak között, mindig ugyanazzal a stratégiával próbálja kideríteni a hiányzó adatokat..</text:p>
      <text:p text:style-name="P56">Lehetőség van egy SNMP és LLDP képes hálózati elem megadásával az összes <text:span text:style-name="T182">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67">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text:soft-page-break/>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34">Azokat az LLDP link rekordokat, amiket a lekérdezéskor nem talált meg, nem törli, csak akkor ha egy új rekorddal ütközik. Ha egy porton több szomszéd jelenik meg, akkor azt a program nem kezeli.</text:span></text:p>
      <text:p text:style-name="P65">Egy, már az adatbázisba felvett SNMP eszköz tulajdonságainak a frissítése a következő paranccsal lehetséges:</text:p>
      <text:p text:style-name="P39">SCAN SNMP <text:span text:style-name="T17">&lt;név&gt;</text:span> SET;</text:p>
      <text:p text:style-name="P66">Egy, már az adatbázisba felvett SNMP eszköz <text:span text:style-name="T234">szomszédainak a felderítésére az LLDP-vel</text:span> a következő paranccsal lehetséges:</text:p>
      <text:p text:style-name="P40"><text:span text:style-name="T234">LLDP</text:span> <text:span text:style-name="T17">&lt;név&gt;</text:span>;</text:p>
      <text:h text:style-name="P235" text:outline-level="3">Adat mezők közvetlen elérése</text:h>
      <text:p text:style-name="P72">Ha egy adattábla közvetlen elérésére van sz<text:span text:style-name="T199">ü</text:span>kség:</text:p>
      <text:p text:style-name="P31">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32">SET <text:span text:style-name="T34">[&lt;schema name&gt;</text:span><text:span text:style-name="T199">.</text:span><text:span text:style-name="T34">]&lt;tablename&gt;</text:span><text:span text:style-name="T199">[</text:span><text:span text:style-name="T34">&lt;record names&gt;</text:span><text:span text:style-name="T199">].</text:span><text:span text:style-name="T34">&lt;field name&gt;</text:span><text:span text:style-name="T199"> += </text:span><text:span text:style-name="T34">&lt;value&gt;</text:span><text:span text:style-name="T199"> ;</text:span></text:p>
      <text:p text:style-name="P78">A második esetben egy tömb típusú mező módosítására van lehetőség, a tömbhöz hozzáadja a megadott értéket. <text:span text:style-name="T226">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76">Konkrét táblára vonatkozó esetek:</text:p>
      <text:p text:style-name="P77">A megadott nevű port típus objektumban (iftypes) a név prefix mező beállítása:</text:p>
      <text:p text:style-name="P24">SET IFTYPE <text:span text:style-name="T17">&lt;típus név&gt; </text:span>NAME PREFIX <text:span text:style-name="T17">&lt;string&gt;</text:span>;</text:p>
      <text:p text:style-name="P79">Egy, vagy több hálózati elemhe<text:span text:style-name="T227">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0"><text:span text:style-name="T227">H</text:span>álózati elem <text:span text:style-name="T227">portjaihoz </text:span>egy paraméter hozzárendelése, vagy módosítása:</text:p>
      <text:p text:style-name="P25">SET NODE <text:span text:style-name="T17">&lt;node név&gt; </text:span><text:span text:style-name="T113">PORTS</text:span><text:span text:style-name="T39"> &lt;port név lista&gt;</text:span> PARAM <text:span text:style-name="T17">&lt;tí</text:span><text:span text:style-name="T39">p</text:span><text:span text:style-name="T17">us név&gt; &lt;érték (string)&gt;</text:span>;</text:p>
      <text:p text:style-name="P81">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1">Egy felhasználó, <text:span text:style-name="T227">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1">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1">Egy szolgáltatás példánynál a superior példány megadása.</text:p>
      <text:p text:style-name="P26">SET SUPERIOR <text:span text:style-name="T35">&lt;szolg. példány azon.&gt; </text:span><text:span text:style-name="T101">TO</text:span> <text:span text:style-name="T35">&lt;szolg. példány azon. </text:span><text:span text:style-name="T17">Lista</text:span><text:span text:style-name="T35">&gt;</text:span>;</text:p>
      <text:p text:style-name="P81">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01">VAR </text:span><text:span text:style-name="T17">&lt;változó név&gt;</text:span><text:span text:style-name="T101"> = </text:span><text:span text:style-name="T17">&lt;érték&gt;</text:span><text:span text:style-name="T101">;</text:span></text:p>
      <text:p text:style-name="P81">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01">VAR </text:span><text:span text:style-name="T17">&lt;állapot numerikus&gt;</text:span><text:span text:style-name="T101"> </text:span><text:span text:style-name="T17">&lt;msg.&gt;</text:span><text:span text:style-name="T101">;</text:span></text:p>
      <text:h text:style-name="P236" text:outline-level="3">Rendszer paraméterek</text:h>
      <text:h text:style-name="Heading_20_4" text:outline-level="4">Paraméter típusok</text:h>
      <text:p text:style-name="P52">A paraméter típusok definíciója:</text:p>
      <text:p text:style-name="P41">PARAM <text:span text:style-name="T17">&lt;név&gt; </text:span><text:span text:style-name="T20">[&lt;leírás&gt;] </text:span><text:span text:style-name="T101">TYPE</text:span><text:span text:style-name="T20"> &lt;adat típus&gt; [&lt;dimenzió&gt;]</text:span><text:span text:style-name="T164">;</text:span></text:p>
      <text:p text:style-name="P53">Ahol a:</text:p>
      <text:list xml:id="list930457897" text:style-name="L5">
        <text:list-item>
          <text:p text:style-name="P131">&lt;név&gt;<text:tab/>A típus objektum neve, egy string.</text:p>
        </text:list-item>
        <text:list-item>
          <text:p text:style-name="P131">&lt;leírás&gt;<text:tab/>Opcionális leírás, vagy megjegyzés, ami egy string.</text:p>
        </text:list-item>
        <text:list-item>
          <text:p text:style-name="P131">&lt;adat típus&gt;<text:tab/>A típushoz tartozó paraméter adat típusát definiálja, a lehetséges értékek <text:span text:style-name="T235">(név, ill. string)</text:span>:</text:p>
        </text:list-item>
        <text:list-item>
          <text:p text:style-name="P190"><text:span text:style-name="T141">boolean</text:span><text:tab/>Logikai érték</text:p>
        </text:list-item>
      </text:list>
      <text:list xml:id="list429536680" text:style-name="L6">
        <text:list-item>
          <text:p text:style-name="P191"><text:span text:style-name="T141">integer</text:span><text:tab/>Egész<text:span text:style-name="T164"> szám (64 bites)</text:span></text:p>
        </text:list-item>
        <text:list-item>
          <text:p text:style-name="P191"><text:span text:style-name="T141">real</text:span><text:tab/><text:span text:style-name="T164">Dupla pontos lebegőpontos szám</text:span></text:p>
        </text:list-item>
        <text:list-item>
          <text:p text:style-name="P191"><text:soft-page-break/><text:span text:style-name="T141">text</text:span><text:tab/><text:span text:style-name="T164">string</text:span></text:p>
        </text:list-item>
        <text:list-item>
          <text:p text:style-name="P191"><text:span text:style-name="T141">interval</text:span><text:tab/><text:span text:style-name="T164">időintervallum</text:span></text:p>
        </text:list-item>
        <text:list-item>
          <text:p text:style-name="P191"><text:span text:style-name="T142">inet</text:span><text:tab/><text:span text:style-name="T164">IP cím</text:span></text:p>
        </text:list-item>
        <text:list-item>
          <text:p text:style-name="P192">cidr</text:p>
        </text:list-item>
        <text:list-item>
          <text:p text:style-name="P192">mac<text:tab/>MAC</text:p>
        </text:list-item>
        <text:list-item>
          <text:p text:style-name="P192">point<text:tab/>Pont koordináta</text:p>
        </text:list-item>
        <text:list-item>
          <text:p text:style-name="P191"><text:span text:style-name="T141">date</text:span><text:tab/><text:span text:style-name="T164">Dátum.</text:span></text:p>
        </text:list-item>
        <text:list-item>
          <text:p text:style-name="P191"><text:span text:style-name="T141">time</text:span><text:tab/><text:span text:style-name="T164">Időpont egy napon belül.</text:span></text:p>
        </text:list-item>
        <text:list-item>
          <text:p text:style-name="P191"><text:span text:style-name="T141">datetime</text:span><text:tab/><text:span text:style-name="T164">Időpont dátummal.</text:span></text:p>
        </text:list-item>
        <text:list-item>
          <text:p text:style-name="P191"><text:span text:style-name="T142">bytea</text:span><text:tab/><text:span text:style-name="T164">Bináris adat.</text:span></text:p>
        </text:list-item>
      </text:list>
      <text:list xml:id="list133413366558035" text:continue-list="list930457897" text:style-name="L5">
        <text:list-item>
          <text:p text:style-name="P194">&lt;dimenzió&gt;<text:tab/>Egy opcionális dimenzió, ami egy string lehet.</text:p>
        </text:list-item>
      </text:list>
      <text:p text:style-name="P101">Megjegyzés:</text:p>
      <text:p text:style-name="P98">A paraméter típus objektum nem csak a rendszerparaméterek típusát, de a port és node objektumokhoz rendelhető paraméterek típusát is leírja.</text:p>
      <text:p text:style-name="P85"/>
      <text:h text:style-name="P202" text:outline-level="4">Rendszer paraméter értékek</text:h>
      <text:p text:style-name="P54">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5">A <text:s/>paraméter típus a fentebb említett előre definiáltak közül kerül ki (csak a lentebb felsorolt <text:span text:style-name="T188">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Objektum definíciók</text:h>
      <text:h text:style-name="P203" text:outline-level="4">Felhasználók</text:h>
      <text:p text:style-name="P63">Új felhasználó felvétele, vagy <text:span text:style-name="T188">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2">Ahol:</text:p>
      <text:list xml:id="list1343298184" text:style-name="L7">
        <text:list-item>
          <text:p text:style-name="P133">&lt;név&gt;<text:tab/>A <text:span text:style-name="T179">felhasználó bejelentkezésnél használt egyedi azonosítója</text:span>, egy string.</text:p>
        </text:list-item>
        <text:list-item>
          <text:p text:style-name="P133">&lt;leírás&gt;<text:tab/>Opcionális leírás <text:span text:style-name="T204">vagy megjegyzés</text:span>.</text:p>
        </text:list-item>
      </text:list>
      <text:p text:style-name="P62">A paraméterek lehetnek a következőek:</text:p>
      <text:list xml:id="list2713034277" text:style-name="L8">
        <text:list-item>
          <text:p text:style-name="P214"><text:span text:style-name="T72">NOTE</text:span> <text:span text:style-name="T2">&lt;leírás </text:span><text:span text:style-name="T9">vagy megjegyzés</text:span><text:span text:style-name="T2">&gt;</text:span> <text:span text:style-name="T72">;</text:span><text:line-break/>A leírás alternatívan így is beállítható, ha kétszer adjuk meg, akkor az utolsó lesz az érvényes.</text:p>
        </text:list-item>
        <text:list-item>
          <text:p text:style-name="P214"><text:span text:style-name="T27">[</text:span><text:span text:style-name="T72">ADD</text:span><text:span text:style-name="T27">]</text:span><text:span text:style-name="T72"> DOMAIN USER</text:span> <text:span text:style-name="T2">&lt;string lista&gt;</text:span><text:span text:style-name="T72">;</text:span><text:line-break/>A lista elemeket <text:span text:style-name="T2">&lt;felhaszbálónév&gt;</text:span>@<text:span text:style-name="T2">&lt;domain név&gt;</text:span> ala<text:span text:style-name="T180">k</text:span>ban kell megadni.</text:p>
        </text:list-item>
        <text:list-item>
          <text:p text:style-name="P219">HOST NOTIF PERIOD <text:span text:style-name="T17">&lt;idő intervallum azon.&gt;</text:span>;</text:p>
        </text:list-item>
        <text:list-item>
          <text:p text:style-name="P219">SERVICE NOTIF PERIOD <text:span text:style-name="T17">&lt;idő intervallum azon.&gt;</text:span>;</text:p>
        </text:list-item>
        <text:list-item>
          <text:p text:style-name="P219">HOST NOTIF SWITCH <text:span text:style-name="T17">&lt;állapotok&gt;</text:span>;</text:p>
        </text:list-item>
        <text:list-item>
          <text:p text:style-name="P219">SERVICE NOTIF SWITCH <text:span text:style-name="T17">&lt;állpotok&gt;</text:span>;</text:p>
        </text:list-item>
        <text:list-item>
          <text:p text:style-name="P219">HOST NOTIF COMMAND <text:span text:style-name="T17">&lt;cmd&gt;</text:span>;</text:p>
        </text:list-item>
        <text:list-item>
          <text:p text:style-name="P219">SERVICE NOTIF COMMAND<text:span text:style-name="T17"> &lt;cmd&gt;</text:span>;</text:p>
        </text:list-item>
        <text:list-item>
          <text:p text:style-name="P215"><text:span text:style-name="T27">[</text:span><text:span text:style-name="T72">ADD</text:span><text:span text:style-name="T27">]</text:span><text:span text:style-name="T72"> TEL</text:span> &lt;lista&gt;;</text:p>
        </text:list-item>
        <text:list-item>
          <text:p text:style-name="P215"><text:span text:style-name="T27">[</text:span><text:span text:style-name="T72">ADD</text:span><text:span text:style-name="T27">]</text:span><text:span text:style-name="T72"> ADDRESS</text:span> <text:span text:style-name="T2">&lt;lista&gt;</text:span><text:span text:style-name="T72">;</text:span></text:p>
        </text:list-item>
        <text:list-item>
          <text:p text:style-name="P214"><text:span text:style-name="T72">PLACE</text:span><text:span text:style-name="T17"> [&lt;hely azonosító&gt;]</text:span><text:span text:style-name="T72">;</text:span></text:p>
        </text:list-item>
        <text:list-item>
          <text:p text:style-name="P219">DISABLE;</text:p>
        </text:list-item>
        <text:list-item>
          <text:p text:style-name="P219">ENABLE;</text:p>
        </text:list-item>
        <text:list-item>
          <text:p text:style-name="P214"><text:span text:style-name="T72">CLEAR</text:span> <text:span text:style-name="T2">[&lt;paraméter azonosítók&gt;]</text:span><text:span text:style-name="T72">;</text:span></text:p>
        </text:list-item>
        <text:list-item>
          <text:p text:style-name="P216"><text:span text:style-name="T72">C</text:span><text:span text:style-name="T81">OPY</text:span> <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Felhasználói csoprtok</text:h>
      <text:p text:style-name="P64">Új felhasználó<text:span text:style-name="T188">i csoport </text:span>felvétele, vagy <text:span text:style-name="T188">módosítása</text:span>:</text:p>
      <text:p text:style-name="P17">USER <text:span text:style-name="T188">GROUP </text:span><text:span text:style-name="T17">[{</text:span>REPLACE<text:span text:style-name="T17">|</text:span>INSERT<text:span text:style-name="T17">}] &lt;név&gt; [&lt;leírás&gt;]</text:span>;</text:p>
      <text:p text:style-name="P17"><text:soft-page-break/>USER <text:span text:style-name="T188">GROUP </text:span><text:span text:style-name="T17">[{</text:span>REPLACE<text:span text:style-name="T17">|</text:span>INSERT<text:span text:style-name="T17">}] &lt;név&gt; [&lt;leírás&gt;]</text:span> { <text:span text:style-name="T17">&lt;paraméterek&gt;</text:span> }</text:p>
      <text:p text:style-name="P68">Ahol:</text:p>
      <text:list xml:id="list133413255840537" text:continue-list="list1343298184" text:style-name="L7">
        <text:list-item>
          <text:p text:style-name="P134">&lt;név&gt;<text:tab/>A <text:span text:style-name="T179">felhasználói csoport egyedi azonosítója</text:span>, egy string.</text:p>
        </text:list-item>
        <text:list-item>
          <text:p text:style-name="P134">&lt;leírás&gt;<text:tab/>Opcionális leírása.</text:p>
        </text:list-item>
      </text:list>
      <text:p text:style-name="P68">A paraméterek lehetnek a következőek:</text:p>
      <text:list xml:id="list938450698" text:style-name="L9">
        <text:list-item>
          <text:p text:style-name="P217"><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218"><text:span text:style-name="T82">RIGHTS</text:span> <text:span text:style-name="T2">&lt;</text:span><text:span text:style-name="T6">rights</text:span><text:span text:style-name="T2">&gt;</text:span><text:span text:style-name="T72">;<text:line-break/></text:span><text:span text:style-name="T140">A csoportba tartozó felhasznélók minimális jogosultsági szintje.</text:span></text:p>
        </text:list-item>
        <text:list-item>
          <text:p text:style-name="P220"><text:span text:style-name="T72">PLACE GROUP </text:span><text:span text:style-name="T17">&lt;zone&gt;</text:span><text:span text:style-name="T72">;</text:span><text:span text:style-name="T137"><text:line-break/>A csoporthoz rendelt zóna (hely csoport) megadása (opcionális).</text:span></text:p>
        </text:list-item>
        <text:list-item>
          <text:p text:style-name="P221"><text:span text:style-name="T72">FEATURES</text:span> &lt;str&gt;;</text:p>
        </text:list-item>
        <text:list-item>
          <text:p text:style-name="P218"><text:span text:style-name="T72">CLEAR</text:span> <text:span text:style-name="T2">[&lt;paraméter azonosítók&gt;]</text:span><text:span text:style-name="T72">;</text:span></text:p>
        </text:list-item>
        <text:list-item>
          <text:p text:style-name="P218"><text:span text:style-name="T72">C</text:span><text:span text:style-name="T81">OPY</text:span><text:span text:style-name="T137"> </text:span><text:span text:style-name="T17">[[</text:span><text:span text:style-name="T72">EXCEPT</text:span><text:span text:style-name="T17">] &lt;paraméter azonosítók&gt;] </text:span><text:span text:style-name="T28">[</text:span><text:span text:style-name="T81">FROM</text:span><text:span text:style-name="T28"> &lt;név&gt;]</text:span><text:span text:style-name="T72">;</text:span></text:p>
        </text:list-item>
      </text:list>
      <text:h text:style-name="Heading_20_4" text:outline-level="4">Idő intervallumok</text:h>
      <text:p text:style-name="Text_20_body">A Nagios-ból átvett fogalom : <text:span text:style-name="T72">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58">t</text:span>ue tuesday <text:s text:c="2"/>FROM 8:00 TO 16:30 ADD TIME PERIOD worktime;</text:p>
      <text:p text:style-name="example">TIME OF DAY wrk_wed wednesday FROM 8:00 TO 16:30 ADD TIME PERIOD worktime;</text:p>
      <text:p text:style-name="example">TIME OF DAY wrk_<text:span text:style-name="T158">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text:span text:style-name="T236">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170501728" text:style-name="L10">
        <text:list-item>
          <text:p text:style-name="P136"><text:span text:style-name="T2">&lt;vlan id&gt;</text:span> nem negatív numerikus egész (802.1q ID: 1 &lt;= ID &lt; 4096)</text:p>
        </text:list-item>
        <text:list-item>
          <text:p text:style-name="P136"><text:s/><text:span text:style-name="T2">&lt;név&gt;</text:span> egy szöveges adat, a VLAN vagy subnet neve</text:p>
        </text:list-item>
        <text:list-item>
          <text:p text:style-name="P136"><text:s/><text:span text:style-name="T2">&lt;leírás&gt;</text:span> szöveges adat, a VLAN vagy subnet leírása/megjegyzés</text:p>
        </text:list-item>
      </text:list>
      <text:p text:style-name="P103">Megjegyzés:</text:p>
      <text:p text:style-name="P97">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55">csak két esetben </text:span>definiálható. <text:span text:style-name="T155">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93">Definiálhatóak un. Private címtartományok is, melyek <text:span text:style-name="T163">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63">szintén </text:span>hibaüzenetet kapunk kétértelműség miatt.</text:p>
      <text:h text:style-name="Heading_20_4" text:outline-level="4"><text:soft-page-break/>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text:span text:style-name="T165">hacsak nem adtuk ki a </text:span><text:span text:style-name="T77">SET PLACE</text:span><text:span text:style-name="T165"> </text:span><text:span text:style-name="T3">&lt;név&gt;</text:span><text:span text:style-name="T77">;</text:span>. <text:span text:style-name="T165">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text:span> { <text:span text:style-name="T17">&lt;paraméterek&gt;</text:span> }</text:p>
      <text:p text:style-name="P15">PLACE <text:span text:style-name="T23">[</text:span><text:span text:style-name="T24">{</text:span><text:span text:style-name="T103">REPLACE</text:span><text:span text:style-name="T23">|</text:span><text:span text:style-name="T103">INSERT</text:span><text:span text:style-name="T24">}</text:span><text:span text:style-name="T23">]</text:span> <text:span text:style-name="T46">&lt;név&gt; [&lt;leírás&gt;] </text:span><text:span text:style-name="T99">;</text:span></text:p>
      <text:p text:style-name="Text_20_body">Ahol:</text:p>
      <text:list xml:id="list133413184262732" text:continue-list="list133413255840537" text:style-name="L7">
        <text:list-item>
          <text:p text:style-name="P132">&lt;név&gt;<text:tab/>A helyiség <text:span text:style-name="T189">egyedi </text:span>neve, egy string.</text:p>
        </text:list-item>
        <text:list-item>
          <text:p text:style-name="P132">&lt;leírás&gt;<text:tab/>Opcionális leírása a helyiségnek, ill. megjegyzés,</text:p>
        </text:list-item>
      </text:list>
      <text:p text:style-name="Text_20_body">A paraméterek lehetnek a következőek:</text:p>
      <text:list xml:id="list201598059" text:style-name="L11">
        <text:list-item>
          <text:p text:style-name="P222"><text:span text:style-name="T72">NOTE</text:span> <text:span text:style-name="T2">&lt;leírás&gt;</text:span> <text:span text:style-name="T72">;</text:span><text:line-break/>A leírás alternatívan így is beállítható, ha kétszer adjuk meg, akkor az utolsó lesz az érvényes.</text:p>
        </text:list-item>
        <text:list-item>
          <text:p text:style-name="P222"><text:span text:style-name="T72">PARENT</text:span> <text:span text:style-name="T2">&lt;név&gt;</text:span> <text:span text:style-name="T72">;</text:span><text:line-break/>A definiált hely mely helyen belül található.</text:p>
        </text:list-item>
        <text:list-item>
          <text:p text:style-name="P222"><text:span text:style-name="T72">FRAME</text:span> <text:span text:style-name="T2">&lt;polygon&gt;</text:span> <text:span text:style-name="T72">;</text:span><text:line-break/>A hely, vagy helyiség befoglaló kerete a legközelebbi szülőn, amihez térkép van rendelve.</text:p>
        </text:list-item>
        <text:list-item>
          <text:p text:style-name="P222"><text:span text:style-name="T72">RECTANGLE</text:span> <text:span text:style-name="T17">&lt;polygon&gt;</text:span><text:span text:style-name="T101">;</text:span><text:span text:style-name="T17"><text:line-break/></text:span><text:span text:style-name="T125">Amennyiben a FRAME-</text:span><text:span text:style-name="T126">me</text:span><text:span text:style-name="T125">l egy négyzetet adnánk meg, abban az esetben megadhatjuk így is a keretet, ahol a &lt;polygon&gt; csak 2 pontot tartalmaz (pontosan két pontot), és a két pont a négyzet két ellentétes sarkának a koordinátája.</text:span></text:p>
        </text:list-item>
        <text:list-item>
          <text:p text:style-name="P222"><text:span text:style-name="T101">IMAGE</text:span> <text:span text:style-name="T2">&lt;image name&gt;</text:span> <text:span text:style-name="T72">;</text:span><text:line-break/>Egy kép (térkép) objektumra való hivatkozás.</text:p>
        </text:list-item>
        <text:list-item>
          <text:p text:style-name="P222"><text:span text:style-name="T72">TEL</text:span> <text:span text:style-name="T2">&lt;tel1, tel2, ...&gt;</text:span> <text:span text:style-name="T72">;</text:span><text:line-break/>Telefonszámok, a paraméter : string lista.</text:p>
        </text:list-item>
        <text:list-item>
          <text:p text:style-name="P137"><text:span text:style-name="T78">COPY</text:span><text:span text:style-name="T166"> </text:span><text:span text:style-name="T21">[[</text:span><text:span text:style-name="T102">EXCEPT</text:span><text:span text:style-name="T21">]</text:span><text:span text:style-name="T4">&lt;mező azonosítók&gt;]</text:span><text:span text:style-name="T166"> </text:span><text:span text:style-name="T78">FROM</text:span><text:span text:style-name="T166"> </text:span><text:span text:style-name="T4">&lt;név&gt;</text:span><text:span text:style-name="T78">;</text:span><text:span text:style-name="T166"> <text:line-break/></text:span></text:p>
        </text:list-item>
        <text:list-item>
          <text:p text:style-name="P138"><text:span text:style-name="T72">CLEAR</text:span> <text:span text:style-name="T17">[</text:span><text:span text:style-name="T2">&lt;mező azonosítók&gt;]</text:span><text:span text:style-name="T101">;<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66">RECTANGLE</text:span> <text:span text:style-name="T166">{[</text:span>958,28<text:span text:style-name="T166">]</text:span>,<text:span text:style-name="T166">[</text:span>1013,58<text:span text:style-name="T166">]}</text:span>;</text:p>
      <text:p text:style-name="example"><text:s text:c="4"/>TEL "/123", "+3612345678";</text:p>
      <text:p text:style-name="example">}</text:p>
      <text:p text:style-name="Text_20_body">Annak érdekében, hogy ne keljen minden alkalommal megadni a <text:span text:style-name="T195">helyiséget</text:span> minden olyan objektumnál ahol ez opció (node-ok), meg lehet adni egy alapértelmezett helyiség objektumot:</text:p>
      <text:p text:style-name="example">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189">(zónák, kategóriák) </text:span>is a:</text:p>
      <text:p text:style-name="example">PLACE GROUP <text:span text:style-name="T46">&lt;név&gt; [&lt;leírás&gt;] </text:span><text:span text:style-name="T47">[</text:span><text:span text:style-name="T100">CAT</text:span><text:span text:style-name="T47">|</text:span><text:span text:style-name="T100">CATEGORY</text:span><text:span text:style-name="T47">|</text:span><text:span text:style-name="T100">ZONE</text:span><text:span text:style-name="T47">]</text:span><text:span text:style-name="T99">;</text:span></text:p>
      <text:p text:style-name="P71">sorral. <text:span text:style-name="T198">Az utolsó opcionális kulcsszó a típust definiálja. Alapértelmezés a „group” ez nem kell ill. lehet külön megadni. A „category” és „zone” típusokat kell megadni a </text:span><text:span text:style-name="T85">CATEGORY</text:span><text:span text:style-name="T198"> és </text:span><text:span text:style-name="T85">ZONE</text:span><text:span text:style-name="T198"> kulcsszavakkal, ahol a </text:span><text:span text:style-name="T85">CATEGORY</text:span><text:span text:style-name="T198"> a </text:span><text:span text:style-name="T85">CAT</text:span><text:span text:style-name="T198">-tal rövidíthető.</text:span></text:p>
      <text:p text:style-name="P71"><text:span text:style-name="T198">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01">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47">Egy csoportnak <text:span text:style-name="T205">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soft-page-break/>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46">&lt;név&gt; [&lt;leírás&gt;]</text:span> { <text:span text:style-name="T17">&lt;paraméterek&gt;</text:span> }</text:p>
      <text:p text:style-name="Text_20_body">Ahol:</text:p>
      <text:list xml:id="list133413343204936" text:continue-list="list133413184262732" text:style-name="L7">
        <text:list-item>
          <text:p text:style-name="P132"><text:span text:style-name="T2">&lt;név&gt;</text:span><text:tab/>A név, egy string.</text:p>
        </text:list-item>
        <text:list-item>
          <text:p text:style-name="P132"><text:span text:style-name="T2">&lt;leírás&gt;</text:span><text:tab/>Opcionális leírás ill. megjegyzés,</text:p>
        </text:list-item>
      </text:list>
      <text:p text:style-name="Text_20_body">A paraméterek lehetnek a következőek:</text:p>
      <text:list xml:id="list139967758" text:style-name="L12">
        <text:list-item>
          <text:p text:style-name="P139"><text:span text:style-name="T54">TYPE</text:span><text:span text:style-name="T53"> </text:span><text:span text:style-name="T58">&lt;típus&gt;</text:span><text:span text:style-name="T53"> </text:span><text:span text:style-name="T54">;<text:line-break/></text:span>A következő típus nevek megengedettek:</text:p>
          <text:list>
            <text:list-item>
              <text:p text:style-name="P139">BMP<text:tab/>BMP típusú kép fájl.</text:p>
            </text:list-item>
            <text:list-item>
              <text:p text:style-name="P139">GIF<text:tab/>GIF típusú kép fájl.</text:p>
            </text:list-item>
            <text:list-item>
              <text:p text:style-name="P139">JPG<text:tab/>Jpeg típusú kép fájl.</text:p>
            </text:list-item>
            <text:list-item>
              <text:p text:style-name="P139">JPEG<text:tab/>Jpeg típusú kép fájl.</text:p>
            </text:list-item>
            <text:list-item>
              <text:p text:style-name="P139">PNG<text:tab/>PNG típusú kép fájl.</text:p>
            </text:list-item>
            <text:list-item>
              <text:p text:style-name="P139">PBM<text:tab/>PBM típusú kép fájl.</text:p>
            </text:list-item>
            <text:list-item>
              <text:p text:style-name="P139">PGM<text:tab/>PGM típusú kép fájl.</text:p>
            </text:list-item>
            <text:list-item>
              <text:p text:style-name="P139">PPM<text:tab/>PPM típusú kép fájl.</text:p>
            </text:list-item>
            <text:list-item>
              <text:p text:style-name="P139">XBM<text:tab/>XBM típusú kép fájl.</text:p>
            </text:list-item>
            <text:list-item>
              <text:p text:style-name="P139">XPM<text:tab/>XPM típusú kép fájl.</text:p>
            </text:list-item>
            <text:list-item>
              <text:p text:style-name="P139">BIN<text:tab/>Bináris állomány.</text:p>
            </text:list-item>
          </text:list>
        </text:list-item>
        <text:list-item>
          <text:p text:style-name="P139"><text:span text:style-name="T72">SUB TYPE</text:span> <text:span text:style-name="T2">&lt;string&gt;</text:span> <text:span text:style-name="T72">;<text:line-break/></text:span><text:span text:style-name="T137">BIN típus esetén egy opcionális típus azonosító.</text:span></text:p>
        </text:list-item>
        <text:list-item>
          <text:p text:style-name="P139"><text:span text:style-name="T72">IMAGE FILE</text:span><text:span text:style-name="T137"> </text:span><text:span text:style-name="T17">&lt;path&gt;</text:span><text:span text:style-name="T137"> </text:span><text:span text:style-name="T101">;<text:line-break/></text:span><text:span text:style-name="T123">A bináris adatot tartalmazó fájl elérési </text:span><text:span text:style-name="T124">ú</text:span><text:span text:style-name="T123">tja. </text:span><text:span text:style-name="T128">A fájl tartama kerül beolvasásr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156">tábla</text:span> reprezentál.</text:p>
      <text:p text:style-name="Text_20_body">Patch panel és fali csatlakozó definíciója a következőek szerint lehetséges:</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 <text:span text:style-name="T17">&lt;paraméterek&gt;</text:span> }</text:p>
      <text:p text:style-name="P15">PATCH <text:span text:style-name="T23">[</text:span><text:span text:style-name="T24">{</text:span><text:span text:style-name="T103">REPLACE</text:span><text:span text:style-name="T23">|</text:span><text:span text:style-name="T103">INSERT</text:span><text:span text:style-name="T24">}</text:span><text:span text:style-name="T23">]</text:span><text:span text:style-name="T22"> </text:span><text:span text:style-name="T17">&lt;n</text:span><text:span text:style-name="T22">é</text:span><text:span text:style-name="T17">v&gt; [&lt;leírás&gt;]</text:span> <text:span text:style-name="T170">TEMPLATE</text:span> <text:span text:style-name="T17">&lt;minta&gt;</text:span> ;</text:p>
      <text:p text:style-name="Text_20_body">Ahol:</text:p>
      <text:list xml:id="list133411985446713" text:continue-list="list133413343204936" text:style-name="L7">
        <text:list-item>
          <text:p text:style-name="P132">&lt;n<text:span text:style-name="T167">é</text:span>v&gt;<text:tab/>A patch panel, vagy fali csatlakozó neve, egy string.</text:p>
        </text:list-item>
        <text:list-item>
          <text:p text:style-name="P132">&lt;leírás&gt;<text:tab/>Opcionális leírás, ill. megjegyzés.</text:p>
        </text:list-item>
        <text:list-item>
          <text:p text:style-name="P132">&lt;minta&gt;<text:tab/>Egy előzőleg elmentett panel konfiguráció neve.</text:p>
        </text:list-item>
      </text:list>
      <text:p text:style-name="Text_20_body">A paraméterek lehetnek a következőek:</text:p>
      <text:list xml:id="list2507093596" text:style-name="L13">
        <text:list-item>
          <text:p text:style-name="P140"><text:span text:style-name="T54">NOTE</text:span><text:span text:style-name="T53"> </text:span><text:span text:style-name="T58">&lt;leírás&gt;</text:span><text:span text:style-name="T53"> </text:span><text:span text:style-name="T54">;<text:line-break/></text:span>A leírás alternatívan így is beállítható, ha kétszer <text:span text:style-name="T156">(vagy többször)</text:span> adjuk meg, akkor az utolsó lesz az érvényes</text:p>
        </text:list-item>
        <text:list-item>
          <text:p text:style-name="P140"><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text:span text:style-name="T72">SET PLACE</text:span> (lsd. fentebb) kulcsszavakkal adhatjuk meg az alapértelmezett helyiséget. Ha nincs alapértelmezett helyiség, és nem is adtuk meg, akkor az unknown nevű helyhez lesz rendelve az eszköz.</text:p>
        </text:list-item>
        <text:list-item>
          <text:p text:style-name="P140"><text:span text:style-name="T54">ADD PORT</text:span><text:span text:style-name="T53"> </text:span><text:span text:style-name="T58">&lt;sorszám&gt; &lt;név&gt; [&lt;leírás&gt;]</text:span><text:span text:style-name="T54">;<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40"><text:span text:style-name="T54">ADD PORTS</text:span><text:span text:style-name="T53">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span><text:span text:style-name="T53"> </text:span><text:span text:style-name="T58">&lt;név minta&gt;</text:span><text:span text:style-name="T54">;</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text:soft-pag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40"><text:span text:style-name="T54">PORT</text:span><text:span text:style-name="T53"> </text:span><text:span text:style-name="T58">&lt;sorszám&gt;</text:span><text:span text:style-name="T53"> </text:span><text:span text:style-name="T66">NOTE</text:span><text:span text:style-name="T53"> </text:span><text:span text:style-name="T58">&lt;leírás&gt; [</text:span><text:span text:style-name="T66">,</text:span><text:span text:style-name="T58"> &lt;leírás2&gt; ...]</text:span><text:span text:style-name="T54">;<text:line-break/></text:span>A porthoz tartozó leírás alternatívan így is beállítható, ha kétszer adjuk meg, akkor az utolsó lesz az érvényes. A megadott sorszámú portnak léteznie kell. Ha <text:span text:style-name="T72">NOTE</text:span> kulcssó után több stringet adunk meg, akkor az rendre a következő sorszámú port leírása lesz.</text:p>
        </text:list-item>
        <text:list-item>
          <text:p text:style-name="P140"><text:span text:style-name="T54">PORT</text:span><text:span text:style-name="T53"> </text:span><text:span text:style-name="T58">&lt;név&gt;</text:span><text:span text:style-name="T53"> </text:span><text:span text:style-name="T66">NOTE</text:span><text:span text:style-name="T53"> </text:span><text:span text:style-name="T58">&lt;leírás&gt; </text:span><text:span text:style-name="T54">;<text:line-break/></text:span>A porthoz tartozó leírás alternatívan így is beállítható, ha kétszer adjuk meg, akkor az utolsó lesz az érvényes. A megadott nevű portnak léteznie kell.</text:p>
        </text:list-item>
        <text:list-item>
          <text:p text:style-name="P141"><text:span text:style-name="T54">PORT</text:span><text:span text:style-name="T53"> </text:span><text:span text:style-name="T58">&lt;sorszám&gt;</text:span><text:span text:style-name="T53"> </text:span><text:span text:style-name="T67">TAG</text:span><text:span text:style-name="T53"> </text:span><text:span text:style-name="T58">&lt;leírás&gt; [</text:span><text:span text:style-name="T66">,</text:span><text:span text:style-name="T58"> &lt;leírás2&gt; ...]</text:span><text:span text:style-name="T54">;<text:line-break/></text:span>A porthoz tartozó <text:span text:style-name="T167">címke megadása. A megadott sorszámú portnak léteznie kell. Ha </text:span><text:span text:style-name="T83">TAG</text:span><text:span text:style-name="T167"> kulcssó után több stringet adunk meg, akkor az rendre a következő sorszámú port címkéje lesz.</text:span></text:p>
        </text:list-item>
        <text:list-item>
          <text:p text:style-name="P141"><text:span text:style-name="T54">PORT</text:span><text:span text:style-name="T53"> </text:span><text:span text:style-name="T58">&lt;név&gt;</text:span><text:span text:style-name="T53"> </text:span><text:span text:style-name="T67">TAG</text:span><text:span text:style-name="T53"> </text:span><text:span text:style-name="T58">&lt;leírás&gt; </text:span><text:span text:style-name="T54">;<text:line-break/></text:span>A porthoz tartozó <text:span text:style-name="T167">címke megadása</text:span>. A megadott nevű portnak léteznie kell.</text:p>
        </text:list-item>
        <text:list-item>
          <text:p text:style-name="P141"><text:span text:style-name="T54">PORT</text:span><text:span text:style-name="T53"> </text:span><text:span text:style-name="T58">&lt;sorszám&gt;</text:span><text:span text:style-name="T53"> </text:span><text:span text:style-name="T66">SET</text:span><text:span text:style-name="T53"> </text:span><text:span text:style-name="T58">&lt;mező név&gt; = &lt;érték1&gt; [&lt;érték2&gt; ...]</text:span><text:span text:style-name="T54">;<text:line-break/></text:span><text:span text:style-name="T144">Egy, vagy több már létező </text:span><text:span text:style-name="T145">sorszámmal azonosított</text:span><text:span text:style-name="T144"> port megadott nevű tulajdonságának a megadása.</text:span></text:p>
        </text:list-item>
        <text:list-item>
          <text:p text:style-name="P140"><text:span text:style-name="T54">PORT</text:span><text:span text:style-name="T53"> </text:span><text:span text:style-name="T58">&lt;név&gt;</text:span><text:span text:style-name="T53"> </text:span><text:span text:style-name="T66">SET</text:span><text:span text:style-name="T53"> </text:span><text:span text:style-name="T58">&lt;mező név&gt; = &lt;érték&gt; </text:span><text:span text:style-name="T54">;<text:line-break/></text:span><text:span text:style-name="T144">Egy már létező </text:span><text:span text:style-name="T145">névvel azonosított</text:span><text:span text:style-name="T144"> port megadott nevű tulajdonságának a megadása.</text:span></text:p>
        </text:list-item>
        <text:list-item>
          <text:p text:style-name="P140"><text:span text:style-name="T54">PORT</text:span><text:span text:style-name="T57">S</text:span><text:span text:style-name="T53"> </text:span><text:span text:style-name="T58">&lt;ix1&gt;</text:span><text:span text:style-name="T66">,</text:span><text:span text:style-name="T58"> &lt;ix2&gt; [</text:span><text:span text:style-name="T66">,</text:span><text:span text:style-name="T58">&lt;ix3&gt; [</text:span><text:span text:style-name="T66">,</text:span><text:span text:style-name="T58">ix4]]</text:span><text:span text:style-name="T53"> </text:span><text:span text:style-name="T54">SHARED</text:span><text:span text:style-name="T53"> </text:span><text:span text:style-name="T58">&lt;sh1&gt;</text:span><text:span text:style-name="T66">,</text:span><text:span text:style-name="T58"> &lt;sh2&gt; [</text:span><text:span text:style-name="T66">,</text:span><text:span text:style-name="T58">&lt;sh3&gt; [</text:span><text:span text:style-name="T66">,</text:span><text:span text:style-name="T58">&lt;sh4&gt;]</text:span><text:span text:style-name="T53"> </text:span><text:span text:style-name="T54">;</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72">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190">sem</text:span>, a lehetséges sorrendek : (A,B), (B,A), (A, BA, BB), (AA, AB, B), (AA, AB, BA, BB) vagy (AA, C, D, BB).</text:p>
        </text:list-item>
        <text:list-item text:start-value="1">
          <text:p text:style-name="P142"><text:span text:style-name="T72">PORT</text:span> <text:span text:style-name="T2">&lt;port lista&gt;</text:span> <text:span text:style-name="T72">NC</text:span>;<text:line-break/><text:span text:style-name="T137">Nem bekötött portok megadása.</text:span></text:p>
        </text:list-item>
        <text:list-item>
          <text:p text:style-name="P117">CLEAR;</text:p>
        </text:list-item>
        <text:list-item>
          <text:p text:style-name="P117">CLEAR <text:span text:style-name="T17">&lt;mező azonosítók&gt;</text:span>;</text:p>
        </text:list-item>
        <text:list-item>
          <text:p text:style-name="P117">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56">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190">ai</text:span> között lehetőség van változó értékadásra, és a <text:span text:style-name="T72">FOR</text:span> makró jellegű <text:span text:style-name="T156">kifejezés</text:span> használatára (ezek bárhol nem használhatóak). <text:span text:style-name="T169">Az, hogy a port név, vagy sorszám szerint lesz azonosítva, az adat típusából derül ki, ezért ha a név számjeggyel kezdődik, akkor idézőjelbe kell tenni.</text:span></text:p>
      <text:p text:style-name="P57">Port <text:span text:style-name="T190">név</text:span> listák esetén használhatjuk több port azonosításának a megadására a <text:span text:style-name="T72">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191">ideiglenessel ideiglenesen</text:spa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194">S</text:span> 1, 2 SHARED A, B;</text:p>
      <text:p text:style-name="example"><text:tab/>PORT 1 NOTE "ez egy megosztott port: A";</text:p>
      <text:p text:style-name="example"><text:tab/>PORT 2 NOTE "ez egy megosztott port: B";</text:p>
      <text:p text:style-name="example"><text:tab/><text:span text:style-name="T168">PORT LIST 21 TO 24 NC; // 21,22,23,24 nincs bekötve</text:span></text:p>
      <text:p text:style-name="example">}</text:p>
      <text:h text:style-name="Heading_20_5" text:outline-level="5"><text:soft-page-break/>Pach panel és fali csatlakozó módosítása (update)</text:h>
      <text:p text:style-name="P69">Létező patch panel modosítására a következő parancsok álnak rendelkezésre (az álltalános SET parancson kívül):</text:p>
      <text:p text:style-name="P69">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69">Port megosztás (hátlapi) modosítása:</text:p>
      <text:p text:style-name="example">SET PATCH <text:span text:style-name="T17">&lt;</text:span><text:span text:style-name="T32">patch neve</text:span><text:span text:style-name="T17">&gt;</text:span> <text:span text:style-name="T196">PORTS </text:span><text:span text:style-name="T32">&lt;port lista&gt;</text:span><text:span text:style-name="T196"> SHARE </text:span><text:span text:style-name="T32">&lt;megosztás lista&gt;</text:span><text:span text:style-name="T196"> ;</text:span></text:p>
      <text:p text:style-name="P70">A fenti utasítás nem ellenőrzi az esetleges ütközéseket!</text:p>
      <text:p text:style-name="P69">Nem <text:span text:style-name="T197">b</text:span>ekötve állapot módosítása :</text:p>
      <text:p text:style-name="P20">SET PATCH <text:span text:style-name="T17">&lt;patch neve&gt;</text:span> PORT<text:span text:style-name="T197">S </text:span><text:span text:style-name="T17">&lt;port lista&gt; </text:span><text:span text:style-name="T33">[</text:span><text:span text:style-name="T110">ON</text:span><text:span text:style-name="T33">|</text:span><text:span text:style-name="T110">OFF</text:span><text:span text:style-name="T33">] </text:span><text:span text:style-name="T110">NC;</text:span></text:p>
      <text:p text:style-name="P99">Megjegyzés: Ha meg akarunk szüntetni egy megosztást, akkor a „<text:span text:style-name="T101">NO NC</text:span>”-t kell megadni a portra. Egy megosztásnál ha csak a vezér portnál töröljük a megosztást, az hibás állapothoz vezet, jelenleg az adatbázisban erre nincs ellenőrzés.</text:p>
      <text:h text:style-name="Heading_20_4" text:outline-level="4">Aktív és nem aktív eszközök</text:h>
      <text:p text:style-name="Text_20_body">Állapottal rendelkező hálózati eszközök, Az objektumnak megfelelő adattábla a nodes <text:span text:style-name="T169">vagy snmpdevices</text:span>, lsd.: <text:s/>database/nodes.sql.</text:p>
      <text:p text:style-name="Text_20_body"><text:span text:style-name="T170">Passzív elemek definiálása </text:span>az importb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span> <text:span text:style-name="T103">TEMPLATE</text:span><text:span text:style-name="T17"> &lt;minta név&gt;]</text:span><text:span text:style-name="T101">;</text:span></text:p>
      <text:p text:style-name="P9">NODE <text:span text:style-name="T23">[</text:span><text:span text:style-name="T24">{</text:span><text:span text:style-name="T103">REPLACE</text:span><text:span text:style-name="T23">|</text:span><text:span text:style-name="T103">INSERT</text:span><text:span text:style-name="T24">}</text:span><text:span text:style-name="T23">]</text:span><text:span text:style-name="T170"> </text:span><text:span text:style-name="T23">[</text:span><text:span text:style-name="T170">(</text:span><text:span text:style-name="T23">&lt;típus&gt;</text:span><text:span text:style-name="T111">)</text:span><text:span text:style-name="T36">]</text:span><text:span text:style-name="T170"> </text:span><text:span text:style-name="T17">&lt;n</text:span><text:span text:style-name="T23">é</text:span><text:span text:style-name="T17">v&gt;</text:span> <text:span text:style-name="T17">[&lt;leírás&gt;]<text:line-break/> <text:s text:c="2"/></text:span><text:s/><text:span text:style-name="T17">[</text:span><text:span text:style-name="T103">TEMPLATE</text:span><text:span text:style-name="T17"> &lt;minta név&gt; </text:span><text:span text:style-name="T134">|</text:span><text:span text:style-name="T45"> </text:span><text:span text:style-name="T116">READ</text:span><text:span text:style-name="T45"> </text:span><text:span text:style-name="T17">]<text:line-break/> </text:span><text:span text:style-name="T101">{ </text:span><text:span text:style-name="T17">&lt;paraméterek&gt;</text:span><text:span text:style-name="T101"> };</text:span></text:p>
      <text:p text:style-name="P14"><text:span text:style-name="T101">ATTACHED </text:span><text:span text:style-name="T17">[</text:span><text:span text:style-name="T24">{</text:span><text:span text:style-name="T101">REPLACE</text:span><text:span text:style-name="T17">|</text:span><text:span text:style-name="T101">INSERT</text:span><text:span text:style-name="T24">}</text:span><text:span text:style-name="T17">]</text:span><text:span text:style-name="T101"> </text:span><text:span text:style-name="T17">&lt;név&gt;</text:span><text:span text:style-name="T101"> </text:span><text:span text:style-name="T17">[&lt;leírás&gt;]</text:span><text:span text:style-name="T101">;</text:span></text:p>
      <text:p text:style-name="P14"><text:span text:style-name="T101">ATTACHED</text:span><text:span text:style-name="T17"> [</text:span><text:span text:style-name="T24">{</text:span><text:span text:style-name="T101">REPLACE</text:span><text:span text:style-name="T17">|</text:span><text:span text:style-name="T101">INSERT</text:span><text:span text:style-name="T24">}</text:span><text:span text:style-name="T17">] &lt;név minta&gt; [&lt;leírás minta&gt;] </text:span><text:span text:style-name="T101">FROM</text:span><text:span text:style-name="T17"> &lt;tól&gt; </text:span><text:span text:style-name="T101">TO</text:span><text:span text:style-name="T17"> &lt;ig&gt;</text:span><text:span text:style-name="T101">;</text:span></text:p>
      <text:p text:style-name="P44">Aktív elemek definiálása az importban:</text:p>
      <text:p text:style-name="P8"><text:span text:style-name="T206">NODE</text:span><text:tab/><text:span text:style-name="T23">[</text:span><text:span text:style-name="T24">{</text:span><text:span text:style-name="T170">REPLACE</text:span><text:span text:style-name="T23">|</text:span><text:span text:style-name="T170">INSERT</text:span><text:span text:style-name="T24">}]</text:span><text:span text:style-name="T170"> </text:span><text:span text:style-name="T23">[</text:span><text:span text:style-name="T170">(</text:span><text:span text:style-name="T23">&lt;típus&gt;</text:span><text:span text:style-name="T111">)</text:span><text:span text:style-name="T36">]</text:span><text:span text:style-name="T17"><text:tab/>{&lt;név&gt;|</text:span><text:span text:style-name="T101">LOOKUP</text:span><text:span text:style-name="T17">} &lt;ip hiv.&gt; &lt;mac hiv.&gt;</text:span> <text:span text:style-name="T17">[&lt;leírás&gt;]</text:span></text:p>
      <text:p text:style-name="P7"><text:span text:style-name="T17"><text:tab/></text:span><text:span text:style-name="T104">TEMPLATE</text:span><text:span text:style-name="T17"> &lt;minta név&gt;</text:span><text:span text:style-name="T101">;</text:span></text:p>
      <text:p text:style-name="P9"><text:span text:style-name="T111">NODE</text:span><text:span text:style-name="T17"><text:tab/></text:span><text:span text:style-name="T23">[</text:span><text:span text:style-name="T24">{</text:span><text:span text:style-name="T103">REPLACE</text:span><text:span text:style-name="T23">|</text:span><text:span text:style-name="T103">INSERT</text:span><text:span text:style-name="T24">}]</text:span><text:span text:style-name="T23"> </text:span><text:span text:style-name="T36">[</text:span><text:span text:style-name="T111">(</text:span><text:span text:style-name="T23">&lt;típus&gt;</text:span><text:span text:style-name="T111">)</text:span><text:span text:style-name="T36">]</text:span><text:span text:style-name="T17"><text:tab/>{&lt;név&gt;|</text:span><text:span text:style-name="T101">LOOKUP</text:span><text:span text:style-name="T17">} &lt;ip hiv.&gt; &lt;mac hiv.&gt; [&lt;leírás&gt;]</text:span></text:p>
      <text:p text:style-name="P7"><text:span text:style-name="T17"><text:tab/>[</text:span><text:span text:style-name="T104">TEMPLATE</text:span><text:span text:style-name="T17"> &lt;minta név&gt;] </text:span><text:span text:style-name="T101">{ </text:span><text:span text:style-name="T17">&lt;paraméterek&gt;</text:span><text:span text:style-name="T101"> }</text:span></text:p>
      <text:p text:style-name="P15"><text:span text:style-name="T101">WORKSTATION </text:span><text:span text:style-name="T23">[</text:span><text:span text:style-name="T24">{</text:span><text:span text:style-name="T103">REPLACE</text:span><text:span text:style-name="T23">|</text:span><text:span text:style-name="T103">INSERT</text:span><text:span text:style-name="T24">}]</text:span><text:span text:style-name="T17"> &lt;név&gt; &lt;mac&gt; [&lt;leírás&gt;];</text:span></text:p>
      <text:p text:style-name="Text_20_body">Ahol:</text:p>
      <text:list xml:id="list133413120872786" text:continue-list="list133411985446713" text:style-name="L7">
        <text:list-item>
          <text:p text:style-name="P132">&lt;n<text:span text:style-name="T171">é</text:span>v&gt;<text:tab/>Az eszköz neve, egy string.</text:p>
        </text:list-item>
        <text:list-item>
          <text:p text:style-name="P132">&lt;leírás&gt;<text:tab/>Opcionális leírás, ill. megjegyzés.</text:p>
        </text:list-item>
        <text:list-item>
          <text:p text:style-name="P135"><text:span text:style-name="T23">&lt;típus&gt;</text:span><text:tab/><text:span text:style-name="T171">Típus azonosítók felsorolása (elválasztójel a vessző):</text:span></text:p>
        </text:list-item>
        <text:list-item>
          <text:p text:style-name="P193">node<text:tab/>Passzív eszköz</text:p>
        </text:list-item>
        <text:list-item>
          <text:p text:style-name="P193">host<text:tab/>Aktív eszköz (van IP címe)</text:p>
        </text:list-item>
        <text:list-item>
          <text:p text:style-name="P193">switch<text:tab/>Switch</text:p>
        </text:list-item>
        <text:list-item>
          <text:p text:style-name="P193">hub<text:tab/>Passzív HUB</text:p>
        </text:list-item>
        <text:list-item>
          <text:p text:style-name="P193">virtual<text:tab/>Virtuális eszközhöz</text:p>
        </text:list-item>
        <text:list-item>
          <text:p text:style-name="P193">snmp<text:tab/>SNMP képes aktív eszköz</text:p>
        </text:list-item>
        <text:list-item>
          <text:p text:style-name="P193">converter</text:p>
        </text:list-item>
        <text:list-item>
          <text:p text:style-name="P193">printer</text:p>
        </text:list-item>
        <text:list-item>
          <text:p text:style-name="P193">gateway</text:p>
        </text:list-item>
        <text:list-item>
          <text:p text:style-name="P193">ap</text:p>
        </text:list-item>
        <text:list-item>
          <text:p text:style-name="P193">workstation</text:p>
        </text:list-item>
        <text:list-item>
          <text:p text:style-name="P193">device</text:p>
        </text:list-item>
        <text:list-item>
          <text:p text:style-name="P193">controller</text:p>
        </text:list-item>
        <text:list-item>
          <text:p text:style-name="P193">ups<text:tab/>Szünetmentes táp</text:p>
        </text:list-item>
      </text:list>
      <text:p text:style-name="P58">Aktív eszközök esetén ha megadjuk a típus felsorolásban az „<text:span text:style-name="T206">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74">i</text:span>lyen esetekben a hálózati eszközt törölni kell, és újra felvenni.</text:p>
      <text:p text:style-name="Text_20_body">Az <text:span text:style-name="T72">ATTACHED </text:span><text:span text:style-name="T138">és</text:span><text:span text:style-name="T79"> WORKSTAION</text:span> kulcsszó esetben további paraméterek megadására nincsen lehetőség. E<text:span text:style-name="T171">zekben</text:span> <text:span text:style-name="T171">az</text:span> esete<text:span text:style-name="T171">kben</text:span> egy fix konfigurációjú eszköz jön létre, melynek egy „attach” <text:span text:style-name="T172">ill. „ethernet”</text:span> típusú és ugyanilyen nevű portja lesz, és a portnak nem lesz sorszáma. <text:span text:style-name="T172">A</text:span> <text:span text:style-name="T80">WORKSTATION</text:span><text:span text:style-name="T172">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72">lehetséges,</text:span> egy „<text:span text:style-name="T72">SET PLACE</text:span>” paranccsal. <text:span text:style-name="T172">Az </text:span><text:span text:style-name="T80">ATTACHED</text:span><text:span text:style-name="T172"> eszköz csoportosan is megadható</text:span>. Az <text:span text:style-name="T72">ATTACHED</text:span> kulcsszó rövidíthető <text:span text:style-name="T72">AT</text:span><text:span text:style-name="T88">C</text:span>-nek, <text:span text:style-name="T172">a </text:span><text:span text:style-name="T105">WORKSTATION</text:span><text:span text:style-name="T172"> pedig </text:span><text:span text:style-name="T80">WST</text:span><text:span text:style-name="T172">-nek</text:span>. <text:span text:style-name="T208">A széria és leltári szám külön adható meg egy </text:span><text:span text:style-name="T89">SET</text:span><text:span text:style-name="T208"> parancsban lásd fentebb.</text:span></text:p>
      <text:p text:style-name="Text_20_body"><text:soft-page-break/>A<text:span text:style-name="T173">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72">LOOKUP</text:span> vagy <text:span text:style-name="T72">ARP</text:span> kulcsszót használjuk. Végül a MAC is lekérdezhető az IP cím ismeretében. Ekkor a MAC helyén az <text:span text:style-name="T72">ARP</text:span> kulcsszót kell használni.</text:p>
      <text:p text:style-name="Text_20_body">Az ip cím hivatkozás (<text:span text:style-name="T2">&lt;ip hiv.&gt;</text:span><text:span text:style-name="T119">) a következőképpen nézhet ki:</text:span></text:p>
      <text:p text:style-name="P5">&lt;ip cím&gt;</text:p>
      <text:p text:style-name="example"><text:span text:style-name="T17">&lt;ip cím&gt;</text:span><text:span text:style-name="T119">/</text:span><text:span text:style-name="T17">&lt;ip típus&gt;</text:span></text:p>
      <text:p text:style-name="P4">DYNAMIC</text:p>
      <text:p text:style-name="P4">LOOKUP</text:p>
      <text:p text:style-name="P4">ARP</text:p>
      <text:p text:style-name="Text_20_body">Az ip cím után opcionálisan megadható az ip cím típusa: <text:span text:style-name="T101">FIXIP</text:span><text:span text:style-name="T123">, </text:span><text:span text:style-name="T101">PRIVATE</text:span><text:span text:style-name="T123">, </text:span><text:span text:style-name="T101">EXTERNAL</text:span><text:span text:style-name="T123">, </text:span><text:span text:style-name="T101">DYNAMIC</text:span> vagy <text:span text:style-name="T72">PSEUDO</text:span>. A <text:span text:style-name="T72">FIXIP</text:span> és <text:span text:style-name="T72">PSEUDO</text:span> típusú ip címnek egyedinek kell lennie. a <text:span text:style-name="T72">DYNAMIC </text:span><text:span text:style-name="T137">típus esetén</text:span>, az ip címet nem kell megadni, ekkor ip cím nem kerül az adatbázis rekordba (NULL értékű lesz). Ha az ip cím típusa <text:span text:style-name="T72">PSEUDO</text:span>, akkor a <text:span text:style-name="T72">LOOKUP</text:span> és <text:span text:style-name="T72">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59">e</text:span>jön egy hozzárendelt port is, alapértelmezett tulajdonságokkal <text:span text:style-name="T174">(a port index 1 lesz)</text:span>. Ezeket természetesen megváltoztathatjuk. A par<text:span text:style-name="T159">a</text:span>métereknél, ha más portot még nem hoztunk létre, ill. más portra még nem hivatkoztunk, akkor a port nevére a &amp;@ , vagy indexére a #@ karakterpárral hivatkozh<text:span text:style-name="T159">a</text:span>tunk.</text:p>
      <text:p text:style-name="Text_20_body">A paraméterek lehetnek a következőek:</text:p>
      <text:list xml:id="list1343217441" text:style-name="L14">
        <text:list-item>
          <text:p text:style-name="P143"><text:span text:style-name="T54">NOTE</text:span><text:span text:style-name="T53"> </text:span><text:span text:style-name="T58">&lt;leírás&gt;</text:span><text:span text:style-name="T53"> </text:span><text:span text:style-name="T54">;<text:line-break/></text:span>A leírás alternatívan így is beállítható, ha kétszer adjuk meg, akkor az utolsó lesz az érvényes</text:p>
        </text:list-item>
        <text:list-item>
          <text:p text:style-name="P143"><text:span text:style-name="T54">PLACE</text:span><text:span text:style-name="T53"> </text:span><text:span text:style-name="T58">&lt;név&gt;</text:span> <text:span text:style-name="T54">;</text:span><text:span text:style-name="T72"><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43"><text:span text:style-name="T54">SET</text:span><text:span text:style-name="T53"> </text:span><text:span text:style-name="T58">&lt;mező név&gt;</text:span><text:span text:style-name="T53"> </text:span><text:span text:style-name="T54">=</text:span><text:span text:style-name="T53"> </text:span><text:span text:style-name="T58">&lt;érték&gt;</text:span><text:span text:style-name="T54">;</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146"><text:span text:style-name="T72">PARAM</text:span> <text:span text:style-name="T2">&lt;típus&gt;</text:span> <text:span text:style-name="T72">=</text:span> <text:span text:style-name="T2">&lt;érték&gt;</text:span><text:span text:style-name="T72">;</text:span><text:line-break/>Egy paraméter hozzárendelése az eszközhöz. A port és eszköz paramétereket a típusuk azonosítja, a rendszerparaméterekkel ellentétben nincsenek külön nevesítve.</text:p>
        </text:list-item>
        <text:list-item>
          <text:p text:style-name="P147"><text:span text:style-name="T72">SERIAL NUMBER</text:span> <text:span text:style-name="T2">&lt;string&gt;</text:span><text:span text:style-name="T72">;</text:span><text:line-break/>Széria szám megadása. Nem kötelező, de ha megadtuk, akkor egyedinek kell lennie.</text:p>
        </text:list-item>
        <text:list-item>
          <text:p text:style-name="P147"><text:span text:style-name="T72">INVENTORY NUMBER</text:span> <text:span text:style-name="T2">&lt;string&gt;</text:span><text:span text:style-name="T72">;</text:span><text:line-break/>Leltári szám megadása. Nem kötelező, de ha megadtuk, akkor egyedinek kell lennie.</text:p>
        </text:list-item>
        <text:list-item>
          <text:p text:style-name="P143"><text:span text:style-name="T66">ADD PORT </text:span><text:span text:style-name="T61">[&lt;index&gt;]</text:span><text:span text:style-name="T58"> &lt;típus&gt; &lt;név&gt; [&lt;leírás&gt;]</text:span><text:span text:style-name="T54">;<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73">nem SNMP eszköz esetén az</text:span> nem kötelező, <text:span text:style-name="T173">de</text:span> ha megadjuk egyedinek kell lennie egy eszközre. A port indexnél megadhatjuk a #+@ kifejezést is, ekkor az index az előző index +1 lesz.</text:p>
        </text:list-item>
        <text:list-item>
          <text:p text:style-name="P143"><text:span text:style-name="T54">ADD PORTS </text:span><text:span text:style-name="T61">&lt;típus&gt; [</text:span><text:span text:style-name="T66">OFFS</text:span><text:span text:style-name="T61"> &lt;név offs.&gt;] </text:span><text:span text:style-name="T66">FROM</text:span><text:span text:style-name="T69"> &lt;tol&gt;</text:span><text:span text:style-name="T54"> TO </text:span><text:span text:style-name="T69">&lt;ig&gt;</text:span><text:span text:style-name="T60"> </text:span><text:span text:style-name="T61">[</text:span><text:span text:style-name="T66">OFFS</text:span><text:span text:style-name="T60"> </text:span><text:span text:style-name="T61">&lt;sorszám offs.&gt;]</text:span><text:span text:style-name="T60"><text:line-break/><text:tab/></text:span><text:span text:style-name="T69">&lt;név minta&gt;</text:span><text:span text:style-name="T60">;<text:line-break/></text:span>Egy port sorozat hozzáadása a node-hoz. A paraméterek értelmezését lásd. a <text:span text:style-name="T101">PATCH</text:span>-nál az <text:span text:style-name="T72">ADD PORTS</text:span> kulcsszavakat. <text:span text:style-name="T173">Itt egy plusz paraméter van a &lt;típus&gt; mely egy port típus név (Lásd: iftipes táblát ill. a ../database/nodes.sql fájltt).</text:span></text:p>
        </text:list-item>
        <text:list-item>
          <text:p text:style-name="P143"><text:span text:style-name="T54">ADD SENSORS </text:span><text:span text:style-name="T58">[</text:span><text:span text:style-name="T66">OFFS</text:span><text:span text:style-name="T58"> &lt;név offs.&gt;] </text:span><text:span text:style-name="T66">FROM</text:span><text:span text:style-name="T58"> &lt;tol&gt;</text:span><text:span text:style-name="T53"> </text:span><text:span text:style-name="T54">TO</text:span><text:span text:style-name="T53"> </text:span><text:span text:style-name="T58">&lt;ig&gt; [</text:span><text:span text:style-name="T66">OFFS</text:span><text:span text:style-name="T58"> &lt;sorszám offs.&gt;]<text:line-break/> &lt;név minta&gt; &lt;ip&gt;</text:span><text:span text:style-name="T54">;<text:line-break/></text:span>Egy port sorozat hozzáadása a host-hoz. A paraméterek értelmezését lásd. a <text:span text:style-name="T72">PATCH</text:span>-nál az <text:span text:style-name="T72">ADD PORTS</text:span> kulcsszavakat. A portok típusa 'sensors' lesz. Az utolsó paraméter az első port IP címét definiálja, amely a további definiált portoknál eggyel növekszik (a cím típusa <text:span text:style-name="T72">PSEUDO</text:span>).</text:p>
        </text:list-item>
        <text:list-item>
          <text:p text:style-name="P148"><text:span text:style-name="T70">DELETE</text:span><text:span text:style-name="T52"> </text:span><text:span text:style-name="T70">PORT</text:span><text:span text:style-name="T52"> </text:span><text:span text:style-name="T71">&lt;index&gt;</text:span><text:line-break/>Port törlése az index alapján. Ha nincs ilyen indexű port. akkor nem történik semmi.</text:p>
        </text:list-item>
        <text:list-item>
          <text:p text:style-name="P148"><text:span text:style-name="T70">DELETE</text:span><text:span text:style-name="T52"> </text:span><text:span text:style-name="T70">PORT</text:span><text:span text:style-name="T52"> </text:span><text:span text:style-name="T71">&lt;név&gt;</text:span><text:line-break/>Port törlése a név alapján. Ha nincs ilyen nevű port. akkor nem történik semmi.</text:p>
        </text:list-item>
        <text:list-item>
          <text:p text:style-name="P148"><text:span text:style-name="T70">DELETE</text:span><text:span text:style-name="T52"> </text:span><text:span text:style-name="T70">PORT</text:span><text:span text:style-name="T52"> </text:span><text:span text:style-name="T71">&lt;mac&gt;</text:span><text:line-break/>Port(ok) törlése az MAC alapján. Ha nincs ilyen indexű port. akkor nem történik semmi. Ha több port is van, akkor mindet törli.</text:p>
        </text:list-item>
        <text:list-item>
          <text:p text:style-name="P143"><text:soft-page-break/><text:span text:style-name="T54">PORT </text:span><text:span text:style-name="T61">&lt;index&gt;</text:span><text:span text:style-name="T54"> TYPE</text:span><text:span text:style-name="T61"> [&lt;</text:span><text:span text:style-name="T63">ú</text:span><text:span text:style-name="T61">j index&gt;] &lt;típus&gt; &lt;név&gt; &lt;leírás&gt;</text:span><text:span text:style-name="T54">;<text:line-break/></text:span>A fenti sorral a portnak több tulajdonságát is megváltoztathatjuk, praktikusan a<text:span text:style-name="T174">z automatikusan felvett port esetén használható, ha az alapértelmezés nem felel meg.</text:span> <text:span text:style-name="T174">Az első portra hivatkozhatunk az 1-es indexel, vagy ha ez az </text:span>első port hivatkozás<text:span text:style-name="T174">unk</text:span>, <text:span text:style-name="T174">akkor</text:span> a port indexre a #@-al <text:span text:style-name="T174">is</text:span> hivatkozhatunk.</text:p>
        </text:list-item>
        <text:list-item>
          <text:p text:style-name="P144"><text:span text:style-name="T54">PORT </text:span><text:span text:style-name="T61">&lt;index&gt;</text:span><text:span text:style-name="T54"> </text:span><text:span text:style-name="T66">NAME</text:span><text:span text:style-name="T54"> </text:span><text:span text:style-name="T61">&lt;új név&gt;</text:span><text:span text:style-name="T54">;<text:line-break/></text:span>Praktikusan sz<text:span text:style-name="T174">intén az automatikusan felvett port esetén használható, ha az alapértelmezett nevet akarjuk megváltoztatni.</text:span></text:p>
        </text:list-item>
        <text:list-item>
          <text:p text:style-name="P144"><text:span text:style-name="T55">P</text:span><text:span text:style-name="T54">ORT</text:span><text:span text:style-name="T53"> </text:span><text:span text:style-name="T58">&lt;</text:span><text:span text:style-name="T59">port azonosító</text:span><text:span text:style-name="T58">&gt;</text:span><text:span text:style-name="T53"> </text:span><text:span text:style-name="T66">NOTE</text:span><text:span text:style-name="T53"> </text:span><text:span text:style-name="T58">&lt;leírás&gt;</text:span><text:span text:style-name="T54">;<text:line-break/>PORT </text:span><text:span text:style-name="T61">&lt;</text:span><text:span text:style-name="T62">port azonosító</text:span><text:span text:style-name="T61">&gt;</text:span><text:span text:style-name="T54"> SET </text:span><text:span text:style-name="T61">&lt;mező név&gt;</text:span><text:span text:style-name="T54"> = </text:span><text:span text:style-name="T64">&lt;érték&gt;</text:span><text:span text:style-name="T54">;<text:line-break/>PORT </text:span><text:span text:style-name="T61">&lt;</text:span><text:span text:style-name="T62">port azonosító</text:span><text:span text:style-name="T61">&gt;</text:span><text:span text:style-name="T54"> </text:span><text:span text:style-name="T56">TAG</text:span><text:span text:style-name="T54"> </text:span><text:span text:style-name="T64">&lt;</text:span><text:span text:style-name="T65">címke</text:span><text:span text:style-name="T64">&gt;</text:span><text:span text:style-name="T54">;<text:line-break/></text:span>A hivatkozott port megadott paraméterének a módosítása. <text:span text:style-name="T174">A port azonosító a port index, ha egy egész szám, vagy a port neve, amennyiben string. Ha a port neve egy szám, akkor idézőjelbe kell tenni, ellenkező esetben sorszámként lesz értelmezve.</text:span></text:p>
        </text:list-item>
        <text:list-item>
          <text:p text:style-name="P146"><text:span text:style-name="T72">PORT PARAM</text:span> <text:span text:style-name="T2">&lt;típus&gt;</text:span> <text:span text:style-name="T72">=</text:span> <text:span text:style-name="T2">&lt;érték&gt;</text:span><text:span text:style-name="T72">;</text:span><text:line-break/>Egy paraméter hozzárendelése a porthoz. A port és eszköz paramétereket a típusuk azonosítja, a rendszerparaméterekkel ellentétben nincsenek külön nevesítve.</text:p>
        </text:list-item>
      </text:list>
      <text:p text:style-name="P59">Csak aktív eszköz esetén magadható paraméterek:</text:p>
      <text:list xml:id="list133413235680960" text:continue-numbering="true" text:style-name="L14">
        <text:list-item>
          <text:p text:style-name="P143"><text:span text:style-name="T66">ADD PORT </text:span><text:span text:style-name="T61">[</text:span><text:span text:style-name="T58">&lt;index&gt;] &lt;típus&gt; &lt;név&gt; &lt;ip hiv.&gt; &lt;mac hiv.&gt; [&lt;leírás&gt;]</text:span><text:span text:style-name="T54">;<text:line-break/></text:span>Egy port definiálása. Ahol az &lt;index&gt; egy opcionális sorszám, &lt;név&gt; a port neve, a &lt;leírás&gt; opcionálisan egy leírás, vagy megjegyzés a porthoz, a &lt;típus&gt; pedig a port típusa :</text:p>
          <text:list>
            <text:list-item>
              <text:p text:style-name="P223">sensor<text:tab/>Sensor port</text:p>
            </text:list-item>
            <text:list-item>
              <text:p text:style-name="P223">rs485<text:tab/>RS-485 Serial bus interface</text:p>
            </text:list-item>
            <text:list-item>
              <text:p text:style-name="P223">iic<text:tab/>IIC Serial bus interface</text:p>
            </text:list-item>
            <text:list-item>
              <text:p text:style-name="P224">eport<text:tab/>Ethernet, nem menedzselhető.</text:p>
            </text:list-item>
            <text:list-item>
              <text:p text:style-name="P223">ethernet<text:tab/>Ethernet Interface (UTP)</text:p>
            </text:list-item>
            <text:list-item>
              <text:p text:style-name="P223">veth<text:tab/>Virtuális ethernet</text:p>
            </text:list-item>
            <text:list-item>
              <text:p text:style-name="P223">wireless<text:tab/>Wireless ethernet interface</text:p>
            </text:list-item>
            <text:list-item>
              <text:p text:style-name="P223">ppp<text:tab/>Point to Point protcol interface</text:p>
            </text:list-item>
            <text:list-item>
              <text:p text:style-name="P223">softwareloopback<text:tab/>Software loopback interface</text:p>
            </text:list-item>
            <text:list-item>
              <text:p text:style-name="P223">rs232<text:tab/>RS232 Interface</text:p>
            </text:list-item>
            <text:list-item>
              <text:p text:style-name="P223">virtual<text:tab/>Vlan interfész</text:p>
            </text:list-item>
            <text:list-item>
              <text:p text:style-name="P223">multiplexor<text:tab/>Trunk</text:p>
            </text:list-item>
            <text:list-item>
              <text:p text:style-name="P223">adsl<text:tab/>Asymmetric Digital Subscriber Loop</text:p>
            </text:list-item>
            <text:list-item>
              <text:p text:style-name="P223">tunnel<text:tab/>Encapsulation interface</text:p>
            </text:list-item>
            <text:list-item>
              <text:p text:style-name="P223">digitalPowerline<text:tab/>IP over Power Lines</text:p>
            </text:list-item>
            <text:list-item>
              <text:p text:style-name="P223">usb<text:tab/>USB Interface</text:p>
            </text:list-item>
          </text:list>
          <text:p text:style-name="P143">A lista bővíthető, de magát lista bővítést az import nem támogatja.<text:line-break/>Az ip hivatkozás a következőképpen nézhet ki:</text:p>
          <text:list text:continue-numbering="true">
            <text:list-item>
              <text:p text:style-name="P149"><text:span text:style-name="T2">&lt;ip cím&gt; [</text:span><text:span text:style-name="T101">/</text:span><text:span text:style-name="T2">&lt;ip typus&gt;</text:span>]<text:tab/>Az ip cím megadása az opcionális típussal</text:p>
            </text:list-item>
            <text:list-item>
              <text:p text:style-name="P149"><text:span text:style-name="T72">DINAMIC<text:tab/></text:span>Dinamikus ip cím, a cím nem ismert.</text:p>
            </text:list-item>
            <text:list-item>
              <text:p text:style-name="P149"><text:span text:style-name="T72">NULL<text:tab/></text:span>Dinamikus ip cím, a cím nem ismert.</text:p>
            </text:list-item>
            <text:list-item>
              <text:p text:style-name="P149"><text:span text:style-name="T72">ARP<text:tab/></text:span>Az ip cím a mac alapján a lekérdezett ARP táblákból.</text:p>
            </text:list-item>
          </text:list>
          <text:p text:style-name="P143">A mac cím hivatkozás a következőképpen nézhet ki:</text:p>
          <text:list text:continue-numbering="true">
            <text:list-item>
              <text:p text:style-name="P150"><text:span text:style-name="T2">&lt;mac cím&gt;<text:tab/></text:span>A mac cím közvetlen megadása.</text:p>
            </text:list-item>
            <text:list-item>
              <text:p text:style-name="P118">MAC(<text:span text:style-name="T17">&lt;string kifejezés&gt;</text:span>)<text:tab/><text:span text:style-name="T137">A string kifejezést mac-címmé konvertálja.</text:span></text:p>
            </text:list-item>
            <text:list-item>
              <text:p text:style-name="P150"><text:span text:style-name="T72">ARP<text:tab/></text:span>A mac cím az ip alapján a lekérdezett ARP táblákból.</text:p>
            </text:list-item>
            <text:list-item>
              <text:p text:style-name="P150"><text:span text:style-name="T72">NULL<text:tab/></text:span>Nincs megadva mac cím.</text:p>
            </text:list-item>
            <text:list-item>
              <text:p text:style-name="P150"><text:span text:style-name="T72">&lt;@</text:span><text:tab/>Az előző hivatkozott porttal azonos mac cím.</text:p>
            </text:list-item>
            <text:list-item>
              <text:p text:style-name="P150"><text:span text:style-name="T72">&lt;</text:span><text:span text:style-name="T2">&lt;port index&gt;</text:span><text:tab/>A megadott indexű porttal azonos mac cím.</text:p>
            </text:list-item>
          </text:list>
        </text:list-item>
        <text:list-item>
          <text:p text:style-name="P145"><text:span text:style-name="T54">PORT</text:span><text:span text:style-name="T53"> </text:span><text:span text:style-name="T58">&lt;</text:span><text:span text:style-name="T59">port azonosító</text:span><text:span text:style-name="T58">&gt;</text:span><text:span text:style-name="T53"> </text:span><text:span text:style-name="T54">ADD ADDRESS </text:span><text:span text:style-name="T61">&lt;ip hiv.&gt;</text:span><text:span text:style-name="T54"> </text:span><text:span text:style-name="T64">[&lt;leírás&gt;]</text:span><text:span text:style-name="T68">;</text:span><text:span text:style-name="T54"><text:line-break/></text:span>Egy előzőleg már létrehozott porthoz egy további cím hozzárendelése. Az ip hivatkozásban kötelező megadni egy ip címet, és az opcionális típusok a <text:span text:style-name="T72">FIXIP</text:span>, <text:span text:style-name="T72">PRIVATE</text:span> és <text:span text:style-name="T72">PSEUUDO</text:span> lehetnek, az alapértelmezés a <text:span text:style-name="T72">FIXIP</text:span>.</text:p>
        </text:list-item>
        <text:list-item>
          <text:p text:style-name="P143"><text:span text:style-name="T54">PORT</text:span><text:span text:style-name="T53"> </text:span><text:span text:style-name="T58">&lt;</text:span><text:span text:style-name="T59">port azonosító</text:span><text:span text:style-name="T58">&gt;</text:span><text:span text:style-name="T53"> </text:span><text:span text:style-name="T54">VLAN</text:span><text:span text:style-name="T53"> </text:span><text:span text:style-name="T58">&lt;vlan&gt; [&lt;típus&gt; [&lt;beállítás típusa&gt;]]</text:span><text:span text:style-name="T54">;</text:span><text:line-break/>Port -vlan összerendelések megadása. Ahol:</text:p>
          <text:list>
            <text:list-item>
              <text:p text:style-name="P143">&lt;vlan&gt;<text:tab/>Egy létező vlan neve</text:p>
            </text:list-item>
            <text:list-item>
              <text:p text:style-name="P143">&lt;típus&gt;<text:tab/>Összerendelés vagy viszony típusa:</text:p>
              <text:list>
                <text:list-item>
                  <text:p text:style-name="P151">no<text:tab/>Nincs hozzárendelés.</text:p>
                </text:list-item>
                <text:list-item>
                  <text:p text:style-name="P151">unknown<text:tab/>Ismeretlen</text:p>
                </text:list-item>
                <text:list-item>
                  <text:p text:style-name="P151">forbidden<text:tab/>Tiltott</text:p>
                </text:list-item>
                <text:list-item>
                  <text:p text:style-name="P151"><text:soft-page-break/>autó<text:tab/>Automatikus</text:p>
                </text:list-item>
                <text:list-item>
                  <text:p text:style-name="P151">tagged<text:tab/>cimkézett</text:p>
                </text:list-item>
                <text:list-item>
                  <text:p text:style-name="P151">untagged<text:tab/>nem cimkézett</text:p>
                </text:list-item>
                <text:list-item>
                  <text:p text:style-name="P151">virtual</text:p>
                </text:list-item>
                <text:list-item>
                  <text:p text:style-name="P151">hard<text:tab/>nem logikailag összerendelt (logikailag egyenértékű au. mint az untagged) alapértelmezett</text:p>
                </text:list-item>
              </text:list>
            </text:list-item>
            <text:list-item>
              <text:p text:style-name="P143"><text:span text:style-name="T58">&lt;beállítás típusa&gt;<text:tab/></text:span>Az összerendelés forrását adja meg.</text:p>
              <text:list>
                <text:list-item>
                  <text:p text:style-name="P143">auto<text:tab/>aut<text:span text:style-name="T175">o</text:span>matikus.</text:p>
                </text:list-item>
                <text:list-item>
                  <text:p text:style-name="P143">query<text:tab/>Az összerendelés egy lekérdezés eredménye.</text:p>
                </text:list-item>
                <text:list-item>
                  <text:p text:style-name="P143">manual<text:tab/>Az összerendelés manuálisan történt (ez az alapértelmezés)</text:p>
                </text:list-item>
              </text:list>
            </text:list-item>
          </text:list>
        </text:list-item>
        <text:list-item>
          <text:p text:style-name="P145"><text:span text:style-name="T60">PORT</text:span><text:span text:style-name="T58"> &lt;</text:span><text:span text:style-name="T59">port azonosító</text:span><text:span text:style-name="T58">&gt; </text:span><text:span text:style-name="T60">VLANS</text:span><text:span text:style-name="T58"> &lt;vlan lista&gt; </text:span><text:span text:style-name="T54">;</text:span><text:line-break/>Több vlan összerendelése ugyanazzal a portal. A típusok tagged és manual.</text:p>
        </text:list-item>
        <text:list-item>
          <text:p text:style-name="P143"><text:span text:style-name="T61">[</text:span><text:span text:style-name="T54">READ</text:span><text:span text:style-name="T61">]</text:span><text:span text:style-name="T54"> COMMUNITY </text:span><text:span text:style-name="T61">&lt;community&gt;</text:span><text:span text:style-name="T54"> ;<text:line-break/>WRITE COMMUNITY </text:span><text:span text:style-name="T61">&lt;community&gt;</text:span><text:span text:style-name="T54"> ;<text:line-break/></text:span>Csak SNMP képes eszközök esetén a community stringek megadása. Alapértelmezett a „public”.</text:p>
        </text:list-item>
        <text:list-item>
          <text:p text:style-name="P143"><text:span text:style-name="T54">PORTS BY SNMP </text:span><text:span text:style-name="T61">[&lt;read community&gt;]</text:span><text:span text:style-name="T54">;<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82">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72">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4">A <text:span text:style-name="T72">READ</text:span> opció lehetőséget biztosít arra, hogy egy eszköz módosításánál beolvassuk a módosítandó eszköz tulajdonságait. A beolvasandó eszköznek léteznie kell az adatbázisban, <text:span text:style-name="T237">és ha nem felülírás van megadva, akkor is hibaüzenetet kapunk. Az eszköz minden tulajdonsága felülíródik, a </text:span><text:span text:style-name="T96">NODE</text:span><text:span text:style-name="T237">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07">NODE (host)</text:span> "moodle.xyz.local" LOOKUP ARP "MOODLE server" {</text:p>
      <text:p text:style-name="example"><text:s text:c="4"/>PORT #@ TYPE ethernet eth0;</text:p>
      <text:p text:style-name="example">}</text:p>
      <text:p text:style-name="example"><text:span text:style-name="T207">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pan text:style-name="T207">NODE</text:span> <text:span text:style-name="T207">(snmp)</text:span> SWITCH "sw1.xyz.local" LOOKUP ARP "Switch 1." { PORTS BY SNMP; }</text:p>
      <text:h text:style-name="P204" text:outline-level="4">IFTYPE port típusok</text:h>
      <text:p text:style-name="P86">A fentebb már említett port típusokat leíró objektumok. Az alap objektum definíciója:</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lt;obj.típus&gt; &lt;link típus&gt;</text:span> <text:s/><text:span text:style-name="T15">[</text:span><text:span text:style-name="T97">PREFERED</text:span><text:span text:style-name="T15">]</text:span><text:span text:style-name="T72">;</text:span></text:p>
      <text:p text:style-name="P86">Vagy amikor csak egy másik (pl. elavult) IANA ID-hez rendelnénk egy másik IFTYPE rekordot:</text:p>
      <text:p text:style-name="P86"><text:span text:style-name="T72">IFTYPE </text:span><text:span text:style-name="T17">[</text:span><text:span text:style-name="T72">REPLACE</text:span><text:span text:style-name="T17">|</text:span><text:span text:style-name="T72">INSERT</text:span><text:span text:style-name="T17">]</text:span> <text:span text:style-name="T2">&lt;név&gt; [&lt;leírás&gt;]</text:span> <text:span text:style-name="T72">IANA</text:span> <text:span text:style-name="T2">&lt;iana_id&gt; </text:span><text:span text:style-name="T101">TO</text:span><text:span text:style-name="T2"> &lt;iana_id&gt;</text:span><text:span text:style-name="T101">;</text:span></text:p>
      <text:p text:style-name="P86">Ahol:</text:p>
      <text:list xml:id="list202074116" text:style-name="L15">
        <text:list-item>
          <text:p text:style-name="P152"><text:span text:style-name="T2">&lt;név&gt;</text:span><text:tab/>A típus (rekord) neve.</text:p>
        </text:list-item>
        <text:list-item>
          <text:p text:style-name="P152"><text:span text:style-name="T2">&lt;leírás&gt;</text:span><text:tab/>Opcionális leírás ill. megjegyzés.</text:p>
        </text:list-item>
        <text:list-item>
          <text:p text:style-name="P152"><text:soft-page-break/><text:span text:style-name="T2">&lt;iana_id&gt;</text:span><text:tab/>IANA id, A típusra ezt az értéket adja vissza egy SNMP lekérdezés.</text:p>
        </text:list-item>
        <text:list-item>
          <text:p text:style-name="P152"><text:span text:style-name="T2">&lt;obj.typus&gt;</text:span><text:tab/>A port típusnál lehetséges rekord típus nevek a lanview2 rendszerben:</text:p>
          <text:list>
            <text:list-item>
              <text:p text:style-name="P153">pport<text:tab/>patch port</text:p>
            </text:list-item>
            <text:list-item>
              <text:p text:style-name="P153">nport<text:tab/>passzív port</text:p>
            </text:list-item>
            <text:list-item>
              <text:p text:style-name="P153">interface<text:tab/>aktív port vagy interfész</text:p>
            </text:list-item>
            <text:list-item>
              <text:p text:style-name="P153">unknown<text:tab/>ismeretlen.</text:p>
            </text:list-item>
          </text:list>
        </text:list-item>
        <text:list-item>
          <text:p text:style-name="P153"><text:span text:style-name="T2">&lt;link type&gt;</text:span><text:tab/>A típusnál alkalmazható link (kapcsolódás) típusa.</text:p>
          <text:list>
            <text:list-item>
              <text:p text:style-name="P153">ptp<text:tab/>pont – pont</text:p>
            </text:list-item>
            <text:list-item>
              <text:p text:style-name="P153">bus<text:tab/>busz</text:p>
            </text:list-item>
            <text:list-item>
              <text:p text:style-name="P153">patch<text:tab/>elő és hátlapi</text:p>
            </text:list-item>
            <text:list-item>
              <text:p text:style-name="P153">logical<text:tab/>nincs fizikai kapcsolata</text:p>
            </text:list-item>
            <text:list-item>
              <text:p text:style-name="P153">wireles<text:tab/>nincs fizikai kapcsolata</text:p>
            </text:list-item>
            <text:list-item>
              <text:p text:style-name="P153">unknown<text:tab/>ismeretlen</text:p>
            </text:list-item>
          </text:list>
        </text:list-item>
      </text:list>
      <text:p text:style-name="P87"/>
      <text:p text:style-name="P87"/>
      <text:p text:style-name="P86"/>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77">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77">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0">Szintén nem engedi meg az adatbázis logika hurkok létrehozását. Az adatbázis logika a fizikai kapcsolatok módosításával egy időben aktualizálja a logikai topológiát (ill. annak a fizikaiból levezethető változatát).</text:p>
      <text:p text:style-name="P104">Megjegyzés:</text:p>
      <text:p text:style-name="megjegyzes">A logikai topológiát létrehozó algoritmus, megelőzendő a hurkok miatti végtelen ciklusokat, csak maximum 10 fizikai kapcsolat láncolását engedi meg két <text:span text:style-name="T177">TERM</text:span>-<text:span text:style-name="T177">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06">TERM</text:span><text:span text:style-name="T17">}</text:span> <text:span text:style-name="T17">[&lt;eszköz név 1&gt;]</text:span> TO <text:span text:style-name="T17">{</text:span>BACK<text:span text:style-name="T17">|</text:span>FRONT<text:span text:style-name="T17">|</text:span><text:span text:style-name="T106">TERM</text:span><text:span text:style-name="T17">} [&lt;eszköz név 1&gt;]</text:span> {</text:p>
      <text:p text:style-name="example"><text:s text:c="3"/><text:span text:style-name="T17">[&lt;n.név&gt;]</text:span><text:span text:style-name="T101">:</text:span><text:span text:style-name="T17">&lt;p.név&gt;[</text:span><text:span text:style-name="T101">/</text:span><text:span text:style-name="T17">&lt;sh.&gt;] <text:s text:c="2"/></text:span><text:span text:style-name="T101">&amp; </text:span><text:span text:style-name="T17">[&lt;n.név&gt;] </text:span><text:span text:style-name="T101">:</text:span><text:span text:style-name="T17"> &lt;p.név&gt;[</text:span><text:span text:style-name="T101">/</text:span><text:span text:style-name="T17">&lt;sh.&gt;] </text:span><text:span text:style-name="T61">[&lt;leírás&gt;]</text:span><text:span text:style-name="T101">;</text:span></text:p>
      <text:p text:style-name="example"><text:span text:style-name="T101"><text:s text:c="3"/></text:span><text:span text:style-name="T17">[&lt;n.név&gt;]</text:span><text:span text:style-name="T101">:</text:span><text:span text:style-name="T17">&lt;p.sorzs.&gt;[</text:span><text:span text:style-name="T101">/</text:span><text:span text:style-name="T17">&lt;sh.&gt;]</text:span><text:span text:style-name="T101">&amp; </text:span><text:span text:style-name="T17">[&lt;n.név&gt;] </text:span><text:span text:style-name="T101">:</text:span><text:span text:style-name="T17"> &lt;port sorsz.&gt;[</text:span><text:span text:style-name="T101">/</text:span><text:span text:style-name="T17">&lt;sh.&gt;] </text:span><text:span text:style-name="T61">[&lt;leírás&gt;]</text:span><text:span text:style-name="T101">;</text:span></text:p>
      <text:p text:style-name="example"><text:span text:style-name="T101"><text:s text:c="3"/></text:span><text:span text:style-name="T17">&lt;szám&gt;</text:span><text:span text:style-name="T101"> * </text:span><text:span text:style-name="T17">[&lt;eszköz név&gt;] </text:span><text:span text:style-name="T101">:</text:span><text:span text:style-name="T17"> &lt;port sorzs.&gt; </text:span><text:span text:style-name="T101">&amp;<text:tab/></text:span><text:span text:style-name="T17">[&lt;eszköz név&gt;] </text:span><text:span text:style-name="T101">:</text:span><text:span text:style-name="T17"> &lt;port sorsz.&gt;</text:span><text:span text:style-name="T101">;</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text:soft-page-break/>LINKS TERM "sw0" TO TERM {</text:p>
      <text:p text:style-name="example"><text:s text:c="4"/>:D7 <text:s/>&amp; "aaa.xyz.local":eth0;</text:p>
      <text:p text:style-name="example"><text:s text:c="4"/>:D8 <text:s/>&amp; "aaa.xyz.local":eth1;</text:p>
      <text:p text:style-name="example"><text:s text:c="4"/>:F13 &amp; "sw1":"50";<text:tab/><text:span text:style-name="T137">// Név szerint port hivatkozás a jobb oldalon is.</text:span></text:p>
      <text:p text:style-name="example"><text:s text:c="4"/>:F14 &amp; "sw1":49;<text:tab/><text:span text:style-name="T137">// Index szerinti port hivatkozás a jobb oldalon</text:span></text:p>
      <text:p text:style-name="example">}</text:p>
      <text:p text:style-name="example">LINKS FRONT "PATCH1" TO TERM "switch11" {</text:p>
      <text:p text:style-name="example"><text:s text:c="4"/>:1/A &amp; :1;<text:tab/><text:span text:style-name="T137">// A panel 1-es portja elosztón keresztül</text:span></text:p>
      <text:p text:style-name="example"><text:s text:c="4"/>:1/B &amp; :2;<text:tab/><text:span text:style-name="T13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76">vagy</text:span> <text:span text:style-name="T72">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72">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72">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ok </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SERVICE <text:span text:style-name="T25">[{</text:span><text:span text:style-name="T177">REPLACE</text:span><text:span text:style-name="T25">|</text:span><text:span text:style-name="T177">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33412868891451" text:continue-list="list133411840945149" text:style-name="List_20_1">
        <text:list-item>
          <text:p text:style-name="P107"><text:span text:style-name="T101">SUPERIOR SERVICE MASK</text:span><text:span text:style-name="T119"> </text:span><text:span text:style-name="T2">&lt;mask&gt;</text:span><text:span text:style-name="T101">;</text:span><text:span text:style-name="T119"><text:line-break/>A konkrét szolgáltatás példányok (host_services) </text:span><text:span text:style-name="T122">hierarchikusak, ez a Nagios-sal ellentétben végrehajtás szerinti függőséget jelent. </text:span><text:span text:style-name="T119"><text:s/>A mező meghatározza, hogy az adott szolgáltatás típus mely szolgáltatás típussal van </text:span><text:span text:style-name="T121">ill. lehet</text:span><text:span text:style-name="T119"> függőségben. Ha ez egy szolgáltatás jelöl, akkor itt a szolgáltatás neve szerepel. Ha több szolgáltatástól is függhet, akkor egy minta (</text:span><text:span text:style-name="T120">reguláris kifejezés</text:span><text:span text:style-name="T119">) a lehetséges szolgáltatás nevekhez. Pl.: Minden daemon típusú szolgáltatást, vagyis lekérdező daemont a lv2d daemon, az ütemező indít.</text:span></text:p>
        </text:list-item>
        <text:list-item>
          <text:p text:style-name="P107"><text:span text:style-name="T101">COMMAND</text:span><text:span text:style-name="T119"> </text:span><text:span text:style-name="T17">&lt;string&gt;</text:span><text:span text:style-name="T101">;<text:line-break/></text:span><text:soft-page-break/>Ha szolgáltatáshoz tartozik alapértelmezett parancs, annak megadása<text:span text:style-name="T123">. A </text:span><text:span text:style-name="T101">COMMAND</text:span><text:span text:style-name="T123"> kulcsszó rövidíthető </text:span><text:span text:style-name="T101">CMD</text:span><text:span text:style-name="T123">-nek is.</text:span></text:p>
        </text:list-item>
        <text:list-item>
          <text:p text:style-name="P119"><text:span text:style-name="T120">FEATURES</text:span><text:span text:style-name="T119"> </text:span><text:span text:style-name="T17">&lt;sring&gt;</text:span><text:span text:style-name="T119"> ;</text:span></text:p>
          <text:p text:style-name="P107">Egy általános/<text:span text:style-name="T210">opcionális</text:span> paraméter mező. A szeparátor <text:span text:style-name="T178">a</text:span> ':', és ez a kezdő és záró karakter is. A szeparátorok között paraméter név és egy opcionális paraméter érték adható meg, <text:span text:style-name="T178">ahol viszont az </text:span>elválasztó jel az '='.</text:p>
        </text:list-item>
        <text:list-item>
          <text:p text:style-name="P108"><text:span text:style-name="T101">MAX CHECK ATTEMPTS</text:span><text:span text:style-name="T123"> </text:span><text:span text:style-name="T17">&lt;szám&gt;</text:span><text:span text:style-name="T101">;<text:line-break/>NORMAL CHECK INTERVAL </text:span><text:span text:style-name="T17">&lt;</text:span><text:span text:style-name="T26">idő intervallum</text:span><text:span text:style-name="T17">&gt;</text:span><text:span text:style-name="T101">;<text:line-break/>RETRY CHECK INTERVAL </text:span><text:span text:style-name="T17">&lt;</text:span><text:span text:style-name="T26">idő intervallum</text:span><text:span text:style-name="T17">&gt;</text:span><text:span text:style-name="T101">;<text:line-break/>FLAPPING INTERVAL </text:span><text:span text:style-name="T17">&lt;</text:span><text:span text:style-name="T26">idő intervallum</text:span><text:span text:style-name="T17">&gt;</text:span><text:span text:style-name="T101">;<text:line-break/>FLAPPING MAX CHANGE </text:span><text:span text:style-name="T17">&lt;szám&gt;</text:span><text:span text:style-name="T101">;<text:line-break/></text:span><text:span text:style-name="T114">HEARTBEAT TIME </text:span><text:span text:style-name="T40">&lt;</text:span><text:span text:style-name="T26">idő intervallum</text:span><text:span text:style-name="T40">&gt;</text:span><text:span text:style-name="T114">;</text:span><text:span text:style-name="T101"><text:line-break/></text:span><text:span text:style-name="T123">Alapértelmezett értékek, lásd később.</text:span></text:p>
        </text:list-item>
        <text:list-item>
          <text:p text:style-name="P154"><text:span text:style-name="T101">OFF LINE GROUP</text:span><text:span text:style-name="T115">S</text:span><text:span text:style-name="T123"> </text:span><text:span text:style-name="T17">&lt;felhasználói csoportok nevei&gt;</text:span><text:span text:style-name="T101">;<text:line-break/>ON LINE GROUP</text:span><text:span text:style-name="T115">S</text:span><text:span text:style-name="T123"> </text:span><text:span text:style-name="T17">&lt;felhasználói csoportok nevei&gt;</text:span><text:span text:style-name="T101">;</text:span></text:p>
        </text:list-item>
        <text:list-item>
          <text:p text:style-name="P10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23"> </text:span><text:span text:style-name="T101">;<text:line-break/></text:span>Közvetlen értékadása egy mezőnek. A megadott nevű mezőnek léteznie kell a services rekordban. Az értelmező nem ellenőrzi az adat típust, de a rekord mentésekor okozhat hibát, ha az nem megfelelő.</text:p>
        </text:list-item>
        <text:list-item>
          <text:p text:style-name="P155"><text:span text:style-name="T72">TYPE</text:span> <text:span text:style-name="T2">&lt;név&gt;</text:span><text:span text:style-name="T72">;</text:span></text:p>
        </text:list-item>
        <text:list-item>
          <text:p text:style-name="P155"><text:span text:style-name="T17">[&lt;logikai érték&gt;]</text:span><text:span text:style-name="T72"> DISABLE;</text:span></text:p>
        </text:list-item>
      </text:list>
      <text:h text:style-name="Heading_20_6" text:outline-level="6">Példák</text:h>
      <text:p text:style-name="Text_20_body"/>
      <text:h text:style-name="Heading_20_4" text:outline-level="4">Szolgáltatás <text:span text:style-name="T192">példányok</text:span></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01">:</text:span><text:span text:style-name="T17">&lt;port&gt;]</text:span><text:span text:style-name="T101">.</text:span><text:span text:style-name="T17">&lt;típus név&gt; <text:s/>[&lt;leírás&gt;]</text:span>;</text:p>
      <text:p text:style-name="P21">HOST SERVICE <text:span text:style-name="T17">&lt;eszköz név&gt;[</text:span><text:span text:style-name="T101">:</text:span><text:span text:style-name="T17">&lt;port&gt;]</text:span><text:span text:style-name="T101">.</text:span><text:span text:style-name="T17">&lt;típus név&gt; [&lt;leírás&gt;]</text:span> {</text:p>
      <text:p text:style-name="example"><text:tab/><text:span text:style-name="T17">&lt;paraméterek&gt;</text:span></text:p>
      <text:p text:style-name="example">}</text:p>
      <text:p text:style-name="Text_20_body">Ahol az &lt;eszköz név&gt; egy <text:span text:style-name="T72">NODE</text:span>, <text:span text:style-name="T101">HOST</text:span> vagy <text:span text:style-name="T72">SNMPDEV</text:span> típusú objektumnak a neve, a &lt;típus név&gt; pedig egy szolgáltatás típusnak a neve.</text:p>
      <text:p text:style-name="Text_20_body">A paraméterek:</text:p>
      <text:list xml:id="list133412639345505" text:continue-numbering="true" text:style-name="List_20_1">
        <text:list-item>
          <text:p text:style-name="P107"><text:span text:style-name="T101">PRIME SERVICE </text:span><text:span text:style-name="T17">&lt;service&gt;</text:span><text:span text:style-name="T101"> ;<text:line-break/></text:span>Az ellenőrzés/<text:span text:style-name="T238">lekérdezés</text:span> elsődleges módszerét azonosító, opcionális szerviz. <text:span text:style-name="T192">(Alapértelmezetten a 'nil'.)</text:span></text:p>
        </text:list-item>
        <text:list-item>
          <text:p text:style-name="P109"><text:span text:style-name="T72">PROTOCOL SERVICE </text:span><text:span text:style-name="T17">&lt;service&gt;</text:span><text:span text:style-name="T72"> ;</text:span><text:line-break/>Az ellenőrzés/<text:span text:style-name="T238">lekérdezés</text:span> módszerének opcionális további azonosításra szolgáló szerviz típus. <text:span text:style-name="T192">(Alapértelmezetten a 'nil'.)</text:span></text:p>
        </text:list-item>
        <text:list-item>
          <text:p text:style-name="P107"><text:span text:style-name="T101">PORT</text:span><text:span text:style-name="T123"> </text:span><text:span text:style-name="T17">&lt;port név&gt;</text:span><text:span text:style-name="T101">;</text:span><text:span text:style-name="T123"><text:line-break/>Ha a szolgáltatás az eszköz egy portjához kötött, akkor ennek a portnak a nevét kell megadni.</text:span></text:p>
        </text:list-item>
        <text:list-item>
          <text:p text:style-name="P107"><text:span text:style-name="T101">COMMAND</text:span><text:span text:style-name="T123"> </text:span><text:span text:style-name="T17">&lt;string&gt;</text:span><text:span text:style-name="T101">;</text:span><text:span text:style-name="T123"><text:line-break/>Hasonló szerepe van, mint a szolgáltatás</text:span><text:span text:style-name="T135">nál</text:span><text:span text:style-name="T123">, de természetesen itt a konkrét eszközhöz rendelt szolgáltatásra vonatkozik, </text:span><text:span text:style-name="T135">és</text:span><text:span text:style-name="T123"> </text:span><text:span text:style-name="T135">a</text:span><text:span text:style-name="T123">zt felülbírálja, </text:span><text:span text:style-name="T135">ha megadtuk.</text:span></text:p>
        </text:list-item>
        <text:list-item>
          <text:p text:style-name="P107"><text:span text:style-name="T108">FEATURES</text:span><text:span text:style-name="T101"> </text:span><text:span text:style-name="T17">&lt;string&gt;</text:span><text:span text:style-name="T101"> ;</text:span><text:span text:style-name="T123"><text:line-break/>Hasonló szerepe van, mint a szolgáltatás típusnál, de természetesen itt a konkrét eszközhöz rendelt szolgáltatásra vonatkozik. Azt felülbírálja, ill. kiegészíti.</text:span></text:p>
        </text:list-item>
        <text:list-item>
          <text:p text:style-name="P107"><text:span text:style-name="T101">DELEGATE HOST STATE</text:span><text:span text:style-name="T123"> </text:span><text:span text:style-name="T17">&lt;flag&gt;</text:span><text:span text:style-name="T136">;</text:span><text:span text:style-name="T123"><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07"><text:span text:style-name="T101">SUPERIOR SERVICE</text:span><text:span text:style-name="T123"> </text:span><text:span text:style-name="T17">[&lt;eszköz név&gt;</text:span><text:span text:style-name="T101">:</text:span><text:span text:style-name="T17">[&lt;port név&gt;</text:span><text:span text:style-name="T101">:</text:span><text:span text:style-name="T17">]]&lt;szolgáltatás típus&gt;</text:span><text:span text:style-name="T101">;<text:line-break/></text:span><text:span text:style-name="T123">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156"><text:span text:style-name="T72">MAX CHECK ATTEMPTS</text:span> <text:span text:style-name="T2">&lt;szám&gt;</text:span><text:span text:style-name="T72">;</text:span><text:line-break/>A Nagios-ból kölcsönzött paraméter, hasonló jelentéssel.</text:p>
        </text:list-item>
        <text:list-item>
          <text:p text:style-name="P107"><text:span text:style-name="T101">NORMAL CHECK INTERVAL</text:span><text:span text:style-name="T123"> </text:span><text:span text:style-name="T17">&lt;szám&gt;</text:span><text:span text:style-name="T101">;</text:span><text:span text:style-name="T123"><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07"><text:soft-page-break/><text:span text:style-name="T101">RETRY CHECK INTERVAL</text:span><text:span text:style-name="T123"> </text:span><text:span text:style-name="T17">&lt;szám&gt;</text:span><text:span text:style-name="T101">;</text:span><text:span text:style-name="T123"><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07"><text:span text:style-name="T101">TIME PERIODS</text:span><text:span text:style-name="T123"> </text:span><text:span text:style-name="T17">&lt;név&gt;</text:span><text:span text:style-name="T101">;<text:line-break/></text:span><text:span text:style-name="T123">Azt adja meg, hogy a lekérdezés mely időintervallumokban történjen meg. Ha nincs megadva akkor az előre definiált „always” időintervallum az alapértelmezett.</text:span></text:p>
        </text:list-item>
        <text:list-item text:start-value="1">
          <text:p text:style-name="P107"><text:span text:style-name="T101">OFF LINE GROUP</text:span><text:span text:style-name="T115">S</text:span><text:span text:style-name="T123"> </text:span><text:span text:style-name="T17">&lt;név </text:span><text:span text:style-name="T41">lista</text:span><text:span text:style-name="T17">&gt;</text:span><text:span text:style-name="T101">;</text:span><text:span text:style-name="T123"><text:line-break/>Riasztás esetén mely csoport</text:span><text:span text:style-name="T131">ok</text:span><text:span text:style-name="T123"> tagjai kapjanak üzenetet.</text:span></text:p>
        </text:list-item>
        <text:list-item>
          <text:p text:style-name="P107"><text:span text:style-name="T101">ON LINE GROUP</text:span><text:span text:style-name="T115">S</text:span><text:span text:style-name="T123"> </text:span><text:span text:style-name="T17">&lt;név </text:span><text:span text:style-name="T41">list</text:span><text:span text:style-name="T17">&gt;</text:span><text:span text:style-name="T101">;</text:span><text:span text:style-name="T123"><text:line-break/>A megadott csoport</text:span><text:span text:style-name="T131">ok</text:span><text:span text:style-name="T123"> tagjainak a </text:span><text:span text:style-name="T131">konzol</text:span><text:span text:style-name="T123"> felületen ennek a szolgáltatásnak a riasztásai meg fognak jelenni.</text:span></text:p>
        </text:list-item>
        <text:list-item>
          <text:p text:style-name="P107"><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text:span></text:p>
        </text:list-item>
      </text:list>
      <text:p text:style-name="P43">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p text:style-name="P3">LINK TERM "sw1.xyz.local" TO TERM {</text:p>
      <text:p text:style-name="P3"><text:s text:c="4"/>:11 &amp; wks1:ethernet;</text:p>
      <text:p text:style-name="P3">}</text:p>
      <text:p text:style-name="P3">HOST "wks1" SERVICE rlinkstat;</text:p>
      <text:h text:style-name="P205" text:outline-level="4">Szolgáltatáspéldányok változói</text:h>
      <text:p text:style-name="P73">Egy szolgáltatáspéldány változóinak tárolására szol<text:span text:style-name="T228">g</text:span>áló objektumok.</text:p>
      <text:h text:style-name="P207" text:outline-level="5">Változó típus leírók</text:h>
      <text:p text:style-name="Text_20_body">A változók tulajdonságait leíró objektumok. Egy új típusleíró létrehozása, vagy lecserélése:</text:p>
      <text:p text:style-name="P29">SERVICE VAR TYPE <text:span text:style-name="T17">[{</text:span>R<text:span text:style-name="T212">E</text:span>PLACE|INSERT<text:span text:style-name="T17">}] </text:span><text:span text:style-name="T123">&lt;</text:span><text:span text:style-name="T17">név&gt; [&lt;</text:span>megjegyzés<text:span text:style-name="T17">&gt;]</text:span> {</text:p>
      <text:p text:style-name="P29"><text:tab/><text:span text:style-name="T17">&lt;paraméterek&gt;</text:span></text:p>
      <text:p text:style-name="P29">}</text:p>
      <text:p text:style-name="P74">A paraméterek:</text:p>
      <text:list xml:id="list1471773874" text:style-name="L16">
        <text:list-item>
          <text:p text:style-name="P195"><text:span text:style-name="T72">TYPE</text:span> <text:span text:style-name="T2">&lt;tárolási típus&gt;</text:span><text:span text:style-name="T16">[&lt;forrás adat tárolási típus&gt;]</text:span><text:span text:style-name="T2"> [&lt;altípus&gt;]</text:span><text:span text:style-name="T101">;</text:span><text:line-break/>A tárolási típust határozza meg, ahol a <text:span text:style-name="T2">&lt;tárolási típus&gt;</text:span> egy paraméter típus neve. Az opcionális altípus az adat értelmezését határozza meg. <text:span text:style-name="T209">Nem minden tárolási típus esetén értelmezhető.</text:span></text:p>
        </text:list-item>
        <text:list-item>
          <text:p text:style-name="P178"><text:span text:style-name="T72">PLAUSIBILITY</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Hihetőség vizsgálat (opcionális), típusa, és paraméterei.</text:span></text:p>
        </text:list-item>
        <text:list-item>
          <text:p text:style-name="P179"><text:span text:style-name="T91">WARNING</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Figyelmeztető érték vizsgálat (opcionális), típusa, és paraméterei.</text:span></text:p>
        </text:list-item>
        <text:list-item>
          <text:p text:style-name="P179"><text:span text:style-name="T91">CRITICAL</text:span> <text:span text:style-name="T10">&lt;felt.típus&gt; </text:span><text:span text:style-name="T16">[</text:span><text:span text:style-name="T117">INVERSE</text:span><text:span text:style-name="T16">]</text:span><text:span text:style-name="T10"> &lt;param1&gt;[</text:span><text:span text:style-name="T90">,</text:span><text:span text:style-name="T10"> &lt;param2&gt;]</text:span><text:span text:style-name="T90">;</text:span><text:span text:style-name="T209"><text:line-break/>Kritikus érték vizsgálat (opcionális), típusa, és paraméterei.</text:span></text:p>
        </text:list-item>
        <text:list-item>
          <text:p text:style-name="P178"><text:span text:style-name="T72">FEATURES</text:span> <text:span text:style-name="T2">&lt;</text:span><text:span text:style-name="T16">features</text:span><text:span text:style-name="T2">&gt;</text:span><text:span text:style-name="T101">;</text:span><text:line-break/>Egy általános/<text:span text:style-name="T210">opcionális</text:span> paraméter mező.</text:p>
        </text:list-item>
      </text:list>
      <text:p text:style-name="P94">Az adat értelmezését meghatározó altípus lehetséges értékei, ha megadjuk (nem kulcsszavak) az értékek azonosak, mint az RRDTOOLS rendszernél megadható adat típusok:</text:p>
      <text:list xml:id="list1444650581" text:style-name="L17">
        <text:list-item>
          <text:p text:style-name="P232">GAUGE</text:p>
        </text:list-item>
        <text:list-item>
          <text:p text:style-name="P232">COUNTER</text:p>
        </text:list-item>
        <text:list-item>
          <text:p text:style-name="P232">DCOUNTER</text:p>
        </text:list-item>
        <text:list-item>
          <text:p text:style-name="P232">DERIVE</text:p>
        </text:list-item>
        <text:list-item>
          <text:p text:style-name="P232">DDERIVE</text:p>
        </text:list-item>
        <text:list-item>
          <text:p text:style-name="P232">ABSOLUTE</text:p>
        </text:list-item>
        <text:list-item>
          <text:p text:style-name="P232">COMPUTE</text:p>
        </text:list-item>
      </text:list>
      <text:p text:style-name="P75">A &lt;felt.típus&gt; értékek a lanview2 által kezelt SQL szűrési típusok:</text:p>
      <text:list xml:id="list3957544025" text:style-name="L18">
        <text:list-item>
          <text:p text:style-name="P180"><text:span text:style-name="T37">[</text:span><text:span text:style-name="T211">not</text:span><text:span text:style-name="T11">]</text:span>begin</text:p>
        </text:list-item>
        <text:list-item>
          <text:p text:style-name="P180"><text:soft-page-break/><text:span text:style-name="T37">[</text:span><text:span text:style-name="T211">not</text:span><text:span text:style-name="T11">]</text:span>like</text:p>
        </text:list-item>
        <text:list-item>
          <text:p text:style-name="P180"><text:span text:style-name="T37">[</text:span><text:span text:style-name="T211">not</text:span><text:span text:style-name="T11">]</text:span>similar</text:p>
        </text:list-item>
        <text:list-item>
          <text:p text:style-name="P180"><text:span text:style-name="T37">[</text:span><text:span text:style-name="T211">not</text:span><text:span text:style-name="T11">]</text:span>regexp</text:p>
        </text:list-item>
        <text:list-item>
          <text:p text:style-name="P180"><text:span text:style-name="T37">[</text:span><text:span text:style-name="T211">not</text:span><text:span text:style-name="T11">]</text:span>regexpi</text:p>
        </text:list-item>
        <text:list-item>
          <text:p text:style-name="P181">big</text:p>
        </text:list-item>
        <text:list-item>
          <text:p text:style-name="P180">litle</text:p>
        </text:list-item>
        <text:list-item>
          <text:p text:style-name="P180"><text:span text:style-name="T37">[</text:span><text:span text:style-name="T211">not</text:span><text:span text:style-name="T11">]</text:span>interval</text:p>
        </text:list-item>
        <text:list-item>
          <text:p text:style-name="P181">proc</text:p>
        </text:list-item>
        <text:list-item>
          <text:p text:style-name="P181">SQL</text:p>
        </text:list-item>
        <text:list-item>
          <text:p text:style-name="P182">boolean</text:p>
        </text:list-item>
      </text:list>
      <text:p text:style-name="P75"/>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text:p>
      <text:h text:style-name="Heading_20_4" text:outline-level="4">Adattáblák megjelenítését leíró objektumok</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81">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2319010544" text:style-name="L19">
        <text:list-item>
          <text:p text:style-name="P183"><text:span text:style-name="T72">SET </text:span><text:span text:style-name="T31">[</text:span><text:span text:style-name="T109">NO TREE</text:span><text:span text:style-name="T31">]</text:span><text:span text:style-name="T72"> DEFAULTS ;</text:span><text:line-break/>A megjelenítő leíró alapbeállításait a tábla tulajdonságai alapján állítja be, valamint <text:span text:style-name="T181">végigveszi</text:span> a tábla mezőit, és a mező leírókat is beállítja alapértelmezettre a mező tulajdonságai alapján. <text:span text:style-name="T193">Ha megadjuk a </text:span><text:span text:style-name="T84">NO TREE</text:span><text:span text:style-name="T193"> opciót, akkor ha a az adattábla szerkezetéből fa típusú megjelenítés következne, akkor is a táblázatos lesz beállítva. </text:span></text:p>
        </text:list-item>
        <text:list-item>
          <text:p text:style-name="P183"><text:span text:style-name="T101">SET</text:span><text:span text:style-name="T123"> </text:span><text:span text:style-name="T17">&lt;mező név&gt;</text:span><text:span text:style-name="T123"> </text:span><text:span text:style-name="T101">=</text:span><text:span text:style-name="T123"> </text:span><text:span text:style-name="T17">&lt;érték&gt;</text:span><text:span text:style-name="T101">;</text:span><text:span text:style-name="T123"><text:line-break/>Egy mező értékének a közvetlen megadása (a leíróban).</text:span></text:p>
        </text:list-item>
        <text:list-item>
          <text:p text:style-name="P157"><text:span text:style-name="T72">TABLE TITLE</text:span> <text:span text:style-name="T2">&lt;string </text:span><text:span text:style-name="T7">lista</text:span><text:span text:style-name="T2">&gt;</text:span> <text:span text:style-name="T72">;</text:span></text:p>
          <text:p text:style-name="P164">A tábla, vagy rekord meg<text:span text:style-name="T213">jel</text:span>enítések címsorai. <text:span text:style-name="T213">Ha nem adjuk meg, akkor mindegyik címsor a leíró nevével lesz azonos. M</text:span>aximum <text:span text:style-name="T216">öt</text:span> cím adható meg:</text:p>
        </text:list-item>
      </text:list>
      <text:list xml:id="list2093301447" text:style-name="L20">
        <text:list-item>
          <text:list>
            <text:list-item>
              <text:p text:style-name="P165">A táblázat címsora.</text:p>
            </text:list-item>
            <text:list-item>
              <text:p text:style-name="P166">Egy rekordot megjelenítő dialógus címsora. Ha szöveg helyett egy „@” karaktert adunk meg (vagy csak egy „@” karaktert tartalmazó szöveget), akkor azonos az előző címmel. </text:p>
            </text:list-item>
            <text:list-item>
              <text:p text:style-name="P166">Ha az egy rekordot megjelenítő dialógusban több fül van (öröklődés miatt), akkor a típushoz tartozó fül címe. Ha „@” van megadva, akkor az előzővel azonos.</text:p>
            </text:list-item>
            <text:list-item>
              <text:p text:style-name="P166">Amennyiben a megjelenített mellék táblázat a fő táblához tartozó csoport, vagy csoport tag-ok megjelenítése, akkor a tag ill. tagja tábla címe.</text:p>
            </text:list-item>
            <text:list-item>
              <text:p text:style-name="P166">Amennyiben a megjelenített mellék táblázat a fő táblához tartozó csoport, vagy csoport tag-ok megjelenítése, akkor a nem tag ill. nem tagja tábla címe.</text:p>
            </text:list-item>
          </text:list>
        </text:list-item>
      </text:list>
      <text:list xml:id="list133413288481870" text:continue-list="list2319010544" text:style-name="L19">
        <text:list-item>
          <text:p text:style-name="P157"><text:span text:style-name="T72">TABLE </text:span><text:span text:style-name="T214">[</text:span><text:span text:style-name="T92">ON </text:span><text:span text:style-name="T214">|</text:span><text:span text:style-name="T92"> OFF</text:span><text:span text:style-name="T214">]</text:span><text:span text:style-name="T72"> TYPE</text:span> <text:span text:style-name="T2">&lt;értékek&gt;</text:span> <text:span text:style-name="T72">;</text:span></text:p>
          <text:p text:style-name="P157"><text:s/><text:span text:style-name="T214">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167">simple<text:tab/>Egyszerű tábla</text:p>
            </text:list-item>
            <text:list-item>
              <text:p text:style-name="P167">tree<text:tab/>Fa típusú megjelenítés</text:p>
            </text:list-item>
            <text:list-item>
              <text:p text:style-name="P167">bare<text:tab/>Nincs fejléc <text:span text:style-name="T215">és</text:span> címsor.</text:p>
            </text:list-item>
            <text:list-item>
              <text:p text:style-name="P167">owner<text:tab/>Mellék táblák tartoznak hozzá. Meg kell adni a <text:span text:style-name="T72">RIGHT SHAPE</text:span> kulcsszavakkal az altáblát, vagy altáblákat.</text:p>
            </text:list-item>
            <text:list-item>
              <text:p text:style-name="P167">child<text:tab/>Mellék tábla, nem kötelező megadni, de ha megadjuk, akkor csak altáblaként jeleníthető meg.</text:p>
            </text:list-item>
            <text:list-item>
              <text:p text:style-name="P167">link<text:tab/>Linkek megjelenítése.</text:p>
            </text:list-item>
            <text:list-item>
              <text:p text:style-name="P167"><text:soft-page-break/>dialog<text:tab/>Leíró csak a dialógus megjelenítéséhez, táblázathoz nem használható.</text:p>
            </text:list-item>
            <text:list-item>
              <text:p text:style-name="P167">table<text:tab/>Leíró csak táblázat megjelenítéséhez, dialógushoz nem használható.</text:p>
            </text:list-item>
            <text:list-item>
              <text:p text:style-name="P168">member<text:tab/><text:span text:style-name="T215">A megjelenített tábla elemei csoport tagok, a jobb oldalon a csoport rekordok lesznek megjelenítve.</text:span></text:p>
            </text:list-item>
            <text:list-item>
              <text:p text:style-name="P169">group <text:s text:c="6"/>A megjelenített tábla elemei csoportok, jobboldalon a csoport tagjai.</text:p>
            </text:list-item>
            <text:list-item>
              <text:p text:style-name="P169">read_only <text:s text:c="2"/>Nem modosítható.</text:p>
            </text:list-item>
          </text:list>
        </text:list-item>
        <text:list-item>
          <text:p text:style-name="P157"><text:span text:style-name="T72">TABLE READ ONLY</text:span> [&lt;<text:span text:style-name="T2">flag</text:span>&gt;] ;</text:p>
        </text:list-item>
        <text:list-item>
          <text:p text:style-name="P157"><text:span text:style-name="T72">TABLE </text:span><text:span text:style-name="T84">FEATURES</text:span> <text:span text:style-name="T2">&lt;string&gt;</text:span> <text:span text:style-name="T72">;</text:span></text:p>
        </text:list-item>
        <text:list-item>
          <text:p text:style-name="P158"><text:span text:style-name="T72">RIGHT SHAPE</text:span> <text:span text:style-name="T2">&lt;shape n</text:span><text:span text:style-name="T12">evek</text:span><text:span text:style-name="T2">&gt;</text:span> <text:span text:style-name="T72">;<text:line-break/></text:span><text:span text:style-name="T214">Altáblák nevei.</text:span></text:p>
        </text:list-item>
        <text:list-item>
          <text:p text:style-name="P157"><text:span text:style-name="T72">REFINE</text:span> <text:span text:style-name="T2">&lt;string&gt;</text:span> <text:span text:style-name="T72">;<text:line-break/></text:span><text:span text:style-name="T217">Egy opcionális szűrési SQL feltétel.</text:span></text:p>
        </text:list-item>
        <text:list-item>
          <text:p text:style-name="P159"><text:span text:style-name="T72">INHERIT TYPE</text:span> <text:span text:style-name="T2">&lt;típus&gt;</text:span> <text:span text:style-name="T72">;<text:line-break/></text:span><text:span text:style-name="T217">Öröklési viszonyok kezelése:</text:span></text:p>
          <text:list>
            <text:list-item>
              <text:p text:style-name="P170">no<text:tab/>Nincs leszármazott</text:p>
            </text:list-item>
            <text:list-item>
              <text:p text:style-name="P170">only<text:tab/>Vannak leszármazottak, de azokat nem jelenítjük meg</text:p>
            </text:list-item>
            <text:list-item>
              <text:p text:style-name="P170">on<text:tab/>A leszármazottakat is meg kell jeleníteni</text:p>
            </text:list-item>
            <text:list-item>
              <text:p text:style-name="P170">all<text:tab/>Az ősök és leszármazottak kell megjeleníteni</text:p>
            </text:list-item>
            <text:list-item>
              <text:p text:style-name="P170">reverse<text:tab/>Az ősöket is meg kell jeleníteni</text:p>
            </text:list-item>
            <text:list-item>
              <text:p text:style-name="P170">listed <text:tab/>Csak a felsorolt leszármazottak megjelenítése</text:p>
            </text:list-item>
            <text:list-item>
              <text:p text:style-name="P170">listed_rev Csak a felsorolt ősök megjelenítése</text:p>
            </text:list-item>
            <text:list-item>
              <text:p text:style-name="P170">listed_all<text:tab/>Csak a felsorolt leszármazottak és ősök megjelenítése</text:p>
            </text:list-item>
          </text:list>
        </text:list-item>
        <text:list-item>
          <text:p text:style-name="P157"><text:span text:style-name="T72">INHERIT TABLE NAMES</text:span> <text:span text:style-name="T2">&lt;tábla nevek&gt;</text:span> <text:span text:style-name="T72">;<text:line-break/></text:span><text:span text:style-name="T218">Ha az öröklési viszonyok kezelésénél a listed, listed_rev, listed_all típus lett beállítva, akkor a kezelendő az eredeti vel öröklési viszonyban lévő tábla neveket kell itt felsorolni.</text:span></text:p>
        </text:list-item>
        <text:list-item>
          <text:p text:style-name="P157"><text:span text:style-name="T72">VIEW RIGHTS</text:span> <text:span text:style-name="T2">&lt;jog&gt;</text:span> <text:span text:style-name="T72">;<text:line-break/></text:span><text:span text:style-name="T214">Minimális jogosultsági szint a tábla megjelenítéséhez.</text:span></text:p>
        </text:list-item>
        <text:list-item>
          <text:p text:style-name="P158"><text:span text:style-name="T72">EDIT RIGHTS</text:span> <text:span text:style-name="T2">&lt;jog&gt;</text:span> <text:span text:style-name="T72">;<text:line-break/></text:span><text:span text:style-name="T214">Minimális jogosultsági szint a tábla tartalmának modosításáhz.</text:span></text:p>
        </text:list-item>
        <text:list-item>
          <text:p text:style-name="P158"><text:span text:style-name="T72">DELETE RIGHTS</text:span> <text:span text:style-name="T2">&lt;jog&gt;</text:span> <text:span text:style-name="T72">;<text:line-break/></text:span><text:span text:style-name="T214">Minimális jogosultsági szint a táblából való törléshez.</text:span></text:p>
        </text:list-item>
        <text:list-item>
          <text:p text:style-name="P158"><text:span text:style-name="T72">INSERT RIGHTS</text:span> <text:span text:style-name="T2">&lt;jog&gt;</text:span> <text:span text:style-name="T72">;<text:line-break/></text:span><text:span text:style-name="T214">Minimális jogosultsági szint a táblába való rekord beszúrásához.</text:span></text:p>
        </text:list-item>
        <text:list-item>
          <text:p text:style-name="P171"><text:span text:style-name="T72">AUTO REFRESH</text:span> <text:span text:style-name="T2">&lt;interval&gt;</text:span><text:span text:style-name="T72">;</text:span><text:line-break/><text:span text:style-name="T218">Automatikus frissítés időintervalluma.</text:span></text:p>
        </text:list-item>
        <text:list-item>
          <text:p text:style-name="P172"><text:span text:style-name="T72">FIELD </text:span><text:span text:style-name="T2">&lt;megjelenítendő mező név&gt; </text:span><text:span text:style-name="T72">{</text:span><text:span text:style-name="T2"> &lt;maző megjelenítési paraméterek&gt;</text:span> <text:span text:style-name="T72">}<text:line-break/></text:span><text:span text:style-name="T218">A mező leírók módosítása.</text:span></text:p>
        </text:list-item>
        <text:list-item>
          <text:p text:style-name="P172"><text:span text:style-name="T72">ADD FIELD </text:span><text:span text:style-name="T2">&lt;megjelenítendő mező név&gt; [&lt;leírás&gt;]</text:span><text:span text:style-name="T48"> </text:span><text:span text:style-name="T72">{</text:span><text:span text:style-name="T48"> </text:span><text:span text:style-name="T2">&lt;mező megjelenítési paraméterek&gt;</text:span><text:span text:style-name="T72"> }<text:line-break/></text:span>Ha kiadtuk a <text:span text:style-name="T72">SET DEFAULTS</text:span>-t, akkor nem használható, mert minden mező leíró létre lett hozva.</text:p>
        </text:list-item>
        <text:list-item>
          <text:p text:style-name="P173"><text:span text:style-name="T72">ADD FIELD </text:span><text:span text:style-name="T2">&lt;megjelenítendő mező név&gt; [&lt;leírás&gt;]</text:span><text:span text:style-name="T72">;<text:line-break/></text:span>Ha kiadtuk a <text:span text:style-name="T72">SET DEFAULTS</text:span>-t, akkor nem használható, mert minden mező leíró létre lett hozva.</text:p>
        </text:list-item>
        <text:list-item>
          <text:p text:style-name="P157"><text:span text:style-name="T72">SET</text:span> <text:span text:style-name="T2">&lt;megjelenítendő mező név&gt;.&lt;mező leíró mező név&gt;</text:span> <text:span text:style-name="T72">=</text:span> <text:span text:style-name="T2">&lt;érték&gt;</text:span> <text:span text:style-name="T2">;</text:span><text:line-break/><text:span text:style-name="T218">A megadott mező leíró egy tulajdonságának a megadása.</text:span></text:p>
        </text:list-item>
        <text:list-item>
          <text:p text:style-name="P160"><text:span text:style-name="T72">SET (</text:span><text:span text:style-name="T2">&lt;megjelenítendő mező nevek&gt;</text:span><text:span text:style-name="T72">).</text:span><text:span text:style-name="T2">&lt;mező leíró mező név&gt;</text:span> <text:span text:style-name="T72">=</text:span> <text:span text:style-name="T2">&lt;érték&gt;</text:span> <text:span text:style-name="T72">;</text:span><text:line-break/><text:span text:style-name="T218">A megadott mező leírók egy tulajdonságának a megadása.</text:span></text:p>
        </text:list-item>
        <text:list-item>
          <text:p text:style-name="P161"><text:span text:style-name="T72">FIELD</text:span> <text:span text:style-name="T2">&lt;megjelenítendő mező név&gt;</text:span> <text:span text:style-name="T72">TITLE</text:span> <text:span text:style-name="T2">&lt;string </text:span><text:span text:style-name="T7">lista</text:span><text:span text:style-name="T2">&gt;</text:span> <text:span text:style-name="T72">;</text:span><text:line-break/><text:span text:style-name="T221">Mező címsorok (ha nem adjuk meg, akkor azonos a mező nevével):</text:span></text:p>
        </text:list-item>
      </text:list>
      <text:list xml:id="list817000529" text:style-name="L21">
        <text:list-item>
          <text:list>
            <text:list-item>
              <text:p text:style-name="P174">Oszlop címsora a táblázatos megjelenítésnél.</text:p>
            </text:list-item>
            <text:list-item>
              <text:p text:style-name="P174">A mező címke a rekord dialógusban. Ha a „@” lett megadva, akkor azonos az előzővel.</text:p>
            </text:list-item>
          </text:list>
        </text:list-item>
      </text:list>
      <text:list xml:id="list133412366683449" text:continue-list="list133413288481870" text:style-name="L19">
        <text:list-item>
          <text:p text:style-name="P157"><text:span text:style-name="T72">FIELD</text:span> &lt;megjelenítendő mező név&gt; <text:span text:style-name="T72">NOTE</text:span> <text:span text:style-name="T2">&lt;string&gt;</text:span> <text:span text:style-name="T72">;</text:span><text:line-break/><text:span text:style-name="T221">Megjegyzés.</text:span></text:p>
        </text:list-item>
        <text:list-item>
          <text:p text:style-name="P157"><text:span text:style-name="T72">FIELD</text:span> <text:span text:style-name="T2">&lt;megjelenítendő mező név&gt;</text:span> <text:span text:style-name="T72">VIEW RIGHTS</text:span> <text:span text:style-name="T2">&lt;jog&gt;</text:span> <text:span text:style-name="T72">;</text:span><text:line-break/><text:span text:style-name="T221">A mező megtekintéséhez a minimális jogosultság.</text:span></text:p>
        </text:list-item>
        <text:list-item>
          <text:p text:style-name="P157"><text:span text:style-name="T72">FIELD</text:span> <text:span text:style-name="T2">&lt;megjelenítendő mező név&gt;</text:span> <text:span text:style-name="T72">EDIT RIGHTS</text:span> <text:span text:style-name="T2">&lt;jog&gt;</text:span> <text:span text:style-name="T72">;</text:span><text:line-break/><text:span text:style-name="T221">A mező modosításához a minimális jogosultság.</text:span></text:p>
        </text:list-item>
        <text:list-item>
          <text:p text:style-name="P157"><text:span text:style-name="T72">FIELD</text:span> <text:span text:style-name="T2">&lt;megjelenítendő mező név&gt;</text:span> <text:span text:style-name="T72">DEFAULT</text:span> <text:span text:style-name="T72">VALUE</text:span> <text:span text:style-name="T2">&lt;string&gt;</text:span> <text:span text:style-name="T72">;</text:span><text:line-break/><text:soft-page-break/><text:span text:style-name="T221">A mező alapértelmezett értéke.</text:span></text:p>
        </text:list-item>
        <text:list-item>
          <text:p text:style-name="P157"><text:span text:style-name="T72">FIELD</text:span><text:span text:style-name="T2"> &lt;megjelenítendő mező név&gt;</text:span> <text:span text:style-name="T72">READ ONLY</text:span> [<text:span text:style-name="T2">&lt;flag&gt;</text:span>]<text:span text:style-name="T72">;<text:line-break/></text:span><text:span text:style-name="T220">A megadott mező nem módosítható.</text:span></text:p>
        </text:list-item>
        <text:list-item>
          <text:p text:style-name="P162"><text:span text:style-name="T72">FIELD</text:span><text:span text:style-name="T2"> &lt;megjelenítendő mező név&gt; </text:span><text:span text:style-name="T93">FLAG </text:span><text:span text:style-name="T224">[{</text:span><text:span text:style-name="T93">ON</text:span><text:span text:style-name="T224">|</text:span><text:span text:style-name="T93">YES</text:span><text:span text:style-name="T224">|</text:span><text:span text:style-name="T93">TRUE</text:span><text:span text:style-name="T224">|</text:span><text:span text:style-name="T93">OFF</text:span><text:span text:style-name="T224">|</text:span><text:span text:style-name="T93">NO</text:span><text:span text:style-name="T224">|</text:span><text:span text:style-name="T93">FALSE</text:span><text:span text:style-name="T224">}] </text:span><text:span text:style-name="T13">&lt;flag lista&gt;</text:span><text:span text:style-name="T93">;</text:span><text:span text:style-name="T224"><text:line-break/>A megadható flag-ek:</text:span></text:p>
          <text:list>
            <text:list-item>
              <text:p text:style-name="P175">table_hide<text:tab/>A táblázatos megjelenítésnél a mező rejtett.</text:p>
            </text:list-item>
            <text:list-item>
              <text:p text:style-name="P175">dialog_hide<text:tab/>A dialógusban a mező rejtett</text:p>
            </text:list-item>
            <text:list-item>
              <text:p text:style-name="P175">read_only<text:tab/>A mező nem szerkeszthető (Megadható a „<text:span text:style-name="T72">FIELD</text:span> … <text:span text:style-name="T72">READ ONLY</text:span> …<text:span text:style-name="T72">;</text:span>” parancsal is.</text:p>
            </text:list-item>
            <text:list-item>
              <text:p text:style-name="P175">passwd<text:tab/><text:tab/>A mező egy jelszó (tart<text:span text:style-name="T225">a</text:span>lma rejtett)</text:p>
            </text:list-item>
            <text:list-item>
              <text:p text:style-name="P175">huge<text:tab/><text:tab/>A TEXT típusú mező több soros <text:span text:style-name="T225">megjelenítése a dialógusban.</text:span></text:p>
            </text:list-item>
            <text:list-item>
              <text:p text:style-name="P196">batch_edit<text:tab/>A mező kötegelten <text:span text:style-name="T225">módosítható. Ha kijelölünk sorokat, és az oszlop fejlécre likkelünk, akkor az összes kijelölt rekordban módosítható a mező értéke, a felugró dialógusban megadott értékre.</text:span></text:p>
            </text:list-item>
            <text:list-item>
              <text:p text:style-name="P175">bg_color<text:tab/><text:tab/>Háttér szín beállítása enum_vals szerint.</text:p>
            </text:list-item>
            <text:list-item>
              <text:p text:style-name="P175">fg_color<text:tab/><text:tab/>Karakter szín beállítása enum_vals szerint.</text:p>
            </text:list-item>
            <text:list-item>
              <text:p text:style-name="P175">font<text:tab/><text:tab/>Font beállítása enum_vals szerint.</text:p>
            </text:list-item>
            <text:list-item>
              <text:p text:style-name="P175">tool_tip<text:tab/><text:tab/>Tool tip beállítása enum_vals szerint.</text:p>
            </text:list-item>
          </text:list>
        </text:list-item>
        <text:list-item>
          <text:p text:style-name="P157"><text:span text:style-name="T72">FIELD SEQUENCE</text:span> [<text:span text:style-name="T2">&lt;seq.&gt;</text:span>] <text:span text:style-name="T2">&lt;megjelenítendő mező nevek&gt;</text:span> <text:span text:style-name="T72">;</text:span><text:line-break/><text:span text:style-name="T222">A mezők megjelenítési sorrendjének a megadása.</text:span></text:p>
        </text:list-item>
        <text:list-item>
          <text:p text:style-name="P163"><text:span text:style-name="T72">FIELD</text:span> <text:span text:style-name="T222">[</text:span>*<text:span text:style-name="T222">|&lt;megjelenítendő mező nevek&gt;]</text:span> <text:span text:style-name="T72">ORD</text:span> <text:span text:style-name="T2">&lt;típus lista&gt;</text:span> <text:span text:style-name="T72">;</text:span><text:line-break/><text:span text:style-name="T223">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176">no<text:tab/>Nincs rendezés.</text:p>
            </text:list-item>
            <text:list-item>
              <text:p text:style-name="P176">asc<text:tab/>Növekvő sorrend.</text:p>
            </text:list-item>
            <text:list-item>
              <text:p text:style-name="P176">desc<text:tab/>Csökkenő sorrend.</text:p>
            </text:list-item>
          </text:list>
        </text:list-item>
        <text:list-item>
          <text:p text:style-name="P157"><text:span text:style-name="T72">FIELD ORD SEQUENCE</text:span> [<text:span text:style-name="T2">&lt;seq.&gt;</text:span>] <text:s/><text:span text:style-name="T2">&lt;megjelenítendő mező nevek&gt;</text:span> ;<text:line-break/><text:span text:style-name="T223">A rekord sorrend megállapításánál a mezők prioritási sorrendje adható meg, az első a legmagasabb.</text:span></text:p>
        </text:list-item>
      </text:list>
      <text:p text:style-name="P43">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19">viewer</text:span>;</text:p>
      <text:p text:style-name="example"><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19">viewer</text:span>;</text:p>
      <text:p text:style-name="P30"><text:s text:c="4"/>EDIT <text:s text:c="2"/>RIGHTS <text:span text:style-name="T219">operator</text:span>;</text:p>
      <text:p text:style-name="P30"><text:s text:c="4"/>DELETE RIGHTS <text:span text:style-name="T219">operator</text:span>;</text:p>
      <text:p text:style-name="P30"><text:s text:c="4"/>INSERT RIGHTS <text:span text:style-name="T219">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oft-page-break/><text:s text:c="4"/>FIELD max_status <text:s text:c="3"/><text:tab/>TITLE "crit. áll." <text:s text:c="3"/>"Legkritikusabb állapot a riasztás alatt";</text:p>
      <text:p text:style-name="P30"><text:s text:c="4"/>FIELD <text:span text:style-name="T219">last</text:span>_status <text:s text:c="3"/><text:tab/>TITLE "<text:span text:style-name="T219">utolsó</text:span> áll." <text:s text:c="2"/>"<text:span text:style-name="T219">Legutolsó</text:span> állapot a riasztás alatt";</text:p>
      <text:p text:style-name="example"><text:s text:c="4"/>FIELD begin_<text:span text:style-name="T219">t</text:span>ime <text:s/><text:tab/><text:tab/>TITLE "kezdete" <text:s text:c="6"/>"A kritikus esemény kezdete";</text:p>
      <text:p text:style-name="example"><text:s text:c="4"/>FIELD event_<text:span text:style-name="T219">note</text:span> <text:s text:c="2"/><text:tab/>TITLE "üzenet" <text:s text:c="7"/>"A riasztást dezektáló folyamat üzenete";</text:p>
      <text:p text:style-name="example"><text:s text:c="4"/>FIELD superior_alarm <text:tab/>TITLE "<text:span text:style-name="T219">felette</text:span>" <text:s text:c="6"/>"<text:span text:style-name="T219">Felsőbb szintű riasztás</text:span>";</text:p>
      <text:p text:style-name="example"><text:s text:c="4"/>FIELD noalarm <text:s text:c="6"/><text:tab/>TITLE "letiltva" <text:s text:c="5"/>"Az értesítés letilt<text:span text:style-name="T219">va</text:span>";</text:p>
      <text:p text:style-name="example"><text:s text:c="4"/>FIELD end_<text:span text:style-name="T219">t</text:span>ime <text:s text:c="2"/><text:tab/><text:tab/>TITLE "vége" <text:s text:c="9"/>"A kritikus esemény vége";</text:p>
      <text:p text:style-name="example"><text:s text:c="4"/>FIELD host_service_id, daemon_id, max_status, event_<text:span text:style-name="T219">note</text:span>, noalarm ADD FILTERS begin, like, similar, regexp, regexpi;</text:p>
      <text:p text:style-name="example"><text:s text:c="4"/>FIELD begin_<text:span text:style-name="T219">t</text:span>ime, end_<text:span text:style-name="T219">t</text:span>ime ADD FILTERS big, litle, interval, <text:span text:style-name="T225">notinterval</text:span>;</text:p>
      <text:p text:style-name="example"><text:s text:c="4"/>FIELD * ORD no;</text:p>
      <text:p text:style-name="example"><text:s text:c="4"/>FIELD begin_<text:span text:style-name="T220">t</text:span>ime ORD desc, asc, no;</text:p>
      <text:p text:style-name="example"><text:s text:c="4"/>FIELD end_<text:span text:style-name="T220">t</text:span>ime ORD no, desc, asc;</text:p>
      <text:p text:style-name="example">}</text:p>
      <text:p text:style-name="Text_20_body"/>
      <text:h text:style-name="P206" text:outline-level="4">Menük</text:h>
      <text:p text:style-name="P43"/>
      <text:p text:style-name="P6"><text:span text:style-name="T119">GUI </text:span><text:span text:style-name="T17">&lt;app. név&gt;</text:span><text:span text:style-name="T119"> { </text:span><text:span text:style-name="T17">&lt;menük&gt;</text:span><text:span text:style-name="T119"> }</text:span></text:p>
      <text:p text:style-name="Text_20_body">&lt;menük&gt; :</text:p>
      <text:p text:style-name="example"><text:span text:style-name="T17">&lt;menü&gt;</text:span> MENU <text:span text:style-name="T123">[</text:span><text:span text:style-name="T17">&lt;leírás&gt;</text:span><text:span text:style-name="T123">] [</text:span><text:span text:style-name="T17">&lt;paraméterek&gt;</text:span><text:span text:style-name="T123">]</text:span> { <text:span text:style-name="T17">&lt;menu elemek&gt;</text:span> }</text:p>
      <text:p text:style-name="P43">&lt;paraméterek&gt;</text:p>
      <text:list xml:id="list1718729707" text:style-name="L22">
        <text:list-item>
          <text:p text:style-name="P120"><text:span text:style-name="T119">TITLE </text:span><text:span text:style-name="T17">&lt;címek&gt;</text:span><text:span text:style-name="T119">;</text:span></text:p>
        </text:list-item>
        <text:list-item>
          <text:p text:style-name="P120"><text:span text:style-name="T119">RIGHTS </text:span><text:span text:style-name="T17">&lt;jog&gt;</text:span><text:span text:style-name="T119">;</text:span></text:p>
        </text:list-item>
        <text:list-item>
          <text:p text:style-name="P121"><text:span text:style-name="T119">TOOL TIP </text:span><text:span text:style-name="T17">&lt;string&gt;</text:span><text:span text:style-name="T119"> ;</text:span></text:p>
        </text:list-item>
        <text:list-item>
          <text:p text:style-name="P121"><text:span text:style-name="T119">WHATS THIS </text:span><text:span text:style-name="T17">&lt;string&gt;</text:span><text:span text:style-name="T119"> ;</text:span></text:p>
          <text:p text:style-name="P177"/>
        </text:list-item>
      </text:list>
      <text:p text:style-name="P45">&lt;menu elemek&gt;</text:p>
      <text:list xml:id="list3132727473" text:style-name="L23">
        <text:list-item>
          <text:p text:style-name="P122"><text:span text:style-name="T17">&lt;menü&gt;</text:span> MENU { <text:span text:style-name="T17">[&lt;paraméterek&gt;]</text:span> <text:span text:style-name="T17">&lt;menu elemek&gt;</text:span> }</text:p>
          <text:p text:style-name="P185">A menüponthoz almenük tartoznak.</text:p>
        </text:list-item>
        <text:list-item>
          <text:p text:style-name="P184"><text:span text:style-name="T2">&lt;menu&gt;</text:span> <text:span text:style-name="T72">SHAPE</text:span><text:span text:style-name="T2"> &lt;shape név&gt; </text:span><text:span text:style-name="T112">{ </text:span><text:span text:style-name="T17">[&lt;paraméterek&gt;]</text:span><text:span text:style-name="T48"> </text:span><text:span text:style-name="T112">}</text:span></text:p>
          <text:p text:style-name="P185">Egy táblázat megjelenítése, ahol a <text:span text:style-name="T2">&lt;shape név&gt;a táblázat megjelenítéséért felelős leíró neve.</text:span></text:p>
        </text:list-item>
        <text:list-item>
          <text:p text:style-name="P184"><text:span text:style-name="T2">&lt;menu&gt;</text:span> <text:span text:style-name="T72">EXEC</text:span> <text:span text:style-name="T2">&lt;cmd&gt; </text:span><text:span text:style-name="T112">{</text:span><text:span text:style-name="T2"> </text:span><text:span text:style-name="T17">[&lt;paraméterek&gt;] </text:span><text:span text:style-name="T112">}</text:span></text:p>
          <text:p text:style-name="P185">A menüponthoz egy parancs van rendelve. A jelenleg megadható parancsok:</text:p>
          <text:list>
            <text:list-item>
              <text:p text:style-name="P186">exit<text:tab/>Kilépés a GUI programból.</text:p>
            </text:list-item>
            <text:list-item>
              <text:p text:style-name="P186">restart<text:tab/>A GUI program újraindítása.</text:p>
            </text:list-item>
            <text:list-item>
              <text:p text:style-name="P186">tabs<text:tab/>Az al ablakok tab-os megjelenítése.</text:p>
            </text:list-item>
            <text:list-item>
              <text:p text:style-name="P186">windows<text:tab/>Az al ablakos megjelenítés.</text:p>
            </text:list-item>
            <text:list-item>
              <text:p text:style-name="P186">close<text:tab/>Az összes al ablak illetve tab bezárása.</text:p>
            </text:list-item>
            <text:list-item>
              <text:p text:style-name="P186">zone<text:tab/>Az aktuális zóna modosítása.</text:p>
            </text:list-item>
          </text:list>
        </text:list-item>
        <text:list-item>
          <text:p text:style-name="P184"><text:span text:style-name="T2">&lt;menu&gt;</text:span> <text:span text:style-name="T72">OWN</text:span> <text:span text:style-name="T2">&lt;név&gt; </text:span><text:span text:style-name="T112">{</text:span><text:span text:style-name="T2"> </text:span><text:span text:style-name="T17">[&lt;paraméterek&gt;] </text:span><text:span text:style-name="T112">}<text:line-break/></text:span><text:span text:style-name="T129">Egyedi form-ok megjelenítése. A jelenleg elérhető formok nevei:</text:span></text:p>
          <text:list>
            <text:list-item>
              <text:p text:style-name="P197"><text:span text:style-name="T123">setup<text:tab/></text:span><text:span text:style-name="T130">Program setup.</text:span></text:p>
            </text:list-item>
            <text:list-item>
              <text:p text:style-name="P198"><text:span text:style-name="T123">gsetup<text:tab/></text:span><text:span text:style-name="T130">A megjelenítési beállítások modosítása.</text:span></text:p>
            </text:list-item>
            <text:list-item>
              <text:p text:style-name="P198"><text:span text:style-name="T123">parser<text:tab/></text:span><text:span text:style-name="T130">Form az inport parser, és/vagy a lekérdezés fordítóhoz.</text:span></text:p>
            </text:list-item>
            <text:list-item>
              <text:p text:style-name="P199">export<text:tab/></text:p>
            </text:list-item>
            <text:list-item>
              <text:p text:style-name="P198"><text:span text:style-name="T123">olalarm<text:tab/></text:span><text:span text:style-name="T130">Az on-line riasztások megjelenítése.</text:span></text:p>
            </text:list-item>
            <text:list-item>
              <text:p text:style-name="P198"><text:span text:style-name="T123">errcodes<text:tab/></text:span><text:span text:style-name="T130">A program hiba kód táblázat</text:span></text:p>
            </text:list-item>
            <text:list-item>
              <text:p text:style-name="P198"><text:span text:style-name="T123">hsop<text:tab/></text:span><text:span text:style-name="T130">Szolgáltatás példányok menipulációja, lekérdezése.</text:span></text:p>
            </text:list-item>
            <text:list-item>
              <text:p text:style-name="P198"><text:span text:style-name="T123">findmac<text:tab/></text:span><text:span text:style-name="T130">Ezsköz keresése az adatbázisban MAC vagy közvetve IP cím alapján, vagy közvetlenül a switch-ek címtábláiban.</text:span></text:p>
            </text:list-item>
            <text:list-item>
              <text:p text:style-name="P198"><text:span text:style-name="T123">workstation<text:tab/></text:span><text:span text:style-name="T130">Munkaállomás ill. egyszerübb hálózati eszköz felvétele, szerkesztése egy form-on (jelenleg nem működik).</text:span></text:p>
            </text:list-item>
            <text:list-item>
              <text:p text:style-name="P198"><text:span text:style-name="T123">deducepatch<text:tab/></text:span><text:span text:style-name="T130">Fali kábel felfedezése.</text:span></text:p>
            </text:list-item>
            <text:list-item>
              <text:p text:style-name="P200">snmpdquery<text:tab/>SNMP eszköz felvétele, vagy módosítása közvetlen SNMP lekérdezéssel.</text:p>
            </text:list-item>
            <text:list-item>
              <text:p text:style-name="P200">enumedit<text:tab/>Az enumerációs típusok, ill. az ahhoz kötődő megjelenítési beállítások szerkesztése.</text:p>
            </text:list-item>
          </text:list>
          <text:p text:style-name="P184"><text:soft-page-break/></text:p>
        </text:list-item>
      </text:list>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loext: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loext: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loext:contextual-spacing="false" fo:text-indent="0c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MP1">LanView2 import <text:span text:style-name="MT1">parser</text:span><text:tab/><text:tab/><text:date style:data-style-name="N36" text:date-value="2019-04-30T13:34:11.537941745">2019-04-30</text:date></text:p>
      </style:header>
      <style:footer>
        <text:p text:style-name="Footer"><text:tab/><text:page-number text:select-page="current">2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9-04-30T13:34:11.417994017</dc:date>
    <meta:editing-duration>P28DT3H56M41S</meta:editing-duration>
    <meta:editing-cycles>153</meta:editing-cycles>
    <meta:generator>LibreOffice/6.0.7.3$Linux_X86_64 LibreOffice_project/00m0$Build-3</meta:generator>
    <meta:printed-by>Csiki Ferenc</meta:printed-by>
    <meta:print-date>2012-10-26T09:04:37</meta:print-date>
    <meta:document-statistic meta:table-count="0" meta:image-count="0" meta:object-count="0" meta:page-count="26" meta:paragraph-count="971" meta:word-count="12249" meta:character-count="82515" meta:non-whitespace-character-count="71090"/>
  </office:meta>
</office:document-meta>
</file>